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nsolas" svg:font-family="Consolas"/>
    <style:font-face style:name="Trebuchet MS" svg:font-family="Trebuchet MS"/>
  </office:font-face-decls>
  <office:automatic-styles>
    <style:style style:name="P1" style:family="paragraph" style:parent-style-name="Title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T1_9" style:family="text"/>
    <style:style style:name="T1_10" style:family="text"/>
    <style:style style:name="P2" style:family="paragraph" style:parent-style-name="Standard">
      <style:paragraph-properties fo:break-before="auto" fo:line-height="115%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T2_7" style:family="text"/>
    <style:style style:name="T2_8" style:family="text"/>
    <style:style style:name="T2_9" style:family="text"/>
    <style:style style:name="T2_10" style:family="text"/>
    <style:style style:name="T2_11" style:family="text"/>
    <style:style style:name="T2_12" style:family="text"/>
    <style:style style:name="T2_13" style:family="text"/>
    <style:style style:name="T2_14" style:family="text"/>
    <style:style style:name="T2_15" style:family="text"/>
    <style:style style:name="T2_16" style:family="text"/>
    <style:style style:name="T2_17" style:family="text"/>
    <style:style style:name="T2_18" style:family="text"/>
    <style:style style:name="T2_19" style:family="text"/>
    <style:style style:name="T2_20" style:family="text"/>
    <style:style style:name="T2_21" style:family="text"/>
    <style:style style:name="T2_22" style:family="text"/>
    <style:style style:name="T2_23" style:family="text"/>
    <style:style style:name="T2_24" style:family="text"/>
    <style:style style:name="T2_25" style:family="text"/>
    <style:style style:name="T2_26" style:family="text"/>
    <style:style style:name="T2_27" style:family="text"/>
    <style:style style:name="T2_28" style:family="text"/>
    <style:style style:name="T2_29" style:family="text"/>
    <style:style style:name="T2_30" style:family="text"/>
    <style:style style:name="T2_31" style:family="text"/>
    <style:style style:name="T2_32" style:family="text"/>
    <style:style style:name="T2_33" style:family="text"/>
    <style:style style:name="T2_34" style:family="text"/>
    <style:style style:name="T2_35" style:family="text"/>
    <style:style style:name="T2_36" style:family="text"/>
    <style:style style:name="T2_37" style:family="text"/>
    <style:style style:name="T2_38" style:family="text"/>
    <style:style style:name="T2_39" style:family="text"/>
    <style:style style:name="T2_40" style:family="text"/>
    <style:style style:name="T2_41" style:family="text"/>
    <style:style style:name="T2_42" style:family="text"/>
    <style:style style:name="P3" style:family="paragraph" style:parent-style-name="Standard">
      <style:paragraph-properties fo:break-before="auto" fo:line-height="115%" fo:margin-top="0cm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T3_13" style:family="text"/>
    <style:style style:name="T3_14" style:family="text"/>
    <style:style style:name="T3_15" style:family="text"/>
    <style:style style:name="T3_16" style:family="text"/>
    <style:style style:name="T3_17" style:family="text"/>
    <style:style style:name="T3_18" style:family="text"/>
    <style:style style:name="T3_19" style:family="text"/>
    <style:style style:name="T3_20" style:family="text"/>
    <style:style style:name="T3_21" style:family="text"/>
    <style:style style:name="T3_22" style:family="text"/>
    <style:style style:name="T3_23" style:family="text"/>
    <style:style style:name="T3_24" style:family="text"/>
    <style:style style:name="T3_25" style:family="text"/>
    <style:style style:name="T3_26" style:family="text"/>
    <style:style style:name="P4" style:family="paragraph" style:parent-style-name="Standard">
      <style:paragraph-properties fo:break-before="auto" fo:line-height="115%" fo:margin-top="0cm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/>
    <style:style style:name="T4_12" style:family="text"/>
    <style:style style:name="T4_13" style:family="text"/>
    <style:style style:name="T4_14" style:family="text"/>
    <style:style style:name="T4_15" style:family="text"/>
    <style:style style:name="T4_16" style:family="text"/>
    <style:style style:name="T4_17" style:family="text"/>
    <style:style style:name="T4_18" style:family="text"/>
    <style:style style:name="P5" style:family="paragraph" style:parent-style-name="Standard">
      <style:paragraph-properties fo:break-before="auto" fo:line-height="115%" fo:margin-top="0cm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T5_16" style:family="text"/>
    <style:style style:name="T5_17" style:family="text"/>
    <style:style style:name="T5_18" style:family="text"/>
    <style:style style:name="T5_19" style:family="text"/>
    <style:style style:name="T5_20" style:family="text"/>
    <style:style style:name="P6" style:family="paragraph" style:parent-style-name="Standard">
      <style:paragraph-properties fo:break-before="auto" fo:line-height="115%" fo:margin-top="0cm" fo:margin-bottom="0cm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T6_8" style:family="text"/>
    <style:style style:name="T6_9" style:family="text"/>
    <style:style style:name="T6_10" style:family="text"/>
    <style:style style:name="P7" style:family="paragraph" style:parent-style-name="Standard">
      <style:paragraph-properties fo:break-before="auto" fo:line-height="115%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T7_12" style:family="text"/>
    <style:style style:name="T7_13" style:family="text"/>
    <style:style style:name="T7_14" style:family="text"/>
    <style:style style:name="T7_15" style:family="text"/>
    <style:style style:name="T7_16" style:family="text"/>
    <style:style style:name="T7_17" style:family="text"/>
    <style:style style:name="T7_18" style:family="text"/>
    <style:style style:name="T7_19" style:family="text"/>
    <style:style style:name="T7_20" style:family="text"/>
    <style:style style:name="T7_21" style:family="text"/>
    <style:style style:name="T7_22" style:family="text"/>
    <style:style style:name="T7_23" style:family="text"/>
    <style:style style:name="T7_24" style:family="text"/>
    <style:style style:name="T7_25" style:family="text"/>
    <style:style style:name="T7_26" style:family="text"/>
    <style:style style:name="T7_27" style:family="text"/>
    <style:style style:name="T7_28" style:family="text"/>
    <style:style style:name="T7_29" style:family="text"/>
    <style:style style:name="T7_30" style:family="text"/>
    <style:style style:name="T7_31" style:family="text"/>
    <style:style style:name="T7_32" style:family="text"/>
    <style:style style:name="T7_33" style:family="text"/>
    <style:style style:name="T7_34" style:family="text"/>
    <style:style style:name="T7_35" style:family="text"/>
    <style:style style:name="T7_36" style:family="text"/>
    <style:style style:name="T7_37" style:family="text"/>
    <style:style style:name="T7_38" style:family="text"/>
    <style:style style:name="T7_39" style:family="text"/>
    <style:style style:name="T7_40" style:family="text"/>
    <style:style style:name="T7_41" style:family="text"/>
    <style:style style:name="T7_42" style:family="text"/>
    <style:style style:name="T7_43" style:family="text"/>
    <style:style style:name="T7_44" style:family="text"/>
    <style:style style:name="T7_45" style:family="text"/>
    <style:style style:name="T7_46" style:family="text"/>
    <style:style style:name="T7_47" style:family="text"/>
    <style:style style:name="T7_48" style:family="text"/>
    <style:style style:name="T7_49" style:family="text"/>
    <style:style style:name="T7_50" style:family="text"/>
    <style:style style:name="T7_51" style:family="text"/>
    <style:style style:name="T7_52" style:family="text"/>
    <style:style style:name="T7_53" style:family="text"/>
    <style:style style:name="T7_54" style:family="text"/>
    <style:style style:name="T7_55" style:family="text"/>
    <style:style style:name="T7_56" style:family="text"/>
    <style:style style:name="T7_57" style:family="text"/>
    <style:style style:name="T7_58" style:family="text"/>
    <style:style style:name="T7_59" style:family="text"/>
    <style:style style:name="T7_60" style:family="text"/>
    <style:style style:name="T7_61" style:family="text"/>
    <style:style style:name="T7_62" style:family="text"/>
    <style:style style:name="T7_63" style:family="text"/>
    <style:style style:name="T7_64" style:family="text"/>
    <style:style style:name="T7_65" style:family="text"/>
    <style:style style:name="T7_66" style:family="text"/>
    <style:style style:name="T7_67" style:family="text"/>
    <style:style style:name="T7_68" style:family="text"/>
    <style:style style:name="T7_69" style:family="text"/>
    <style:style style:name="T7_70" style:family="text"/>
    <style:style style:name="T7_71" style:family="text"/>
    <style:style style:name="T7_72" style:family="text"/>
    <style:style style:name="T7_73" style:family="text"/>
    <style:style style:name="T7_74" style:family="text"/>
    <style:style style:name="T7_75" style:family="text"/>
    <style:style style:name="T7_76" style:family="text"/>
    <style:style style:name="T7_77" style:family="text"/>
    <style:style style:name="T7_78" style:family="text"/>
    <style:style style:name="Table1" style:family="table">
      <style:table-properties table:align="left" style:width="16.51cm" fo:margin-left="0cm"/>
    </style:style>
    <style:style style:name="Column1" style:family="table-column">
      <style:table-column-properties style:column-width="2.117cm"/>
    </style:style>
    <style:style style:name="Column2" style:family="table-column">
      <style:table-column-properties style:column-width="10.451cm"/>
    </style:style>
    <style:style style:name="Column3" style:family="table-column">
      <style:table-column-properties style:column-width="3.942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2" style:family="table-row"/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" style:family="table-row"/>
    <style:style style:name="Cell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" style:family="table-row"/>
    <style:style style:name="Cell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" style:family="table-row"/>
    <style:style style:name="Cell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3" style:family="paragraph" style:parent-style-name="Standard">
      <style:paragraph-properties fo:break-before="auto" fo:line-height="115%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/>
    <style:style style:name="T23_9" style:family="text"/>
    <style:style style:name="T23_10" style:family="text"/>
    <style:style style:name="T23_11" style:family="text"/>
    <style:style style:name="T23_12" style:family="text"/>
    <style:style style:name="T23_13" style:family="text"/>
    <style:style style:name="T23_14" style:family="text"/>
    <style:style style:name="T23_15" style:family="text"/>
    <style:style style:name="T23_16" style:family="text"/>
    <style:style style:name="T23_17" style:family="text"/>
    <style:style style:name="T23_18" style:family="text"/>
    <style:style style:name="P24" style:family="paragraph" style:parent-style-name="Standard">
      <style:paragraph-properties fo:break-before="auto" fo:line-height="115%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T24_8" style:family="text"/>
    <style:style style:name="T24_9" style:family="text"/>
    <style:style style:name="T24_10" style:family="text"/>
    <style:style style:name="T24_11" style:family="text"/>
    <style:style style:name="T24_12" style:family="text"/>
    <style:style style:name="T24_13" style:family="text"/>
    <style:style style:name="T24_14" style:family="text"/>
    <style:style style:name="T24_15" style:family="text"/>
    <style:style style:name="T24_16" style:family="text"/>
    <style:style style:name="P25" style:family="paragraph" style:parent-style-name="Standard">
      <style:paragraph-properties fo:break-before="auto" fo:line-height="115%" fo:margin-top="0cm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T25_8" style:family="text"/>
    <style:style style:name="T25_9" style:family="text"/>
    <style:style style:name="T25_10" style:family="text"/>
    <style:style style:name="T25_11" style:family="text"/>
    <style:style style:name="T25_12" style:family="text"/>
    <style:style style:name="T25_13" style:family="text"/>
    <style:style style:name="T25_14" style:family="text"/>
    <style:style style:name="T25_15" style:family="text"/>
    <style:style style:name="T25_16" style:family="text"/>
    <style:style style:name="P26" style:family="paragraph" style:parent-style-name="Standard">
      <style:paragraph-properties fo:break-before="auto" fo:line-height="115%" fo:margin-top="0cm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T26_9" style:family="text"/>
    <style:style style:name="T26_10" style:family="text"/>
    <style:style style:name="T26_11" style:family="text"/>
    <style:style style:name="T26_12" style:family="text"/>
    <style:style style:name="T26_13" style:family="text"/>
    <style:style style:name="T26_14" style:family="text"/>
    <style:style style:name="T26_15" style:family="text"/>
    <style:style style:name="T26_16" style:family="text"/>
    <style:style style:name="T26_17" style:family="text"/>
    <style:style style:name="T26_18" style:family="text"/>
    <style:style style:name="T26_19" style:family="text"/>
    <style:style style:name="T26_20" style:family="text"/>
    <style:style style:name="T26_21" style:family="text"/>
    <style:style style:name="T26_22" style:family="text"/>
    <style:style style:name="T26_23" style:family="text"/>
    <style:style style:name="T26_24" style:family="text"/>
    <style:style style:name="T26_25" style:family="text"/>
    <style:style style:name="T26_26" style:family="text"/>
    <style:style style:name="T26_27" style:family="text"/>
    <style:style style:name="T26_28" style:family="text"/>
    <style:style style:name="T26_29" style:family="text"/>
    <style:style style:name="T26_30" style:family="text"/>
    <style:style style:name="T26_31" style:family="text"/>
    <style:style style:name="T26_32" style:family="text"/>
    <style:style style:name="T26_33" style:family="text"/>
    <style:style style:name="T26_34" style:family="text"/>
    <style:style style:name="T26_35" style:family="text"/>
    <style:style style:name="T26_36" style:family="text"/>
    <style:style style:name="T26_37" style:family="text"/>
    <style:style style:name="T26_38" style:family="text"/>
    <style:style style:name="T26_39" style:family="text"/>
    <style:style style:name="T26_40" style:family="text"/>
    <style:style style:name="T26_41" style:family="text"/>
    <style:style style:name="T26_42" style:family="text"/>
    <style:style style:name="T26_43" style:family="text"/>
    <style:style style:name="T26_44" style:family="text"/>
    <style:style style:name="T26_45" style:family="text"/>
    <style:style style:name="T26_46" style:family="text"/>
    <style:style style:name="T26_47" style:family="text"/>
    <style:style style:name="T26_48" style:family="text"/>
    <style:style style:name="T26_49" style:family="text"/>
    <style:style style:name="P27" style:family="paragraph" style:parent-style-name="Standard">
      <style:paragraph-properties fo:break-before="auto" fo:line-height="115%" fo:margin-top="0cm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T27_9" style:family="text"/>
    <style:style style:name="T27_10" style:family="text"/>
    <style:style style:name="T27_11" style:family="text"/>
    <style:style style:name="T27_12" style:family="text"/>
    <style:style style:name="T27_13" style:family="text"/>
    <style:style style:name="T27_14" style:family="text"/>
    <style:style style:name="T27_15" style:family="text"/>
    <style:style style:name="T27_16" style:family="text"/>
    <style:style style:name="T27_17" style:family="text"/>
    <style:style style:name="T27_18" style:family="text"/>
    <style:style style:name="T27_19" style:family="text"/>
    <style:style style:name="T27_20" style:family="text"/>
    <style:style style:name="T27_21" style:family="text"/>
    <style:style style:name="T27_22" style:family="text"/>
    <style:style style:name="T27_23" style:family="text"/>
    <style:style style:name="T27_24" style:family="text"/>
    <style:style style:name="T27_25" style:family="text"/>
    <style:style style:name="T27_26" style:family="text"/>
    <style:style style:name="T27_27" style:family="text"/>
    <style:style style:name="T27_28" style:family="text"/>
    <style:style style:name="P28" style:family="paragraph" style:parent-style-name="Standard">
      <style:paragraph-properties fo:break-before="auto" fo:line-height="115%" fo:margin-top="0cm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/>
    <style:style style:name="T28_8" style:family="text"/>
    <style:style style:name="T28_9" style:family="text"/>
    <style:style style:name="T28_10" style:family="text"/>
    <style:style style:name="T28_11" style:family="text"/>
    <style:style style:name="T28_12" style:family="text"/>
    <style:style style:name="T28_13" style:family="text"/>
    <style:style style:name="P29" style:family="paragraph" style:parent-style-name="Standard">
      <style:paragraph-properties fo:break-before="auto" fo:line-height="115%" fo:margin-top="0cm" fo:margin-bottom="0cm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T29_7" style:family="text"/>
    <style:style style:name="T29_8" style:family="text"/>
    <style:style style:name="T29_9" style:family="text"/>
    <style:style style:name="T29_10" style:family="text"/>
    <style:style style:name="T29_11" style:family="text"/>
    <style:style style:name="T29_12" style:family="text"/>
    <style:style style:name="T29_13" style:family="text"/>
    <style:style style:name="T29_14" style:family="text"/>
    <style:style style:name="T29_15" style:family="text"/>
    <style:style style:name="T29_16" style:family="text"/>
    <style:style style:name="T29_17" style:family="text"/>
    <style:style style:name="T29_18" style:family="text"/>
    <style:style style:name="T29_19" style:family="text"/>
    <style:style style:name="T29_20" style:family="text"/>
    <style:style style:name="T29_21" style:family="text"/>
    <style:style style:name="T29_22" style:family="text"/>
    <style:style style:name="T29_23" style:family="text"/>
    <style:style style:name="T29_24" style:family="text"/>
    <style:style style:name="T29_25" style:family="text"/>
    <style:style style:name="T29_26" style:family="text"/>
    <style:style style:name="T29_27" style:family="text"/>
    <style:style style:name="T29_28" style:family="text"/>
    <style:style style:name="T29_29" style:family="text"/>
    <style:style style:name="T29_30" style:family="text"/>
    <style:style style:name="T29_31" style:family="text"/>
    <style:style style:name="T29_32" style:family="text"/>
    <style:style style:name="T29_33" style:family="text"/>
    <style:style style:name="T29_34" style:family="text"/>
    <style:style style:name="T29_35" style:family="text"/>
    <style:style style:name="T29_36" style:family="text"/>
    <style:style style:name="T29_37" style:family="text"/>
    <style:style style:name="T29_38" style:family="text"/>
    <style:style style:name="T29_39" style:family="text"/>
    <style:style style:name="T29_40" style:family="text"/>
    <style:style style:name="T29_41" style:family="text"/>
    <style:style style:name="T29_42" style:family="text"/>
    <style:style style:name="T29_43" style:family="text"/>
    <style:style style:name="T29_44" style:family="text"/>
    <style:style style:name="T29_45" style:family="text"/>
    <style:style style:name="T29_46" style:family="text"/>
    <style:style style:name="T29_47" style:family="text"/>
    <style:style style:name="T29_48" style:family="text"/>
    <style:style style:name="T29_49" style:family="text"/>
    <style:style style:name="T29_50" style:family="text"/>
    <style:style style:name="T29_51" style:family="text"/>
    <style:style style:name="T29_52" style:family="text"/>
    <style:style style:name="T29_53" style:family="text"/>
    <style:style style:name="T29_54" style:family="text"/>
    <style:style style:name="T29_55" style:family="text"/>
    <style:style style:name="T29_56" style:family="text"/>
    <style:style style:name="T29_57" style:family="text"/>
    <style:style style:name="T29_58" style:family="text"/>
    <style:style style:name="T29_59" style:family="text"/>
    <style:style style:name="T29_60" style:family="text"/>
    <style:style style:name="T29_61" style:family="text"/>
    <style:style style:name="T29_62" style:family="text"/>
    <style:style style:name="T29_63" style:family="text"/>
    <style:style style:name="T29_64" style:family="text"/>
    <style:style style:name="T29_65" style:family="text"/>
    <style:style style:name="T29_66" style:family="text"/>
    <style:style style:name="T29_67" style:family="text"/>
    <style:style style:name="T29_68" style:family="text"/>
    <style:style style:name="T29_69" style:family="text"/>
    <style:style style:name="T29_70" style:family="text"/>
    <style:style style:name="T29_71" style:family="text"/>
    <style:style style:name="T29_72" style:family="text"/>
    <style:style style:name="T29_73" style:family="text"/>
    <style:style style:name="T29_74" style:family="text"/>
    <style:style style:name="T29_75" style:family="text"/>
    <style:style style:name="T29_76" style:family="text"/>
    <style:style style:name="T29_77" style:family="text"/>
    <style:style style:name="T29_78" style:family="text"/>
    <style:style style:name="T29_79" style:family="text"/>
    <style:style style:name="T29_80" style:family="text"/>
    <style:style style:name="T29_81" style:family="text"/>
    <style:style style:name="T29_82" style:family="text"/>
    <style:style style:name="T29_83" style:family="text"/>
    <style:style style:name="T29_84" style:family="text"/>
    <style:style style:name="T29_85" style:family="text"/>
    <style:style style:name="T29_86" style:family="text"/>
    <style:style style:name="T29_87" style:family="text"/>
    <style:style style:name="T29_88" style:family="text"/>
    <style:style style:name="T29_89" style:family="text"/>
    <style:style style:name="T29_90" style:family="text"/>
    <style:style style:name="T29_91" style:family="text"/>
    <style:style style:name="T29_92" style:family="text"/>
    <style:style style:name="T29_93" style:family="text"/>
    <style:style style:name="T29_94" style:family="text"/>
    <style:style style:name="T29_95" style:family="text"/>
    <style:style style:name="T29_96" style:family="text"/>
    <style:style style:name="T29_97" style:family="text"/>
    <style:style style:name="T29_98" style:family="text"/>
    <style:style style:name="T29_99" style:family="text"/>
    <style:style style:name="T29_100" style:family="text"/>
    <style:style style:name="T29_101" style:family="text"/>
    <style:style style:name="T29_102" style:family="text"/>
    <style:style style:name="T29_103" style:family="text"/>
    <style:style style:name="T29_104" style:family="text"/>
    <style:style style:name="T29_105" style:family="text"/>
    <style:style style:name="T29_106" style:family="text"/>
    <style:style style:name="T29_107" style:family="text"/>
    <style:style style:name="T29_108" style:family="text"/>
    <style:style style:name="T29_109" style:family="text"/>
    <style:style style:name="T29_110" style:family="text"/>
    <style:style style:name="P30" style:family="paragraph" style:parent-style-name="Standard">
      <style:paragraph-properties fo:break-before="auto" fo:line-height="115%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T30_9" style:family="text"/>
    <style:style style:name="T30_10" style:family="text"/>
    <style:style style:name="T30_11" style:family="text"/>
    <style:style style:name="T30_12" style:family="text"/>
    <style:style style:name="T30_13" style:family="text"/>
    <style:style style:name="T30_14" style:family="text"/>
    <style:style style:name="T30_15" style:family="text"/>
    <style:style style:name="T30_16" style:family="text"/>
    <style:style style:name="T30_17" style:family="text"/>
    <style:style style:name="T30_18" style:family="text"/>
    <style:style style:name="T30_19" style:family="text"/>
    <style:style style:name="T30_20" style:family="text"/>
    <style:style style:name="P31" style:family="paragraph" style:parent-style-name="Standard">
      <style:paragraph-properties fo:break-before="auto" fo:line-height="100%" fo:margin-bottom="0cm" style:writing-mode="lr-tb"/>
    </style:style>
    <style:style style:name="T31_1" style:family="text">
      <style:text-properties style:font-name="Consolas" style:font-name-asian="Consolas" style:font-name-complex="Consolas"/>
    </style:style>
    <style:style style:name="T31_2" style:family="text">
      <style:text-properties style:font-name="Consolas" style:font-name-asian="Consolas" style:font-name-complex="Consolas"/>
    </style:style>
    <style:style style:name="T31_3" style:family="text">
      <style:text-properties style:font-name="Consolas" style:font-name-asian="Consolas" style:font-name-complex="Consolas"/>
    </style:style>
    <style:style style:name="T31_4" style:family="text">
      <style:text-properties style:font-name="Consolas" style:font-name-asian="Consolas" style:font-name-complex="Consolas"/>
    </style:style>
    <style:style style:name="T31_5" style:family="text">
      <style:text-properties style:font-name="Consolas" style:font-name-asian="Consolas" style:font-name-complex="Consolas"/>
    </style:style>
    <style:style style:name="P32" style:family="paragraph" style:parent-style-name="Standard">
      <style:paragraph-properties fo:break-before="auto" fo:line-height="100%" fo:margin-bottom="0cm" style:writing-mode="lr-tb"/>
    </style:style>
    <style:style style:name="T32_1" style:family="text">
      <style:text-properties style:font-name="Consolas" style:font-name-asian="Consolas" style:font-name-complex="Consolas"/>
    </style:style>
    <style:style style:name="T32_2" style:family="text">
      <style:text-properties style:font-name="Consolas" style:font-name-asian="Consolas" style:font-name-complex="Consolas"/>
    </style:style>
    <style:style style:name="T32_3" style:family="text">
      <style:text-properties style:font-name="Consolas" style:font-name-asian="Consolas" style:font-name-complex="Consolas"/>
    </style:style>
    <style:style style:name="T32_4" style:family="text">
      <style:text-properties style:font-name="Consolas" style:font-name-asian="Consolas" style:font-name-complex="Consolas"/>
    </style:style>
    <style:style style:name="T32_5" style:family="text">
      <style:text-properties style:font-name="Consolas" style:font-name-asian="Consolas" style:font-name-complex="Consolas"/>
    </style:style>
    <style:style style:name="P33" style:family="paragraph" style:parent-style-name="Standard">
      <style:paragraph-properties fo:break-before="auto" fo:line-height="100%" fo:margin-bottom="0cm" style:writing-mode="lr-tb"/>
    </style:style>
    <style:style style:name="T33_1" style:family="text">
      <style:text-properties style:font-name="Consolas" style:font-name-asian="Consolas" style:font-name-complex="Consolas"/>
    </style:style>
    <style:style style:name="T33_2" style:family="text">
      <style:text-properties style:font-name="Consolas" style:font-name-asian="Consolas" style:font-name-complex="Consolas"/>
    </style:style>
    <style:style style:name="T33_3" style:family="text">
      <style:text-properties style:font-name="Consolas" style:font-name-asian="Consolas" style:font-name-complex="Consolas"/>
    </style:style>
    <style:style style:name="T33_4" style:family="text">
      <style:text-properties style:font-name="Consolas" style:font-name-asian="Consolas" style:font-name-complex="Consolas"/>
    </style:style>
    <style:style style:name="T33_5" style:family="text">
      <style:text-properties style:font-name="Consolas" style:font-name-asian="Consolas" style:font-name-complex="Consolas"/>
    </style:style>
    <style:style style:name="T33_6" style:family="text">
      <style:text-properties style:font-name="Consolas" style:font-name-asian="Consolas" style:font-name-complex="Consolas"/>
    </style:style>
    <style:style style:name="T33_7" style:family="text">
      <style:text-properties style:font-name="Consolas" style:font-name-asian="Consolas" style:font-name-complex="Consolas"/>
    </style:style>
    <style:style style:name="P34" style:family="paragraph" style:parent-style-name="Standard">
      <style:paragraph-properties fo:break-before="auto" fo:line-height="100%" fo:margin-bottom="0cm" style:writing-mode="lr-tb"/>
    </style:style>
    <style:style style:name="T34_1" style:family="text">
      <style:text-properties style:font-name="Consolas" style:font-name-asian="Consolas" style:font-name-complex="Consolas"/>
    </style:style>
    <style:style style:name="T34_2" style:family="text">
      <style:text-properties style:font-name="Consolas" style:font-name-asian="Consolas" style:font-name-complex="Consolas"/>
    </style:style>
    <style:style style:name="T34_3" style:family="text">
      <style:text-properties style:font-name="Consolas" style:font-name-asian="Consolas" style:font-name-complex="Consolas"/>
    </style:style>
    <style:style style:name="P35" style:family="paragraph" style:parent-style-name="Standard">
      <style:paragraph-properties fo:break-before="auto" fo:line-height="100%" fo:margin-bottom="0cm" style:writing-mode="lr-tb"/>
    </style:style>
    <style:style style:name="T35_1" style:family="text">
      <style:text-properties style:font-name="Consolas" style:font-name-asian="Consolas" style:font-name-complex="Consolas"/>
    </style:style>
    <style:style style:name="T35_2" style:family="text">
      <style:text-properties style:font-name="Consolas" style:font-name-asian="Consolas" style:font-name-complex="Consolas"/>
    </style:style>
    <style:style style:name="T35_3" style:family="text">
      <style:text-properties style:font-name="Consolas" style:font-name-asian="Consolas" style:font-name-complex="Consolas"/>
    </style:style>
    <style:style style:name="T35_4" style:family="text">
      <style:text-properties style:font-name="Consolas" style:font-name-asian="Consolas" style:font-name-complex="Consolas"/>
    </style:style>
    <style:style style:name="P36" style:family="paragraph" style:parent-style-name="Standard">
      <style:paragraph-properties fo:break-before="auto" fo:line-height="100%" fo:margin-bottom="0cm" style:writing-mode="lr-tb"/>
    </style:style>
    <style:style style:name="T36_1" style:family="text">
      <style:text-properties style:font-name="Consolas" style:font-name-asian="Consolas" style:font-name-complex="Consolas"/>
    </style:style>
    <style:style style:name="T36_2" style:family="text">
      <style:text-properties style:font-name="Consolas" style:font-name-asian="Consolas" style:font-name-complex="Consolas"/>
    </style:style>
    <style:style style:name="T36_3" style:family="text">
      <style:text-properties style:font-name="Consolas" style:font-name-asian="Consolas" style:font-name-complex="Consolas"/>
    </style:style>
    <style:style style:name="T36_4" style:family="text">
      <style:text-properties style:font-name="Consolas" style:font-name-asian="Consolas" style:font-name-complex="Consolas"/>
    </style:style>
    <style:style style:name="T36_5" style:family="text">
      <style:text-properties style:font-name="Consolas" style:font-name-asian="Consolas" style:font-name-complex="Consolas"/>
    </style:style>
    <style:style style:name="T36_6" style:family="text">
      <style:text-properties style:font-name="Consolas" style:font-name-asian="Consolas" style:font-name-complex="Consolas"/>
    </style:style>
    <style:style style:name="T36_7" style:family="text">
      <style:text-properties style:font-name="Consolas" style:font-name-asian="Consolas" style:font-name-complex="Consolas"/>
    </style:style>
    <style:style style:name="T36_8" style:family="text">
      <style:text-properties style:font-name="Consolas" style:font-name-asian="Consolas" style:font-name-complex="Consolas"/>
    </style:style>
    <style:style style:name="P37" style:family="paragraph" style:parent-style-name="Standard">
      <style:paragraph-properties fo:break-before="auto" fo:line-height="100%" fo:margin-bottom="0cm" style:writing-mode="lr-tb"/>
    </style:style>
    <style:style style:name="T37_1" style:family="text">
      <style:text-properties style:font-name="Consolas" style:font-name-asian="Consolas" style:font-name-complex="Consolas"/>
    </style:style>
    <style:style style:name="T37_2" style:family="text">
      <style:text-properties style:font-name="Consolas" style:font-name-asian="Consolas" style:font-name-complex="Consolas"/>
    </style:style>
    <style:style style:name="T37_3" style:family="text">
      <style:text-properties style:font-name="Consolas" style:font-name-asian="Consolas" style:font-name-complex="Consolas"/>
    </style:style>
    <style:style style:name="T37_4" style:family="text">
      <style:text-properties style:font-name="Consolas" style:font-name-asian="Consolas" style:font-name-complex="Consolas"/>
    </style:style>
    <style:style style:name="T37_5" style:family="text">
      <style:text-properties style:font-name="Consolas" style:font-name-asian="Consolas" style:font-name-complex="Consolas"/>
    </style:style>
    <style:style style:name="T37_6" style:family="text">
      <style:text-properties style:font-name="Consolas" style:font-name-asian="Consolas" style:font-name-complex="Consolas"/>
    </style:style>
    <style:style style:name="T37_7" style:family="text">
      <style:text-properties style:font-name="Consolas" style:font-name-asian="Consolas" style:font-name-complex="Consolas"/>
    </style:style>
    <style:style style:name="P38" style:family="paragraph" style:parent-style-name="Standard">
      <style:paragraph-properties fo:break-before="auto" fo:line-height="100%" fo:margin-bottom="0cm" style:writing-mode="lr-tb"/>
    </style:style>
    <style:style style:name="T38_1" style:family="text">
      <style:text-properties style:font-name="Consolas" style:font-name-asian="Consolas" style:font-name-complex="Consolas"/>
    </style:style>
    <style:style style:name="T38_2" style:family="text">
      <style:text-properties style:font-name="Consolas" style:font-name-asian="Consolas" style:font-name-complex="Consolas"/>
    </style:style>
    <style:style style:name="T38_3" style:family="text">
      <style:text-properties style:font-name="Consolas" style:font-name-asian="Consolas" style:font-name-complex="Consolas"/>
    </style:style>
    <style:style style:name="T38_4" style:family="text">
      <style:text-properties style:font-name="Consolas" style:font-name-asian="Consolas" style:font-name-complex="Consolas"/>
    </style:style>
    <style:style style:name="T38_5" style:family="text">
      <style:text-properties style:font-name="Consolas" style:font-name-asian="Consolas" style:font-name-complex="Consolas"/>
    </style:style>
    <style:style style:name="P39" style:family="paragraph" style:parent-style-name="Standard">
      <style:paragraph-properties fo:break-before="auto" fo:line-height="100%" fo:margin-bottom="0cm" style:writing-mode="lr-tb"/>
    </style:style>
    <style:style style:name="T39_1" style:family="text">
      <style:text-properties style:font-name="Consolas" style:font-name-asian="Consolas" style:font-name-complex="Consolas"/>
    </style:style>
    <style:style style:name="P40" style:family="paragraph" style:parent-style-name="Standard">
      <style:paragraph-properties fo:break-before="auto" fo:line-height="100%" fo:margin-bottom="0cm" style:writing-mode="lr-tb"/>
    </style:style>
    <style:style style:name="T40_1" style:family="text">
      <style:text-properties style:font-name="Consolas" style:font-name-asian="Consolas" style:font-name-complex="Consolas"/>
    </style:style>
    <style:style style:name="T40_2" style:family="text">
      <style:text-properties style:font-name="Consolas" style:font-name-asian="Consolas" style:font-name-complex="Consolas"/>
    </style:style>
    <style:style style:name="T40_3" style:family="text">
      <style:text-properties style:font-name="Consolas" style:font-name-asian="Consolas" style:font-name-complex="Consolas"/>
    </style:style>
    <style:style style:name="P41" style:family="paragraph" style:parent-style-name="Standard">
      <style:paragraph-properties fo:break-before="auto" fo:line-height="100%" fo:margin-bottom="0cm" style:writing-mode="lr-tb"/>
    </style:style>
    <style:style style:name="T41_1" style:family="text">
      <style:text-properties style:font-name="Consolas" style:font-name-asian="Consolas" style:font-name-complex="Consolas"/>
    </style:style>
    <style:style style:name="T41_2" style:family="text">
      <style:text-properties style:font-name="Consolas" style:font-name-asian="Consolas" style:font-name-complex="Consolas"/>
    </style:style>
    <style:style style:name="T41_3" style:family="text">
      <style:text-properties style:font-name="Consolas" style:font-name-asian="Consolas" style:font-name-complex="Consolas"/>
    </style:style>
    <style:style style:name="T41_4" style:family="text">
      <style:text-properties style:font-name="Consolas" style:font-name-asian="Consolas" style:font-name-complex="Consolas"/>
    </style:style>
    <style:style style:name="T41_5" style:family="text">
      <style:text-properties style:font-name="Consolas" style:font-name-asian="Consolas" style:font-name-complex="Consolas"/>
    </style:style>
    <style:style style:name="T41_6" style:family="text">
      <style:text-properties style:font-name="Consolas" style:font-name-asian="Consolas" style:font-name-complex="Consolas"/>
    </style:style>
    <style:style style:name="T41_7" style:family="text">
      <style:text-properties style:font-name="Consolas" style:font-name-asian="Consolas" style:font-name-complex="Consolas"/>
    </style:style>
    <style:style style:name="P42" style:family="paragraph" style:parent-style-name="Standard">
      <style:paragraph-properties fo:break-before="auto" fo:line-height="100%" fo:margin-bottom="0cm" style:writing-mode="lr-tb"/>
    </style:style>
    <style:style style:name="T42_1" style:family="text">
      <style:text-properties style:font-name="Consolas" style:font-name-asian="Consolas" style:font-name-complex="Consolas"/>
    </style:style>
    <style:style style:name="T42_2" style:family="text">
      <style:text-properties style:font-name="Consolas" style:font-name-asian="Consolas" style:font-name-complex="Consolas"/>
    </style:style>
    <style:style style:name="T42_3" style:family="text">
      <style:text-properties style:font-name="Consolas" style:font-name-asian="Consolas" style:font-name-complex="Consolas"/>
    </style:style>
    <style:style style:name="T42_4" style:family="text">
      <style:text-properties style:font-name="Consolas" style:font-name-asian="Consolas" style:font-name-complex="Consolas"/>
    </style:style>
    <style:style style:name="T42_5" style:family="text">
      <style:text-properties style:font-name="Consolas" style:font-name-asian="Consolas" style:font-name-complex="Consolas"/>
    </style:style>
    <style:style style:name="T42_6" style:family="text">
      <style:text-properties style:font-name="Consolas" style:font-name-asian="Consolas" style:font-name-complex="Consolas"/>
    </style:style>
    <style:style style:name="T42_7" style:family="text">
      <style:text-properties style:font-name="Consolas" style:font-name-asian="Consolas" style:font-name-complex="Consolas"/>
    </style:style>
    <style:style style:name="P43" style:family="paragraph" style:parent-style-name="Standard">
      <style:paragraph-properties fo:break-before="auto" fo:line-height="100%" fo:margin-bottom="0cm" style:writing-mode="lr-tb"/>
    </style:style>
    <style:style style:name="T43_1" style:family="text">
      <style:text-properties style:font-name="Consolas" style:font-name-asian="Consolas" style:font-name-complex="Consolas"/>
    </style:style>
    <style:style style:name="T43_2" style:family="text">
      <style:text-properties style:font-name="Consolas" style:font-name-asian="Consolas" style:font-name-complex="Consolas"/>
    </style:style>
    <style:style style:name="T43_3" style:family="text">
      <style:text-properties style:font-name="Consolas" style:font-name-asian="Consolas" style:font-name-complex="Consolas"/>
    </style:style>
    <style:style style:name="T43_4" style:family="text">
      <style:text-properties style:font-name="Consolas" style:font-name-asian="Consolas" style:font-name-complex="Consolas"/>
    </style:style>
    <style:style style:name="T43_5" style:family="text">
      <style:text-properties style:font-name="Consolas" style:font-name-asian="Consolas" style:font-name-complex="Consolas"/>
    </style:style>
    <style:style style:name="P44" style:family="paragraph" style:parent-style-name="Standard">
      <style:paragraph-properties fo:break-before="auto" fo:line-height="100%" fo:margin-bottom="0cm" style:writing-mode="lr-tb"/>
    </style:style>
    <style:style style:name="T44_1" style:family="text">
      <style:text-properties style:font-name="Consolas" style:font-name-asian="Consolas" style:font-name-complex="Consolas"/>
    </style:style>
    <style:style style:name="P45" style:family="paragraph" style:parent-style-name="Standard">
      <style:paragraph-properties fo:break-before="auto" fo:line-height="100%" fo:margin-bottom="0cm" style:writing-mode="lr-tb"/>
    </style:style>
    <style:style style:name="T45_1" style:family="text">
      <style:text-properties style:font-name="Consolas" style:font-name-asian="Consolas" style:font-name-complex="Consolas"/>
    </style:style>
    <style:style style:name="P46" style:family="paragraph" style:parent-style-name="Standard">
      <style:paragraph-properties fo:break-before="auto" fo:line-height="100%" fo:margin-bottom="0cm" style:writing-mode="lr-tb"/>
    </style:style>
    <style:style style:name="T46_1" style:family="text">
      <style:text-properties style:font-name="Consolas" style:font-name-asian="Consolas" style:font-name-complex="Consolas"/>
    </style:style>
    <style:style style:name="T46_2" style:family="text">
      <style:text-properties style:font-name="Consolas" style:font-name-asian="Consolas" style:font-name-complex="Consolas"/>
    </style:style>
    <style:style style:name="T46_3" style:family="text">
      <style:text-properties style:font-name="Consolas" style:font-name-asian="Consolas" style:font-name-complex="Consolas"/>
    </style:style>
    <style:style style:name="P47" style:family="paragraph" style:parent-style-name="Standard">
      <style:paragraph-properties fo:break-before="auto" fo:line-height="100%" fo:margin-bottom="0cm" style:writing-mode="lr-tb"/>
    </style:style>
    <style:style style:name="T47_1" style:family="text">
      <style:text-properties style:font-name="Consolas" style:font-name-asian="Consolas" style:font-name-complex="Consolas"/>
    </style:style>
    <style:style style:name="T47_2" style:family="text">
      <style:text-properties style:font-name="Consolas" style:font-name-asian="Consolas" style:font-name-complex="Consolas"/>
    </style:style>
    <style:style style:name="T47_3" style:family="text">
      <style:text-properties style:font-name="Consolas" style:font-name-asian="Consolas" style:font-name-complex="Consolas"/>
    </style:style>
    <style:style style:name="T47_4" style:family="text">
      <style:text-properties style:font-name="Consolas" style:font-name-asian="Consolas" style:font-name-complex="Consolas"/>
    </style:style>
    <style:style style:name="T47_5" style:family="text">
      <style:text-properties style:font-name="Consolas" style:font-name-asian="Consolas" style:font-name-complex="Consolas"/>
    </style:style>
    <style:style style:name="T47_6" style:family="text">
      <style:text-properties style:font-name="Consolas" style:font-name-asian="Consolas" style:font-name-complex="Consolas"/>
    </style:style>
    <style:style style:name="T47_7" style:family="text">
      <style:text-properties style:font-name="Consolas" style:font-name-asian="Consolas" style:font-name-complex="Consolas"/>
    </style:style>
    <style:style style:name="T47_8" style:family="text">
      <style:text-properties style:font-name="Consolas" style:font-name-asian="Consolas" style:font-name-complex="Consolas"/>
    </style:style>
    <style:style style:name="T47_9" style:family="text">
      <style:text-properties style:font-name="Consolas" style:font-name-asian="Consolas" style:font-name-complex="Consolas"/>
    </style:style>
    <style:style style:name="P48" style:family="paragraph" style:parent-style-name="Standard">
      <style:paragraph-properties fo:break-before="auto" fo:line-height="100%" fo:margin-bottom="0cm" style:writing-mode="lr-tb"/>
    </style:style>
    <style:style style:name="T48_1" style:family="text">
      <style:text-properties style:font-name="Consolas" style:font-name-asian="Consolas" style:font-name-complex="Consolas"/>
    </style:style>
    <style:style style:name="T48_2" style:family="text">
      <style:text-properties style:font-name="Consolas" style:font-name-asian="Consolas" style:font-name-complex="Consolas"/>
    </style:style>
    <style:style style:name="T48_3" style:family="text">
      <style:text-properties style:font-name="Consolas" style:font-name-asian="Consolas" style:font-name-complex="Consolas"/>
    </style:style>
    <style:style style:name="T48_4" style:family="text">
      <style:text-properties style:font-name="Consolas" style:font-name-asian="Consolas" style:font-name-complex="Consolas"/>
    </style:style>
    <style:style style:name="T48_5" style:family="text">
      <style:text-properties style:font-name="Consolas" style:font-name-asian="Consolas" style:font-name-complex="Consolas"/>
    </style:style>
    <style:style style:name="T48_6" style:family="text">
      <style:text-properties style:font-name="Consolas" style:font-name-asian="Consolas" style:font-name-complex="Consolas"/>
    </style:style>
    <style:style style:name="T48_7" style:family="text">
      <style:text-properties style:font-name="Consolas" style:font-name-asian="Consolas" style:font-name-complex="Consolas"/>
    </style:style>
    <style:style style:name="P49" style:family="paragraph" style:parent-style-name="Standard">
      <style:paragraph-properties fo:break-before="auto" fo:line-height="100%" fo:margin-bottom="0cm" style:writing-mode="lr-tb"/>
    </style:style>
    <style:style style:name="T49_1" style:family="text">
      <style:text-properties style:font-name="Consolas" style:font-name-asian="Consolas" style:font-name-complex="Consolas"/>
    </style:style>
    <style:style style:name="T49_2" style:family="text">
      <style:text-properties style:font-name="Consolas" style:font-name-asian="Consolas" style:font-name-complex="Consolas"/>
    </style:style>
    <style:style style:name="T49_3" style:family="text">
      <style:text-properties style:font-name="Consolas" style:font-name-asian="Consolas" style:font-name-complex="Consolas"/>
    </style:style>
    <style:style style:name="P50" style:family="paragraph" style:parent-style-name="Standard">
      <style:paragraph-properties fo:break-before="auto" fo:line-height="100%" fo:margin-bottom="0cm" style:writing-mode="lr-tb"/>
    </style:style>
    <style:style style:name="T50_1" style:family="text">
      <style:text-properties style:font-name="Consolas" style:font-name-asian="Consolas" style:font-name-complex="Consolas"/>
    </style:style>
    <style:style style:name="P51" style:family="paragraph" style:parent-style-name="Standard">
      <style:paragraph-properties fo:break-before="auto" fo:line-height="100%" fo:margin-bottom="0cm" style:writing-mode="lr-tb"/>
    </style:style>
    <style:style style:name="T51_1" style:family="text">
      <style:text-properties style:font-name="Consolas" style:font-name-asian="Consolas" style:font-name-complex="Consolas"/>
    </style:style>
    <style:style style:name="P52" style:family="paragraph" style:parent-style-name="Standard">
      <style:paragraph-properties fo:break-before="auto" fo:line-height="100%" fo:margin-bottom="0cm" style:writing-mode="lr-tb"/>
    </style:style>
    <style:style style:name="T52_1" style:family="text">
      <style:text-properties style:font-name="Consolas" style:font-name-asian="Consolas" style:font-name-complex="Consolas"/>
    </style:style>
    <style:style style:name="P53" style:family="paragraph" style:parent-style-name="Standard">
      <style:paragraph-properties fo:break-before="auto" fo:line-height="115%" style:writing-mode="lr-tb"/>
    </style:style>
    <style:style style:name="P54" style:family="paragraph" style:parent-style-name="Heading_20_2">
      <style:paragraph-properties fo:break-before="auto" fo:line-height="115%" style:writing-mode="lr-tb"/>
    </style:style>
    <style:style style:name="T54_1" style:family="text"/>
    <style:style style:name="T54_2" style:family="text"/>
    <style:style style:name="T54_3" style:family="text"/>
    <style:style style:name="P55" style:family="paragraph" style:parent-style-name="Standard">
      <style:paragraph-properties fo:break-before="auto" fo:line-height="115%" style:writing-mode="lr-tb"/>
    </style:style>
    <style:style style:name="T55_1" style:family="text"/>
    <style:style style:name="T55_2" style:family="text"/>
    <style:style style:name="T55_3" style:family="text"/>
    <style:style style:name="T55_4" style:family="text"/>
    <style:style style:name="T55_5" style:family="text"/>
    <style:style style:name="T55_6" style:family="text"/>
    <style:style style:name="T55_7" style:family="text"/>
    <style:style style:name="T55_8" style:family="text"/>
    <style:style style:name="T55_9" style:family="text"/>
    <style:style style:name="T55_10" style:family="text"/>
    <style:style style:name="T55_11" style:family="text"/>
    <style:style style:name="T55_12" style:family="text"/>
    <style:style style:name="T55_13" style:family="text"/>
    <style:style style:name="T55_14" style:family="text"/>
    <style:style style:name="T55_15" style:family="text"/>
    <style:style style:name="T55_16" style:family="text"/>
    <style:style style:name="T55_17" style:family="text"/>
    <style:style style:name="T55_18" style:family="text"/>
    <style:style style:name="T55_19" style:family="text"/>
    <style:style style:name="T55_20" style:family="text"/>
    <style:style style:name="T55_21" style:family="text"/>
    <style:style style:name="T55_22" style:family="text"/>
    <style:style style:name="T55_23" style:family="text"/>
    <style:style style:name="T55_24" style:family="text"/>
    <style:style style:name="T55_25" style:family="text"/>
    <style:style style:name="T55_26" style:family="text"/>
    <style:style style:name="T55_27" style:family="text"/>
    <style:style style:name="T55_28" style:family="text"/>
    <style:style style:name="T55_29" style:family="text"/>
    <style:style style:name="T55_30" style:family="text"/>
    <style:style style:name="T55_31" style:family="text"/>
    <style:style style:name="T55_32" style:family="text"/>
    <style:style style:name="T55_33" style:family="text"/>
    <style:style style:name="T55_34" style:family="text"/>
    <style:style style:name="T55_35" style:family="text"/>
    <style:style style:name="T55_36" style:family="text"/>
    <style:style style:name="T55_37" style:family="text"/>
    <style:style style:name="T55_38" style:family="text"/>
    <style:style style:name="T55_39" style:family="text"/>
    <style:style style:name="T55_40" style:family="text"/>
    <style:style style:name="T55_41" style:family="text"/>
    <style:style style:name="T55_42" style:family="text"/>
    <style:style style:name="T55_43" style:family="text"/>
    <style:style style:name="T55_44" style:family="text"/>
    <style:style style:name="T55_45" style:family="text"/>
    <style:style style:name="T55_46" style:family="text"/>
    <style:style style:name="T55_47" style:family="text"/>
    <style:style style:name="T55_48" style:family="text"/>
    <style:style style:name="T55_49" style:family="text"/>
    <style:style style:name="T55_50" style:family="text"/>
    <style:style style:name="T55_51" style:family="text"/>
    <style:style style:name="T55_52" style:family="text"/>
    <style:style style:name="T55_53" style:family="text"/>
    <style:style style:name="T55_54" style:family="text"/>
    <style:style style:name="T55_55" style:family="text"/>
    <style:style style:name="T55_56" style:family="text"/>
    <style:style style:name="T55_57" style:family="text"/>
    <style:style style:name="T55_58" style:family="text"/>
    <style:style style:name="T55_59" style:family="text"/>
    <style:style style:name="T55_60" style:family="text"/>
    <style:style style:name="T55_61" style:family="text"/>
    <style:style style:name="T55_62" style:family="text"/>
    <style:style style:name="T55_63" style:family="text"/>
    <style:style style:name="T55_64" style:family="text"/>
    <style:style style:name="T55_65" style:family="text"/>
    <style:style style:name="T55_66" style:family="text"/>
    <style:style style:name="T55_67" style:family="text"/>
    <style:style style:name="T55_68" style:family="text"/>
    <style:style style:name="T55_69" style:family="text"/>
    <style:style style:name="T55_70" style:family="text"/>
    <style:style style:name="T55_71" style:family="text"/>
    <style:style style:name="T55_72" style:family="text"/>
    <style:style style:name="T55_73" style:family="text"/>
    <style:style style:name="T55_74" style:family="text"/>
    <style:style style:name="T55_75" style:family="text"/>
    <style:style style:name="T55_76" style:family="text"/>
    <style:style style:name="P56" style:family="paragraph" style:parent-style-name="Standard">
      <style:paragraph-properties fo:break-before="auto" fo:line-height="115%" fo:margin-top="0cm" style:writing-mode="lr-tb"/>
    </style:style>
    <style:style style:name="T56_1" style:family="text"/>
    <style:style style:name="T56_2" style:family="text"/>
    <style:style style:name="T56_3" style:family="text"/>
    <style:style style:name="T56_4" style:family="text"/>
    <style:style style:name="T56_5" style:family="text"/>
    <style:style style:name="T56_6" style:family="text"/>
    <style:style style:name="T56_7" style:family="text"/>
    <style:style style:name="T56_8" style:family="text"/>
    <style:style style:name="T56_9" style:family="text"/>
    <style:style style:name="T56_10" style:family="text"/>
    <style:style style:name="T56_11" style:family="text"/>
    <style:style style:name="T56_12" style:family="text"/>
    <style:style style:name="T56_13" style:family="text"/>
    <style:style style:name="T56_14" style:family="text"/>
    <style:style style:name="T56_15" style:family="text"/>
    <style:style style:name="T56_16" style:family="text"/>
    <style:style style:name="T56_17" style:family="text"/>
    <style:style style:name="T56_18" style:family="text"/>
    <style:style style:name="T56_19" style:family="text"/>
    <style:style style:name="P57" style:family="paragraph" style:parent-style-name="Standard">
      <style:paragraph-properties fo:break-before="auto" fo:line-height="115%" fo:margin-top="0cm" style:writing-mode="lr-tb"/>
    </style:style>
    <style:style style:name="T57_1" style:family="text"/>
    <style:style style:name="T57_2" style:family="text"/>
    <style:style style:name="T57_3" style:family="text"/>
    <style:style style:name="T57_4" style:family="text"/>
    <style:style style:name="T57_5" style:family="text"/>
    <style:style style:name="T57_6" style:family="text"/>
    <style:style style:name="T57_7" style:family="text"/>
    <style:style style:name="T57_8" style:family="text"/>
    <style:style style:name="T57_9" style:family="text"/>
    <style:style style:name="T57_10" style:family="text"/>
    <style:style style:name="T57_11" style:family="text"/>
    <style:style style:name="T57_12" style:family="text"/>
    <style:style style:name="T57_13" style:family="text"/>
    <style:style style:name="T57_14" style:family="text"/>
    <style:style style:name="T57_15" style:family="text"/>
    <style:style style:name="T57_16" style:family="text"/>
    <style:style style:name="T57_17" style:family="text"/>
    <style:style style:name="T57_18" style:family="text"/>
    <style:style style:name="T57_19" style:family="text"/>
    <style:style style:name="T57_20" style:family="text"/>
    <style:style style:name="T57_21" style:family="text"/>
    <style:style style:name="T57_22" style:family="text"/>
    <style:style style:name="T57_23" style:family="text"/>
    <style:style style:name="T57_24" style:family="text"/>
    <style:style style:name="T57_25" style:family="text"/>
    <style:style style:name="T57_26" style:family="text"/>
    <style:style style:name="T57_27" style:family="text"/>
    <style:style style:name="T57_28" style:family="text"/>
    <style:style style:name="T57_29" style:family="text"/>
    <style:style style:name="T57_30" style:family="text"/>
    <style:style style:name="T57_31" style:family="text"/>
    <style:style style:name="T57_32" style:family="text"/>
    <style:style style:name="T57_33" style:family="text"/>
    <style:style style:name="T57_34" style:family="text"/>
    <style:style style:name="T57_35" style:family="text"/>
    <style:style style:name="T57_36" style:family="text"/>
    <style:style style:name="T57_37" style:family="text"/>
    <style:style style:name="T57_38" style:family="text"/>
    <style:style style:name="T57_39" style:family="text"/>
    <style:style style:name="T57_40" style:family="text"/>
    <style:style style:name="T57_41" style:family="text"/>
    <style:style style:name="T57_42" style:family="text"/>
    <style:style style:name="T57_43" style:family="text"/>
    <style:style style:name="T57_44" style:family="text"/>
    <style:style style:name="T57_45" style:family="text"/>
    <style:style style:name="T57_46" style:family="text"/>
    <style:style style:name="P58" style:family="paragraph" style:parent-style-name="Standard">
      <style:paragraph-properties fo:break-before="auto" fo:line-height="115%" fo:margin-top="0cm" style:writing-mode="lr-tb"/>
    </style:style>
    <style:style style:name="T58_1" style:family="text"/>
    <style:style style:name="T58_2" style:family="text"/>
    <style:style style:name="T58_3" style:family="text"/>
    <style:style style:name="T58_4" style:family="text"/>
    <style:style style:name="T58_5" style:family="text"/>
    <style:style style:name="T58_6" style:family="text"/>
    <style:style style:name="T58_7" style:family="text"/>
    <style:style style:name="T58_8" style:family="text"/>
    <style:style style:name="T58_9" style:family="text" style:parent-style-name="Standard"/>
    <style:style style:name="P5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7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7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7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7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7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8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8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8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8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8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8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8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8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8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8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9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9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9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9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9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9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9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9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9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9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0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0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0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font-name="Arial" style:font-name-asian="Arial" style:font-name-complex="Arial"/>
    </style:style>
    <style:style style:name="P6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6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6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6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6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6" style:family="text"/>
    <style:style style:name="T65_7" style:family="text"/>
    <style:style style:name="T65_8" style:family="text"/>
    <style:style style:name="T65_9" style:family="text"/>
    <style:style style:name="T65_10" style:family="text"/>
    <style:style style:name="T65_11" style:family="text"/>
    <style:style style:name="T65_12" style:family="text"/>
    <style:style style:name="T65_13" style:family="text"/>
    <style:style style:name="T65_14" style:family="text"/>
    <style:style style:name="T65_15" style:family="text"/>
    <style:style style:name="T65_16" style:family="text"/>
    <style:style style:name="T65_17" style:family="text"/>
    <style:style style:name="T65_18" style:family="text"/>
    <style:style style:name="T65_19" style:family="text"/>
    <style:style style:name="T65_20" style:family="text"/>
    <style:style style:name="T65_21" style:family="text"/>
    <style:style style:name="T65_22" style:family="text"/>
    <style:style style:name="T65_23" style:family="text"/>
    <style:style style:name="P66" style:family="paragraph" style:parent-style-name="Standard">
      <style:paragraph-properties fo:break-before="auto" fo:line-height="115%" fo:margin-top="0cm" style:writing-mode="lr-tb"/>
    </style:style>
    <style:style style:name="T66_1" style:family="text"/>
    <style:style style:name="T66_2" style:family="text"/>
    <style:style style:name="T66_3" style:family="text"/>
    <style:style style:name="T66_4" style:family="text"/>
    <style:style style:name="T66_5" style:family="text"/>
    <style:style style:name="T66_6" style:family="text"/>
    <style:style style:name="T66_7" style:family="text"/>
    <style:style style:name="T66_8" style:family="text"/>
    <style:style style:name="T66_9" style:family="text"/>
    <style:style style:name="T66_10" style:family="text"/>
    <style:style style:name="T66_11" style:family="text"/>
    <style:style style:name="T66_12" style:family="text"/>
    <style:style style:name="T66_13" style:family="text"/>
    <style:style style:name="T66_14" style:family="text"/>
    <style:style style:name="T66_15" style:family="text"/>
    <style:style style:name="T66_16" style:family="text"/>
    <style:style style:name="T66_17" style:family="text"/>
    <style:style style:name="T66_18" style:family="text"/>
    <style:style style:name="T66_19" style:family="text"/>
    <style:style style:name="T66_20" style:family="text"/>
    <style:style style:name="T66_21" style:family="text"/>
    <style:style style:name="T66_22" style:family="text"/>
    <style:style style:name="T66_23" style:family="text"/>
    <style:style style:name="T66_24" style:family="text"/>
    <style:style style:name="T66_25" style:family="text"/>
    <style:style style:name="T66_26" style:family="text"/>
    <style:style style:name="T66_27" style:family="text"/>
    <style:style style:name="T66_28" style:family="text"/>
    <style:style style:name="T66_29" style:family="text"/>
    <style:style style:name="T66_30" style:family="text"/>
    <style:style style:name="T66_31" style:family="text"/>
    <style:style style:name="T66_32" style:family="text"/>
    <style:style style:name="T66_33" style:family="text"/>
    <style:style style:name="T66_34" style:family="text"/>
    <style:style style:name="T66_35" style:family="text"/>
    <style:style style:name="T66_36" style:family="text"/>
    <style:style style:name="T66_37" style:family="text"/>
    <style:style style:name="T66_38" style:family="text"/>
    <style:style style:name="T66_39" style:family="text"/>
    <style:style style:name="T66_40" style:family="text"/>
    <style:style style:name="T66_41" style:family="text"/>
    <style:style style:name="T66_42" style:family="text"/>
    <style:style style:name="T66_43" style:family="text"/>
    <style:style style:name="T66_44" style:family="text"/>
    <style:style style:name="T66_45" style:family="text"/>
    <style:style style:name="T66_46" style:family="text"/>
    <style:style style:name="T66_47" style:family="text"/>
    <style:style style:name="T66_48" style:family="text"/>
    <style:style style:name="T66_49" style:family="text"/>
    <style:style style:name="T66_50" style:family="text"/>
    <style:style style:name="T66_51" style:family="text"/>
    <style:style style:name="T66_52" style:family="text"/>
    <style:style style:name="T66_53" style:family="text"/>
    <style:style style:name="T66_54" style:family="text"/>
    <style:style style:name="T66_55" style:family="text"/>
    <style:style style:name="T66_56" style:family="text"/>
    <style:style style:name="T66_57" style:family="text"/>
    <style:style style:name="T66_58" style:family="text"/>
    <style:style style:name="T66_59" style:family="text"/>
    <style:style style:name="T66_60" style:family="text"/>
    <style:style style:name="T66_61" style:family="text"/>
    <style:style style:name="T66_62" style:family="text"/>
    <style:style style:name="T66_63" style:family="text"/>
    <style:style style:name="T66_64" style:family="text"/>
    <style:style style:name="T66_65" style:family="text"/>
    <style:style style:name="T66_66" style:family="text"/>
    <style:style style:name="T66_67" style:family="text"/>
    <style:style style:name="T66_68" style:family="text"/>
    <style:style style:name="T66_69" style:family="text"/>
    <style:style style:name="T66_70" style:family="text"/>
    <style:style style:name="T66_71" style:family="text"/>
    <style:style style:name="T66_72" style:family="text"/>
    <style:style style:name="T66_73" style:family="text"/>
    <style:style style:name="T66_74" style:family="text"/>
    <style:style style:name="T66_75" style:family="text"/>
    <style:style style:name="T66_76" style:family="text"/>
    <style:style style:name="T66_77" style:family="text"/>
    <style:style style:name="T66_78" style:family="text"/>
    <style:style style:name="T66_79" style:family="text"/>
    <style:style style:name="T66_80" style:family="text"/>
    <style:style style:name="T66_81" style:family="text"/>
    <style:style style:name="T66_82" style:family="text"/>
    <style:style style:name="T66_83" style:family="text"/>
    <style:style style:name="T66_84" style:family="text"/>
    <style:style style:name="T66_85" style:family="text"/>
    <style:style style:name="T66_86" style:family="text"/>
    <style:style style:name="P67" style:family="paragraph" style:parent-style-name="Standard">
      <style:paragraph-properties fo:break-before="auto" fo:text-indent="0cm" fo:line-height="100%" fo:margin-top="0cm" fo:margin-left="0cm" style:writing-mode="lr-tb"/>
    </style:style>
    <style:style style:name="T67_1" style:family="text">
      <style:text-properties style:font-name="Consolas" style:font-name-asian="Consolas" style:font-name-complex="Consolas"/>
    </style:style>
    <style:style style:name="T67_2" style:family="text" style:parent-style-name="Standard"/>
    <style:style style:name="P6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21" style:family="text">
      <style:text-properties style:font-name="Consolas" style:font-name-asian="Consolas" style:font-name-complex="Consolas"/>
    </style:style>
    <style:style style:name="T68_22" style:family="text">
      <style:text-properties style:font-name="Consolas" style:font-name-asian="Consolas" style:font-name-complex="Consolas"/>
    </style:style>
    <style:style style:name="T68_23" style:family="text">
      <style:text-properties style:font-name="Consolas" style:font-name-asian="Consolas" style:font-name-complex="Consolas"/>
    </style:style>
    <style:style style:name="T68_24" style:family="text">
      <style:text-properties style:font-name="Consolas" style:font-name-asian="Consolas" style:font-name-complex="Consolas"/>
    </style:style>
    <style:style style:name="T68_25" style:family="text">
      <style:text-properties style:font-name="Consolas" style:font-name-asian="Consolas" style:font-name-complex="Consolas"/>
    </style:style>
    <style:style style:name="T68_26" style:family="text">
      <style:text-properties style:font-name="Consolas" style:font-name-asian="Consolas" style:font-name-complex="Consolas"/>
    </style:style>
    <style:style style:name="T68_27" style:family="text">
      <style:text-properties style:font-name="Consolas" style:font-name-asian="Consolas" style:font-name-complex="Consolas"/>
    </style:style>
    <style:style style:name="T68_28" style:family="text">
      <style:text-properties style:font-name="Consolas" style:font-name-asian="Consolas" style:font-name-complex="Consolas"/>
    </style:style>
    <style:style style:name="P69" style:family="paragraph" style:parent-style-name="Standard">
      <style:paragraph-properties fo:break-before="auto" fo:text-indent="0cm" fo:line-height="100%" fo:margin-top="0cm" fo:margin-left="0cm" style:writing-mode="lr-tb"/>
    </style:style>
    <style:style style:name="T69_1" style:family="text">
      <style:text-properties style:font-name="Consolas" style:font-name-asian="Consolas" style:font-name-complex="Consolas"/>
    </style:style>
    <style:style style:name="T69_2" style:family="text">
      <style:text-properties style:font-name="Consolas" style:font-name-asian="Consolas" style:font-name-complex="Consolas"/>
    </style:style>
    <style:style style:name="T69_3" style:family="text">
      <style:text-properties style:font-name="Consolas" style:font-name-asian="Consolas" style:font-name-complex="Consolas"/>
    </style:style>
    <style:style style:name="T69_4" style:family="text">
      <style:text-properties style:font-name="Consolas" style:font-name-asian="Consolas" style:font-name-complex="Consolas"/>
    </style:style>
    <style:style style:name="P70" style:family="paragraph" style:parent-style-name="Standard">
      <style:paragraph-properties fo:break-before="auto" fo:text-indent="1.27cm" fo:line-height="100%" fo:margin-top="0cm" fo:margin-bottom="0cm" fo:margin-left="2.54cm" style:writing-mode="lr-tb"/>
    </style:style>
    <style:style style:name="T70_1" style:family="text">
      <style:text-properties style:font-name="Consolas" style:font-name-asian="Consolas" style:font-name-complex="Consolas"/>
    </style:style>
    <style:style style:name="P71" style:family="paragraph" style:parent-style-name="Standard">
      <style:paragraph-properties fo:break-before="auto" fo:text-indent="0cm" fo:line-height="115%" fo:margin-left="1.27cm" style:writing-mode="lr-tb"/>
    </style:style>
    <style:style style:name="P72" style:family="paragraph" style:parent-style-name="Standard">
      <style:paragraph-properties fo:break-before="auto" fo:line-height="115%" style:writing-mode="lr-tb"/>
    </style:style>
    <style:style style:name="T72_1" style:family="text"/>
    <style:style style:name="T72_2" style:family="text"/>
    <style:style style:name="T72_3" style:family="text"/>
    <style:style style:name="T72_4" style:family="text"/>
    <style:style style:name="T72_5" style:family="text"/>
    <style:style style:name="T72_6" style:family="text"/>
    <style:style style:name="T72_7" style:family="text"/>
    <style:style style:name="T72_8" style:family="text"/>
    <style:style style:name="T72_9" style:family="text"/>
    <style:style style:name="T72_10" style:family="text"/>
    <style:style style:name="T72_11" style:family="text"/>
    <style:style style:name="T72_12" style:family="text"/>
    <style:style style:name="T72_13" style:family="text"/>
    <style:style style:name="T72_14" style:family="text"/>
    <style:style style:name="T72_15" style:family="text"/>
    <style:style style:name="T72_16" style:family="text"/>
    <style:style style:name="T72_17" style:family="text"/>
    <style:style style:name="T72_18" style:family="text"/>
    <style:style style:name="T72_19" style:family="text"/>
    <style:style style:name="T72_20" style:family="text"/>
    <style:style style:name="T72_21" style:family="text"/>
    <style:style style:name="T72_22" style:family="text"/>
    <style:style style:name="T72_23" style:family="text"/>
    <style:style style:name="T72_24" style:family="text"/>
    <style:style style:name="T72_25" style:family="text"/>
    <style:style style:name="T72_26" style:family="text"/>
    <style:style style:name="T72_27" style:family="text"/>
    <style:style style:name="T72_28" style:family="text"/>
    <style:style style:name="T72_29" style:family="text"/>
    <style:style style:name="T72_30" style:family="text"/>
    <style:style style:name="T72_31" style:family="text"/>
    <style:style style:name="T72_32" style:family="text"/>
    <style:style style:name="T72_33" style:family="text"/>
    <style:style style:name="T72_34" style:family="text"/>
    <style:style style:name="T72_35" style:family="text"/>
    <style:style style:name="T72_36" style:family="text"/>
    <style:style style:name="T72_37" style:family="text"/>
    <style:style style:name="T72_38" style:family="text"/>
    <style:style style:name="T72_39" style:family="text"/>
    <style:style style:name="T72_40" style:family="text"/>
    <style:style style:name="T72_41" style:family="text"/>
    <style:style style:name="T72_42" style:family="text"/>
    <style:style style:name="T72_43" style:family="text"/>
    <style:style style:name="T72_44" style:family="text"/>
    <style:style style:name="T72_45" style:family="text"/>
    <style:style style:name="T72_46" style:family="text"/>
    <style:style style:name="T72_47" style:family="text"/>
    <style:style style:name="T72_48" style:family="text"/>
    <style:style style:name="T72_49" style:family="text"/>
    <style:style style:name="T72_50" style:family="text"/>
    <style:style style:name="T72_51" style:family="text"/>
    <style:style style:name="T72_52" style:family="text"/>
    <style:style style:name="T72_53" style:family="text"/>
    <style:style style:name="T72_54" style:family="text"/>
    <style:style style:name="T72_55" style:family="text"/>
    <style:style style:name="T72_56" style:family="text"/>
    <style:style style:name="T72_57" style:family="text"/>
    <style:style style:name="T72_58" style:family="text"/>
    <style:style style:name="T72_59" style:family="text"/>
    <style:style style:name="T72_60" style:family="text"/>
    <style:style style:name="T72_61" style:family="text"/>
    <style:style style:name="T72_62" style:family="text"/>
    <style:style style:name="T72_63" style:family="text"/>
    <style:style style:name="T72_64" style:family="text"/>
    <style:style style:name="T72_65" style:family="text"/>
    <style:style style:name="T72_66" style:family="text"/>
    <style:style style:name="T72_67" style:family="text"/>
    <style:style style:name="T72_68" style:family="text"/>
    <style:style style:name="T72_69" style:family="text"/>
    <style:style style:name="T72_70" style:family="text"/>
    <style:style style:name="T72_71" style:family="text"/>
    <style:style style:name="T72_72" style:family="text"/>
    <style:style style:name="T72_73" style:family="text"/>
    <style:style style:name="T72_74" style:family="text"/>
    <style:style style:name="T72_75" style:family="text"/>
    <style:style style:name="T72_76" style:family="text"/>
    <style:style style:name="T72_77" style:family="text"/>
    <style:style style:name="T72_78" style:family="text"/>
    <style:style style:name="T72_79" style:family="text"/>
    <style:style style:name="T72_80" style:family="text"/>
    <style:style style:name="T72_81" style:family="text"/>
    <style:style style:name="T72_82" style:family="text"/>
    <style:style style:name="T72_83" style:family="text"/>
    <style:style style:name="T72_84" style:family="text"/>
    <style:style style:name="T72_85" style:family="text"/>
    <style:style style:name="T72_86" style:family="text"/>
    <style:style style:name="T72_87" style:family="text"/>
    <style:style style:name="T72_88" style:family="text"/>
    <style:style style:name="T72_89" style:family="text"/>
    <style:style style:name="T72_90" style:family="text"/>
    <style:style style:name="T72_91" style:family="text"/>
    <style:style style:name="T72_92" style:family="text"/>
    <style:style style:name="T72_93" style:family="text"/>
    <style:style style:name="T72_94" style:family="text"/>
    <style:style style:name="T72_95" style:family="text"/>
    <style:style style:name="T72_96" style:family="text"/>
    <style:style style:name="T72_97" style:family="text"/>
    <style:style style:name="T72_98" style:family="text"/>
    <style:style style:name="T72_99" style:family="text"/>
    <style:style style:name="T72_100" style:family="text"/>
    <style:style style:name="T72_101" style:family="text"/>
    <style:style style:name="T72_102" style:family="text"/>
    <style:style style:name="T72_103" style:family="text"/>
    <style:style style:name="T72_104" style:family="text"/>
    <style:style style:name="T72_105" style:family="text"/>
    <style:style style:name="T72_106" style:family="text"/>
    <style:style style:name="T72_107" style:family="text"/>
    <style:style style:name="T72_108" style:family="text"/>
    <style:style style:name="T72_109" style:family="text"/>
    <style:style style:name="T72_110" style:family="text"/>
    <style:style style:name="T72_111" style:family="text"/>
    <style:style style:name="T72_112" style:family="text"/>
    <style:style style:name="T72_113" style:family="text"/>
    <style:style style:name="T72_114" style:family="text"/>
    <style:style style:name="T72_115" style:family="text"/>
    <style:style style:name="T72_116" style:family="text"/>
    <style:style style:name="T72_117" style:family="text"/>
    <style:style style:name="T72_118" style:family="text"/>
    <style:style style:name="P73" style:family="paragraph" style:parent-style-name="Heading_20_2">
      <style:paragraph-properties fo:break-before="auto" fo:line-height="115%" style:writing-mode="lr-tb"/>
    </style:style>
    <style:style style:name="T73_1" style:family="text"/>
    <style:style style:name="T73_2" style:family="text"/>
    <style:style style:name="T73_3" style:family="text"/>
    <style:style style:name="P74" style:family="paragraph" style:parent-style-name="Standard">
      <style:paragraph-properties fo:break-before="auto" fo:line-height="115%" style:writing-mode="lr-tb"/>
    </style:style>
    <style:style style:name="T74_1" style:family="text"/>
    <style:style style:name="T74_2" style:family="text"/>
    <style:style style:name="T74_3" style:family="text"/>
    <style:style style:name="T74_4" style:family="text"/>
    <style:style style:name="T74_5" style:family="text"/>
    <style:style style:name="T74_6" style:family="text"/>
    <style:style style:name="T74_7" style:family="text"/>
    <style:style style:name="T74_8" style:family="text"/>
    <style:style style:name="T74_9" style:family="text"/>
    <style:style style:name="T74_10" style:family="text"/>
    <style:style style:name="T74_11" style:family="text"/>
    <style:style style:name="T74_12" style:family="text"/>
    <style:style style:name="T74_13" style:family="text"/>
    <style:style style:name="T74_14" style:family="text"/>
    <style:style style:name="T74_15" style:family="text"/>
    <style:style style:name="T74_16" style:family="text"/>
    <style:style style:name="T74_17" style:family="text"/>
    <style:style style:name="T74_18" style:family="text"/>
    <style:style style:name="T74_19" style:family="text"/>
    <style:style style:name="T74_20" style:family="text"/>
    <style:style style:name="T74_21" style:family="text"/>
    <style:style style:name="T74_22" style:family="text"/>
    <style:style style:name="T74_23" style:family="text"/>
    <style:style style:name="T74_24" style:family="text"/>
    <style:style style:name="T74_25" style:family="text"/>
    <style:style style:name="T74_26" style:family="text"/>
    <style:style style:name="T74_27" style:family="text"/>
    <style:style style:name="T74_28" style:family="text"/>
    <style:style style:name="T74_29" style:family="text"/>
    <style:style style:name="T74_30" style:family="text"/>
    <style:style style:name="T74_31" style:family="text"/>
    <style:style style:name="T74_32" style:family="text"/>
    <style:style style:name="P75" style:family="paragraph" style:parent-style-name="Standard">
      <style:paragraph-properties fo:break-before="auto" fo:line-height="115%" fo:margin-top="0cm" style:writing-mode="lr-tb"/>
    </style:style>
    <style:style style:name="T75_1" style:family="text"/>
    <style:style style:name="T75_2" style:family="text"/>
    <style:style style:name="T75_3" style:family="text"/>
    <style:style style:name="T75_4" style:family="text"/>
    <style:style style:name="T75_5" style:family="text"/>
    <style:style style:name="T75_6" style:family="text"/>
    <style:style style:name="T75_7" style:family="text"/>
    <style:style style:name="T75_8" style:family="text"/>
    <style:style style:name="T75_9" style:family="text"/>
    <style:style style:name="T75_10" style:family="text"/>
    <style:style style:name="T75_11" style:family="text"/>
    <style:style style:name="T75_12" style:family="text"/>
    <style:style style:name="T75_13" style:family="text"/>
    <style:style style:name="T75_14" style:family="text"/>
    <style:style style:name="T75_15" style:family="text"/>
    <style:style style:name="P76" style:family="paragraph" style:parent-style-name="Standard">
      <style:paragraph-properties fo:break-before="auto" fo:line-height="115%" fo:margin-top="0cm" fo:margin-bottom="0cm" style:writing-mode="lr-tb"/>
    </style:style>
    <style:style style:name="T76_1" style:family="text"/>
    <style:style style:name="T76_2" style:family="text"/>
    <style:style style:name="T76_3" style:family="text"/>
    <style:style style:name="T76_4" style:family="text"/>
    <style:style style:name="T76_5" style:family="text"/>
    <style:style style:name="T76_6" style:family="text"/>
    <style:style style:name="T76_7" style:family="text"/>
    <style:style style:name="T76_8" style:family="text"/>
    <style:style style:name="T76_9" style:family="text"/>
    <style:style style:name="T76_10" style:family="text"/>
    <style:style style:name="T76_11" style:family="text"/>
    <style:style style:name="T76_12" style:family="text"/>
    <style:style style:name="T76_13" style:family="text"/>
    <style:style style:name="T76_14" style:family="text"/>
    <style:style style:name="T76_15" style:family="text"/>
    <style:style style:name="P77" style:family="paragraph" style:parent-style-name="Standard">
      <style:paragraph-properties fo:break-before="auto" fo:line-height="115%" style:writing-mode="lr-tb"/>
    </style:style>
    <style:style style:name="T77_1" style:family="text"/>
    <style:style style:name="T77_2" style:family="text"/>
    <style:style style:name="T77_3" style:family="text"/>
    <style:style style:name="T77_4" style:family="text"/>
    <style:style style:name="T77_5" style:family="text"/>
    <style:style style:name="T77_6" style:family="text"/>
    <style:style style:name="T77_7" style:family="text"/>
    <style:style style:name="T77_8" style:family="text"/>
    <style:style style:name="T77_9" style:family="text"/>
    <style:style style:name="T77_10" style:family="text"/>
    <style:style style:name="T77_11" style:family="text"/>
    <style:style style:name="T77_12" style:family="text"/>
    <style:style style:name="T77_13" style:family="text"/>
    <style:style style:name="T77_14" style:family="text"/>
    <style:style style:name="T77_15" style:family="text"/>
    <style:style style:name="T77_16" style:family="text"/>
    <style:style style:name="T77_17" style:family="text"/>
    <style:style style:name="T77_18" style:family="text"/>
    <style:style style:name="T77_19" style:family="text"/>
    <style:style style:name="T77_20" style:family="text"/>
    <style:style style:name="T77_21" style:family="text"/>
    <style:style style:name="T77_22" style:family="text"/>
    <style:style style:name="T77_23" style:family="text"/>
    <style:style style:name="T77_24" style:family="text"/>
    <style:style style:name="P78" style:family="paragraph" style:parent-style-name="Heading_20_2">
      <style:paragraph-properties fo:break-before="auto" fo:line-height="115%" style:writing-mode="lr-tb"/>
    </style:style>
    <style:style style:name="T78_1" style:family="text"/>
    <style:style style:name="T78_2" style:family="text"/>
    <style:style style:name="T78_3" style:family="text"/>
    <style:style style:name="T78_4" style:family="text"/>
    <style:style style:name="T78_5" style:family="text"/>
    <style:style style:name="P79" style:family="paragraph" style:parent-style-name="Standard">
      <style:paragraph-properties fo:break-before="auto" fo:line-height="115%" style:writing-mode="lr-tb"/>
    </style:style>
    <style:style style:name="T79_1" style:family="text"/>
    <style:style style:name="T79_2" style:family="text"/>
    <style:style style:name="T79_3" style:family="text"/>
    <style:style style:name="T79_4" style:family="text"/>
    <style:style style:name="T79_5" style:family="text"/>
    <style:style style:name="T79_6" style:family="text"/>
    <style:style style:name="T79_7" style:family="text"/>
    <style:style style:name="T79_8" style:family="text"/>
    <style:style style:name="T79_9" style:family="text"/>
    <style:style style:name="T79_10" style:family="text"/>
    <style:style style:name="T79_11" style:family="text"/>
    <style:style style:name="T79_12" style:family="text"/>
    <style:style style:name="T79_13" style:family="text"/>
    <style:style style:name="T79_14" style:family="text"/>
    <style:style style:name="T79_15" style:family="text"/>
    <style:style style:name="T79_16" style:family="text"/>
    <style:style style:name="T79_17" style:family="text"/>
    <style:style style:name="T79_18" style:family="text"/>
    <style:style style:name="T79_19" style:family="text"/>
    <style:style style:name="T79_20" style:family="text"/>
    <style:style style:name="T79_21" style:family="text"/>
    <style:style style:name="T79_22" style:family="text"/>
    <style:style style:name="T79_23" style:family="text"/>
    <style:style style:name="T79_24" style:family="text"/>
    <style:style style:name="T79_25" style:family="text"/>
    <style:style style:name="T79_26" style:family="text"/>
    <style:style style:name="T79_27" style:family="text"/>
    <style:style style:name="T79_28" style:family="text"/>
    <style:style style:name="T79_29" style:family="text"/>
    <style:style style:name="T79_30" style:family="text"/>
    <style:style style:name="T79_31" style:family="text"/>
    <style:style style:name="T79_32" style:family="text"/>
    <style:style style:name="T79_33" style:family="text"/>
    <style:style style:name="T79_34" style:family="text"/>
    <style:style style:name="T79_35" style:family="text"/>
    <style:style style:name="T79_36" style:family="text"/>
    <style:style style:name="T79_37" style:family="text"/>
    <style:style style:name="T79_38" style:family="text"/>
    <style:style style:name="T79_39" style:family="text"/>
    <style:style style:name="T79_40" style:family="text"/>
    <style:style style:name="T79_41" style:family="text"/>
    <style:style style:name="T79_42" style:family="text"/>
    <style:style style:name="T79_43" style:family="text"/>
    <style:style style:name="T79_44" style:family="text"/>
    <style:style style:name="T79_45" style:family="text"/>
    <style:style style:name="T79_46" style:family="text"/>
    <style:style style:name="T79_47" style:family="text"/>
    <style:style style:name="T79_48" style:family="text"/>
    <style:style style:name="T79_49" style:family="text"/>
    <style:style style:name="T79_50" style:family="text"/>
    <style:style style:name="T79_51" style:family="text"/>
    <style:style style:name="T79_52" style:family="text"/>
    <style:style style:name="T79_53" style:family="text"/>
    <style:style style:name="T79_54" style:family="text"/>
    <style:style style:name="T79_55" style:family="text"/>
    <style:style style:name="T79_56" style:family="text"/>
    <style:style style:name="T79_57" style:family="text"/>
    <style:style style:name="T79_58" style:family="text"/>
    <style:style style:name="T79_59" style:family="text"/>
    <style:style style:name="T79_60" style:family="text"/>
    <style:style style:name="T79_61" style:family="text"/>
    <style:style style:name="T79_62" style:family="text"/>
    <style:style style:name="T79_63" style:family="text"/>
    <style:style style:name="T79_64" style:family="text"/>
    <style:style style:name="T79_65" style:family="text"/>
    <style:style style:name="T79_66" style:family="text"/>
    <style:style style:name="T79_67" style:family="text"/>
    <style:style style:name="T79_68" style:family="text"/>
    <style:style style:name="T79_69" style:family="text"/>
    <style:style style:name="T79_70" style:family="text"/>
    <style:style style:name="T79_71" style:family="text"/>
    <style:style style:name="T79_72" style:family="text"/>
    <style:style style:name="T79_73" style:family="text"/>
    <style:style style:name="T79_74" style:family="text"/>
    <style:style style:name="T79_75" style:family="text"/>
    <style:style style:name="T79_76" style:family="text"/>
    <style:style style:name="T79_77" style:family="text"/>
    <style:style style:name="T79_78" style:family="text"/>
    <style:style style:name="T79_79" style:family="text"/>
    <style:style style:name="T79_80" style:family="text"/>
    <style:style style:name="T79_81" style:family="text"/>
    <style:style style:name="T79_82" style:family="text"/>
    <style:style style:name="T79_83" style:family="text"/>
    <style:style style:name="T79_84" style:family="text"/>
    <style:style style:name="T79_85" style:family="text"/>
    <style:style style:name="T79_86" style:family="text"/>
    <style:style style:name="T79_87" style:family="text"/>
    <style:style style:name="T79_88" style:family="text"/>
    <style:style style:name="T79_89" style:family="text"/>
    <style:style style:name="T79_90" style:family="text"/>
    <style:style style:name="T79_91" style:family="text"/>
    <style:style style:name="T79_92" style:family="text"/>
    <style:style style:name="T79_93" style:family="text"/>
    <style:style style:name="T79_94" style:family="text"/>
    <style:style style:name="T79_95" style:family="text"/>
    <style:style style:name="T79_96" style:family="text"/>
    <style:style style:name="T79_97" style:family="text"/>
    <style:style style:name="T79_98" style:family="text"/>
    <style:style style:name="T79_99" style:family="text"/>
    <style:style style:name="T79_100" style:family="text"/>
    <style:style style:name="T79_101" style:family="text"/>
    <style:style style:name="T79_102" style:family="text"/>
    <style:style style:name="T79_103" style:family="text"/>
    <style:style style:name="T79_104" style:family="text"/>
    <style:style style:name="T79_105" style:family="text"/>
    <style:style style:name="T79_106" style:family="text"/>
    <style:style style:name="T79_107" style:family="text"/>
    <style:style style:name="T79_108" style:family="text"/>
    <style:style style:name="T79_109" style:family="text"/>
    <style:style style:name="T79_110" style:family="text"/>
    <style:style style:name="T79_111" style:family="text"/>
    <style:style style:name="T79_112" style:family="text"/>
    <style:style style:name="T79_113" style:family="text"/>
    <style:style style:name="T79_114" style:family="text"/>
    <style:style style:name="T79_115" style:family="text"/>
    <style:style style:name="T79_116" style:family="text"/>
    <style:style style:name="T79_117" style:family="text"/>
    <style:style style:name="T79_118" style:family="text"/>
    <style:style style:name="T79_119" style:family="text"/>
    <style:style style:name="T79_120" style:family="text"/>
    <style:style style:name="T79_121" style:family="text"/>
    <style:style style:name="T79_122" style:family="text"/>
    <style:style style:name="T79_123" style:family="text"/>
    <style:style style:name="T79_124" style:family="text"/>
    <style:style style:name="T79_125" style:family="text"/>
    <style:style style:name="T79_126" style:family="text"/>
    <style:style style:name="T79_127" style:family="text"/>
    <style:style style:name="T79_128" style:family="text"/>
    <style:style style:name="T79_129" style:family="text"/>
    <style:style style:name="T79_130" style:family="text"/>
    <style:style style:name="T79_131" style:family="text"/>
    <style:style style:name="T79_132" style:family="text"/>
    <style:style style:name="T79_133" style:family="text"/>
    <style:style style:name="T79_134" style:family="text"/>
    <style:style style:name="T79_135" style:family="text"/>
    <style:style style:name="T79_136" style:family="text"/>
    <style:style style:name="T79_137" style:family="text"/>
    <style:style style:name="T79_138" style:family="text"/>
    <style:style style:name="T79_139" style:family="text"/>
    <style:style style:name="T79_140" style:family="text"/>
    <style:style style:name="T79_141" style:family="text"/>
    <style:style style:name="T79_142" style:family="text"/>
    <style:style style:name="T79_143" style:family="text"/>
    <style:style style:name="T79_144" style:family="text"/>
    <style:style style:name="T79_145" style:family="text"/>
    <style:style style:name="T79_146" style:family="text"/>
    <style:style style:name="T79_147" style:family="text"/>
    <style:style style:name="T79_148" style:family="text"/>
    <style:style style:name="T79_149" style:family="text"/>
    <style:style style:name="T79_150" style:family="text"/>
    <style:style style:name="T79_151" style:family="text"/>
    <style:style style:name="T79_152" style:family="text"/>
    <style:style style:name="T79_153" style:family="text"/>
    <style:style style:name="T79_154" style:family="text"/>
    <style:style style:name="T79_155" style:family="text"/>
    <style:style style:name="T79_156" style:family="text"/>
    <style:style style:name="T79_157" style:family="text"/>
    <style:style style:name="T79_158" style:family="text"/>
    <style:style style:name="T79_159" style:family="text"/>
    <style:style style:name="T79_160" style:family="text"/>
    <style:style style:name="T79_161" style:family="text"/>
    <style:style style:name="T79_162" style:family="text"/>
    <style:style style:name="T79_163" style:family="text"/>
    <style:style style:name="T79_164" style:family="text"/>
    <style:style style:name="T79_165" style:family="text"/>
    <style:style style:name="T79_166" style:family="text"/>
    <style:style style:name="T79_167" style:family="text"/>
    <style:style style:name="T79_168" style:family="text"/>
    <style:style style:name="T79_169" style:family="text"/>
    <style:style style:name="T79_170" style:family="text"/>
    <style:style style:name="T79_171" style:family="text"/>
    <style:style style:name="T79_172" style:family="text"/>
    <style:style style:name="T79_173" style:family="text"/>
    <style:style style:name="T79_174" style:family="text"/>
    <style:style style:name="T79_175" style:family="text"/>
    <style:style style:name="T79_176" style:family="text"/>
    <style:style style:name="T79_177" style:family="text"/>
    <style:style style:name="T79_178" style:family="text"/>
    <style:style style:name="T79_179" style:family="text"/>
    <style:style style:name="T79_180" style:family="text"/>
    <style:style style:name="T79_181" style:family="text"/>
    <style:style style:name="T79_182" style:family="text"/>
    <style:style style:name="T79_183" style:family="text"/>
    <style:style style:name="T79_184" style:family="text"/>
    <style:style style:name="T79_185" style:family="text"/>
    <style:style style:name="T79_186" style:family="text"/>
    <style:style style:name="T79_187" style:family="text"/>
    <style:style style:name="T79_188" style:family="text"/>
    <style:style style:name="T79_189" style:family="text"/>
    <style:style style:name="T79_190" style:family="text"/>
    <style:style style:name="T79_191" style:family="text"/>
    <style:style style:name="T79_192" style:family="text"/>
    <style:style style:name="T79_193" style:family="text"/>
    <style:style style:name="T79_194" style:family="text"/>
    <style:style style:name="T79_195" style:family="text"/>
    <style:style style:name="T79_196" style:family="text"/>
    <style:style style:name="T79_197" style:family="text"/>
    <style:style style:name="T79_198" style:family="text"/>
    <style:style style:name="T79_199" style:family="text"/>
    <style:style style:name="T79_200" style:family="text"/>
    <style:style style:name="T79_201" style:family="text"/>
    <style:style style:name="T79_202" style:family="text"/>
    <style:style style:name="T79_203" style:family="text"/>
    <style:style style:name="T79_204" style:family="text"/>
    <style:style style:name="T79_205" style:family="text"/>
    <style:style style:name="T79_206" style:family="text"/>
    <style:style style:name="T79_207" style:family="text"/>
    <style:style style:name="T79_208" style:family="text"/>
    <style:style style:name="T79_209" style:family="text"/>
    <style:style style:name="T79_210" style:family="text"/>
    <style:style style:name="P80" style:family="paragraph" style:parent-style-name="Standard">
      <style:paragraph-properties fo:break-before="auto" fo:line-height="115%" style:writing-mode="lr-tb"/>
    </style:style>
    <style:style style:name="T80_1" style:family="text"/>
    <style:style style:name="T80_2" style:family="text"/>
    <style:style style:name="T80_3" style:family="text"/>
    <style:style style:name="T80_4" style:family="text"/>
    <style:style style:name="T80_5" style:family="text"/>
    <style:style style:name="T80_6" style:family="text"/>
    <style:style style:name="T80_7" style:family="text"/>
    <style:style style:name="T80_8" style:family="text"/>
    <style:style style:name="T80_9" style:family="text"/>
    <style:style style:name="T80_10" style:family="text"/>
    <style:style style:name="T80_11" style:family="text"/>
    <style:style style:name="T80_12" style:family="text"/>
    <style:style style:name="T80_13" style:family="text"/>
    <style:style style:name="T80_14" style:family="text"/>
    <style:style style:name="T80_15" style:family="text"/>
    <style:style style:name="T80_16" style:family="text"/>
    <style:style style:name="T80_17" style:family="text"/>
    <style:style style:name="T80_18" style:family="text"/>
    <style:style style:name="T80_19" style:family="text"/>
    <style:style style:name="T80_20" style:family="text"/>
    <style:style style:name="T80_21" style:family="text"/>
    <style:style style:name="T80_22" style:family="text"/>
    <style:style style:name="T80_23" style:family="text"/>
    <style:style style:name="T80_24" style:family="text"/>
    <style:style style:name="T80_25" style:family="text"/>
    <style:style style:name="T80_26" style:family="text"/>
    <style:style style:name="T80_27" style:family="text"/>
    <style:style style:name="T80_28" style:family="text"/>
    <style:style style:name="T80_29" style:family="text"/>
    <style:style style:name="T80_30" style:family="text"/>
    <style:style style:name="T80_31" style:family="text"/>
    <style:style style:name="T80_32" style:family="text"/>
    <style:style style:name="T80_33" style:family="text"/>
    <style:style style:name="T80_34" style:family="text"/>
    <style:style style:name="T80_35" style:family="text"/>
    <style:style style:name="T80_36" style:family="text"/>
    <style:style style:name="T80_37" style:family="text"/>
    <style:style style:name="T80_38" style:family="text"/>
    <style:style style:name="T80_39" style:family="text"/>
    <style:style style:name="T80_40" style:family="text"/>
    <style:style style:name="T80_41" style:family="text"/>
    <style:style style:name="T80_42" style:family="text"/>
    <style:style style:name="T80_43" style:family="text"/>
    <style:style style:name="T80_44" style:family="text"/>
    <style:style style:name="T80_45" style:family="text"/>
    <style:style style:name="T80_46" style:family="text"/>
    <style:style style:name="T80_47" style:family="text"/>
    <style:style style:name="T80_48" style:family="text"/>
    <style:style style:name="T80_49" style:family="text"/>
    <style:style style:name="T80_50" style:family="text"/>
    <style:style style:name="T80_51" style:family="text"/>
    <style:style style:name="T80_52" style:family="text"/>
    <style:style style:name="T80_53" style:family="text"/>
    <style:style style:name="T80_54" style:family="text"/>
    <style:style style:name="T80_55" style:family="text"/>
    <style:style style:name="T80_56" style:family="text"/>
    <style:style style:name="T80_57" style:family="text"/>
    <style:style style:name="T80_58" style:family="text"/>
    <style:style style:name="T80_59" style:family="text"/>
    <style:style style:name="T80_60" style:family="text"/>
    <style:style style:name="T80_61" style:family="text"/>
    <style:style style:name="T80_62" style:family="text"/>
    <style:style style:name="T80_63" style:family="text"/>
    <style:style style:name="T80_64" style:family="text"/>
    <style:style style:name="T80_65" style:family="text"/>
    <style:style style:name="T80_66" style:family="text"/>
    <style:style style:name="T80_67" style:family="text"/>
    <style:style style:name="T80_68" style:family="text"/>
    <style:style style:name="T80_69" style:family="text"/>
    <style:style style:name="T80_70" style:family="text"/>
    <style:style style:name="T80_71" style:family="text"/>
    <style:style style:name="T80_72" style:family="text"/>
    <style:style style:name="T80_73" style:family="text"/>
    <style:style style:name="T80_74" style:family="text"/>
    <style:style style:name="T80_75" style:family="text"/>
    <style:style style:name="T80_76" style:family="text"/>
    <style:style style:name="T80_77" style:family="text"/>
    <style:style style:name="T80_78" style:family="text"/>
    <style:style style:name="T80_79" style:family="text"/>
    <style:style style:name="T80_80" style:family="text"/>
    <style:style style:name="T80_81" style:family="text"/>
    <style:style style:name="T80_82" style:family="text"/>
    <style:style style:name="T80_83" style:family="text"/>
    <style:style style:name="T80_84" style:family="text"/>
    <style:style style:name="T80_85" style:family="text"/>
    <style:style style:name="T80_86" style:family="text"/>
    <style:style style:name="T80_87" style:family="text"/>
    <style:style style:name="T80_88" style:family="text"/>
    <style:style style:name="T80_89" style:family="text"/>
    <style:style style:name="T80_90" style:family="text"/>
    <style:style style:name="T80_91" style:family="text"/>
    <style:style style:name="T80_92" style:family="text"/>
    <style:style style:name="T80_93" style:family="text"/>
    <style:style style:name="T80_94" style:family="text"/>
    <style:style style:name="T80_95" style:family="text"/>
    <style:style style:name="T80_96" style:family="text"/>
    <style:style style:name="T80_97" style:family="text"/>
    <style:style style:name="T80_98" style:family="text"/>
    <style:style style:name="T80_99" style:family="text"/>
    <style:style style:name="T80_100" style:family="text"/>
    <style:style style:name="T80_101" style:family="text"/>
    <style:style style:name="T80_102" style:family="text"/>
    <style:style style:name="T80_103" style:family="text"/>
    <style:style style:name="T80_104" style:family="text"/>
    <style:style style:name="T80_105" style:family="text"/>
    <style:style style:name="T80_106" style:family="text"/>
    <style:style style:name="T80_107" style:family="text"/>
    <style:style style:name="T80_108" style:family="text"/>
    <style:style style:name="T80_109" style:family="text"/>
    <style:style style:name="T80_110" style:family="text"/>
    <style:style style:name="T80_111" style:family="text"/>
    <style:style style:name="T80_112" style:family="text"/>
    <style:style style:name="T80_113" style:family="text"/>
    <style:style style:name="T80_114" style:family="text"/>
    <style:style style:name="T80_115" style:family="text"/>
    <style:style style:name="T80_116" style:family="text"/>
    <style:style style:name="T80_117" style:family="text"/>
    <style:style style:name="T80_118" style:family="text"/>
    <style:style style:name="T80_119" style:family="text"/>
    <style:style style:name="T80_120" style:family="text"/>
    <style:style style:name="T80_121" style:family="text"/>
    <style:style style:name="T80_122" style:family="text"/>
    <style:style style:name="T80_123" style:family="text"/>
    <style:style style:name="T80_124" style:family="text"/>
    <style:style style:name="T80_125" style:family="text"/>
    <style:style style:name="T80_126" style:family="text"/>
    <style:style style:name="T80_127" style:family="text"/>
    <style:style style:name="T80_128" style:family="text"/>
    <style:style style:name="T80_129" style:family="text"/>
    <style:style style:name="T80_130" style:family="text"/>
    <style:style style:name="T80_131" style:family="text"/>
    <style:style style:name="T80_132" style:family="text"/>
    <style:style style:name="T80_133" style:family="text"/>
    <style:style style:name="T80_134" style:family="text"/>
    <style:style style:name="T80_135" style:family="text"/>
    <style:style style:name="T80_136" style:family="text"/>
    <style:style style:name="T80_137" style:family="text"/>
    <style:style style:name="T80_138" style:family="text"/>
    <style:style style:name="T80_139" style:family="text"/>
    <style:style style:name="T80_140" style:family="text"/>
    <style:style style:name="T80_141" style:family="text"/>
    <style:style style:name="T80_142" style:family="text"/>
    <style:style style:name="T80_143" style:family="text"/>
    <style:style style:name="T80_144" style:family="text"/>
    <style:style style:name="T80_145" style:family="text"/>
    <style:style style:name="T80_146" style:family="text"/>
    <style:style style:name="T80_147" style:family="text"/>
    <style:style style:name="T80_148" style:family="text"/>
    <style:style style:name="T80_149" style:family="text"/>
    <style:style style:name="T80_150" style:family="text"/>
    <style:style style:name="T80_151" style:family="text"/>
    <style:style style:name="T80_152" style:family="text"/>
    <style:style style:name="T80_153" style:family="text"/>
    <style:style style:name="T80_154" style:family="text"/>
    <style:style style:name="T80_155" style:family="text"/>
    <style:style style:name="T80_156" style:family="text"/>
    <style:style style:name="T80_157" style:family="text"/>
    <style:style style:name="T80_158" style:family="text"/>
    <style:style style:name="T80_159" style:family="text"/>
    <style:style style:name="T80_160" style:family="text"/>
    <style:style style:name="T80_161" style:family="text"/>
    <style:style style:name="T80_162" style:family="text"/>
    <style:style style:name="T80_163" style:family="text"/>
    <style:style style:name="T80_164" style:family="text"/>
    <style:style style:name="T80_165" style:family="text"/>
    <style:style style:name="T80_166" style:family="text"/>
    <style:style style:name="T80_167" style:family="text"/>
    <style:style style:name="T80_168" style:family="text"/>
    <style:style style:name="T80_169" style:family="text"/>
    <style:style style:name="T80_170" style:family="text"/>
    <style:style style:name="T80_171" style:family="text"/>
    <style:style style:name="T80_172" style:family="text"/>
    <style:style style:name="T80_173" style:family="text"/>
    <style:style style:name="T80_174" style:family="text"/>
    <style:style style:name="T80_175" style:family="text"/>
    <style:style style:name="T80_176" style:family="text"/>
    <style:style style:name="T80_177" style:family="text"/>
    <style:style style:name="T80_178" style:family="text"/>
    <style:style style:name="T80_179" style:family="text"/>
    <style:style style:name="T80_180" style:family="text"/>
    <style:style style:name="T80_181" style:family="text"/>
    <style:style style:name="T80_182" style:family="text"/>
    <style:style style:name="T80_183" style:family="text"/>
    <style:style style:name="T80_184" style:family="text"/>
    <style:style style:name="T80_185" style:family="text"/>
    <style:style style:name="T80_186" style:family="text"/>
    <style:style style:name="T80_187" style:family="text"/>
    <style:style style:name="T80_188" style:family="text"/>
    <style:style style:name="T80_189" style:family="text"/>
    <style:style style:name="T80_190" style:family="text"/>
    <style:style style:name="T80_191" style:family="text"/>
    <style:style style:name="T80_192" style:family="text"/>
    <style:style style:name="T80_193" style:family="text"/>
    <style:style style:name="T80_194" style:family="text"/>
    <style:style style:name="T80_195" style:family="text"/>
    <style:style style:name="T80_196" style:family="text"/>
    <style:style style:name="T80_197" style:family="text"/>
    <style:style style:name="T80_198" style:family="text"/>
    <style:style style:name="T80_199" style:family="text"/>
    <style:style style:name="T80_200" style:family="text"/>
    <style:style style:name="T80_201" style:family="text"/>
    <style:style style:name="T80_202" style:family="text"/>
    <style:style style:name="T80_203" style:family="text"/>
    <style:style style:name="T80_204" style:family="text"/>
    <style:style style:name="P81" style:family="paragraph" style:parent-style-name="Heading_20_2">
      <style:paragraph-properties fo:break-before="auto" fo:line-height="115%" style:writing-mode="lr-tb"/>
    </style:style>
    <style:style style:name="T81_1" style:family="text"/>
    <style:style style:name="T81_2" style:family="text"/>
    <style:style style:name="T81_3" style:family="text"/>
    <style:style style:name="T81_4" style:family="text"/>
    <style:style style:name="T81_5" style:family="text"/>
    <style:style style:name="T81_6" style:family="text"/>
    <style:style style:name="T81_7" style:family="text"/>
    <style:style style:name="T81_8" style:family="text"/>
    <style:style style:name="T81_9" style:family="text"/>
    <style:style style:name="P82" style:family="paragraph" style:parent-style-name="Standard">
      <style:paragraph-properties fo:break-before="auto" fo:line-height="115%" style:writing-mode="lr-tb"/>
    </style:style>
    <style:style style:name="T82_1" style:family="text"/>
    <style:style style:name="T82_2" style:family="text"/>
    <style:style style:name="T82_3" style:family="text"/>
    <style:style style:name="T82_4" style:family="text"/>
    <style:style style:name="T82_5" style:family="text"/>
    <style:style style:name="T82_6" style:family="text"/>
    <style:style style:name="T82_7" style:family="text"/>
    <style:style style:name="T82_8" style:family="text"/>
    <style:style style:name="T82_9" style:family="text"/>
    <style:style style:name="T82_10" style:family="text"/>
    <style:style style:name="T82_11" style:family="text"/>
    <style:style style:name="T82_12" style:family="text"/>
    <style:style style:name="T82_13" style:family="text"/>
    <style:style style:name="T82_14" style:family="text"/>
    <style:style style:name="T82_15" style:family="text"/>
    <style:style style:name="T82_16" style:family="text"/>
    <style:style style:name="T82_17" style:family="text"/>
    <style:style style:name="T82_18" style:family="text"/>
    <style:style style:name="T82_19" style:family="text"/>
    <style:style style:name="T82_20" style:family="text"/>
    <style:style style:name="T82_21" style:family="text"/>
    <style:style style:name="T82_22" style:family="text"/>
    <style:style style:name="T82_23" style:family="text"/>
    <style:style style:name="T82_24" style:family="text"/>
    <style:style style:name="T82_25" style:family="text"/>
    <style:style style:name="T82_26" style:family="text"/>
    <style:style style:name="T82_27" style:family="text"/>
    <style:style style:name="T82_28" style:family="text"/>
    <style:style style:name="T82_29" style:family="text"/>
    <style:style style:name="T82_30" style:family="text"/>
    <style:style style:name="T82_31" style:family="text"/>
    <style:style style:name="T82_32" style:family="text"/>
    <style:style style:name="T82_33" style:family="text"/>
    <style:style style:name="T82_34" style:family="text"/>
    <style:style style:name="T82_35" style:family="text"/>
    <style:style style:name="T82_36" style:family="text"/>
    <style:style style:name="T82_37" style:family="text"/>
    <style:style style:name="T82_38" style:family="text"/>
    <style:style style:name="T82_39" style:family="text"/>
    <style:style style:name="T82_40" style:family="text"/>
    <style:style style:name="T82_41" style:family="text"/>
    <style:style style:name="T82_42" style:family="text"/>
    <style:style style:name="T82_43" style:family="text"/>
    <style:style style:name="P83" style:family="paragraph" style:parent-style-name="Standard">
      <style:paragraph-properties fo:break-before="auto" fo:line-height="100%" fo:margin-bottom="0cm" style:writing-mode="lr-tb"/>
    </style:style>
    <style:style style:name="T83_1" style:family="text">
      <style:text-properties style:font-name="Consolas" style:font-name-asian="Consolas" style:font-name-complex="Consolas"/>
    </style:style>
    <style:style style:name="P84" style:family="paragraph" style:parent-style-name="Standard">
      <style:paragraph-properties fo:break-before="auto" fo:line-height="100%" fo:margin-bottom="0cm" style:writing-mode="lr-tb"/>
    </style:style>
    <style:style style:name="T84_1" style:family="text">
      <style:text-properties style:font-name="Consolas" style:font-name-asian="Consolas" style:font-name-complex="Consolas"/>
    </style:style>
    <style:style style:name="T84_2" style:family="text">
      <style:text-properties style:font-name="Consolas" style:font-name-asian="Consolas" style:font-name-complex="Consolas"/>
    </style:style>
    <style:style style:name="T84_3" style:family="text">
      <style:text-properties style:font-name="Consolas" style:font-name-asian="Consolas" style:font-name-complex="Consolas"/>
    </style:style>
    <style:style style:name="T84_4" style:family="text">
      <style:text-properties style:font-name="Consolas" style:font-name-asian="Consolas" style:font-name-complex="Consolas"/>
    </style:style>
    <style:style style:name="T84_5" style:family="text">
      <style:text-properties style:font-name="Consolas" style:font-name-asian="Consolas" style:font-name-complex="Consolas"/>
    </style:style>
    <style:style style:name="P85" style:family="paragraph" style:parent-style-name="Standard">
      <style:paragraph-properties fo:break-before="auto" fo:line-height="100%" fo:margin-bottom="0cm" style:writing-mode="lr-tb"/>
    </style:style>
    <style:style style:name="T85_1" style:family="text">
      <style:text-properties style:font-name="Consolas" style:font-name-asian="Consolas" style:font-name-complex="Consolas"/>
    </style:style>
    <style:style style:name="T85_2" style:family="text">
      <style:text-properties style:font-name="Consolas" style:font-name-asian="Consolas" style:font-name-complex="Consolas"/>
    </style:style>
    <style:style style:name="T85_3" style:family="text">
      <style:text-properties style:font-name="Consolas" style:font-name-asian="Consolas" style:font-name-complex="Consolas"/>
    </style:style>
    <style:style style:name="T85_4" style:family="text">
      <style:text-properties style:font-name="Consolas" style:font-name-asian="Consolas" style:font-name-complex="Consolas"/>
    </style:style>
    <style:style style:name="T85_5" style:family="text">
      <style:text-properties style:font-name="Consolas" style:font-name-asian="Consolas" style:font-name-complex="Consolas"/>
    </style:style>
    <style:style style:name="P86" style:family="paragraph" style:parent-style-name="Standard">
      <style:paragraph-properties fo:break-before="auto" fo:line-height="100%" fo:margin-bottom="0cm" style:writing-mode="lr-tb"/>
    </style:style>
    <style:style style:name="T86_1" style:family="text">
      <style:text-properties style:font-name="Consolas" style:font-name-asian="Consolas" style:font-name-complex="Consolas"/>
    </style:style>
    <style:style style:name="T86_2" style:family="text">
      <style:text-properties style:font-name="Consolas" style:font-name-asian="Consolas" style:font-name-complex="Consolas"/>
    </style:style>
    <style:style style:name="T86_3" style:family="text">
      <style:text-properties style:font-name="Consolas" style:font-name-asian="Consolas" style:font-name-complex="Consolas"/>
    </style:style>
    <style:style style:name="T86_4" style:family="text">
      <style:text-properties style:font-name="Consolas" style:font-name-asian="Consolas" style:font-name-complex="Consolas"/>
    </style:style>
    <style:style style:name="T86_5" style:family="text">
      <style:text-properties style:font-name="Consolas" style:font-name-asian="Consolas" style:font-name-complex="Consolas"/>
    </style:style>
    <style:style style:name="T86_6" style:family="text">
      <style:text-properties style:font-name="Consolas" style:font-name-asian="Consolas" style:font-name-complex="Consolas"/>
    </style:style>
    <style:style style:name="T86_7" style:family="text">
      <style:text-properties style:font-name="Consolas" style:font-name-asian="Consolas" style:font-name-complex="Consolas"/>
    </style:style>
    <style:style style:name="P87" style:family="paragraph" style:parent-style-name="Standard">
      <style:paragraph-properties fo:break-before="auto" fo:line-height="100%" fo:margin-bottom="0cm" style:writing-mode="lr-tb"/>
    </style:style>
    <style:style style:name="T87_1" style:family="text">
      <style:text-properties style:font-name="Consolas" style:font-name-asian="Consolas" style:font-name-complex="Consolas"/>
    </style:style>
    <style:style style:name="T87_2" style:family="text">
      <style:text-properties style:font-name="Consolas" style:font-name-asian="Consolas" style:font-name-complex="Consolas"/>
    </style:style>
    <style:style style:name="T87_3" style:family="text">
      <style:text-properties style:font-name="Consolas" style:font-name-asian="Consolas" style:font-name-complex="Consolas"/>
    </style:style>
    <style:style style:name="P88" style:family="paragraph" style:parent-style-name="Standard">
      <style:paragraph-properties fo:break-before="auto" fo:line-height="100%" fo:margin-bottom="0cm" style:writing-mode="lr-tb"/>
    </style:style>
    <style:style style:name="T88_1" style:family="text">
      <style:text-properties style:font-name="Consolas" style:font-name-asian="Consolas" style:font-name-complex="Consolas"/>
    </style:style>
    <style:style style:name="T88_2" style:family="text">
      <style:text-properties style:font-name="Consolas" style:font-name-asian="Consolas" style:font-name-complex="Consolas"/>
    </style:style>
    <style:style style:name="T88_3" style:family="text">
      <style:text-properties style:font-name="Consolas" style:font-name-asian="Consolas" style:font-name-complex="Consolas"/>
    </style:style>
    <style:style style:name="P89" style:family="paragraph" style:parent-style-name="Standard">
      <style:paragraph-properties fo:break-before="auto" fo:line-height="100%" fo:margin-bottom="0cm" style:writing-mode="lr-tb"/>
    </style:style>
    <style:style style:name="T89_1" style:family="text">
      <style:text-properties style:font-name="Consolas" style:font-name-asian="Consolas" style:font-name-complex="Consolas"/>
    </style:style>
    <style:style style:name="T89_2" style:family="text">
      <style:text-properties style:font-name="Consolas" style:font-name-asian="Consolas" style:font-name-complex="Consolas"/>
    </style:style>
    <style:style style:name="T89_3" style:family="text">
      <style:text-properties style:font-name="Consolas" style:font-name-asian="Consolas" style:font-name-complex="Consolas"/>
    </style:style>
    <style:style style:name="T89_4" style:family="text">
      <style:text-properties style:font-name="Consolas" style:font-name-asian="Consolas" style:font-name-complex="Consolas"/>
    </style:style>
    <style:style style:name="T89_5" style:family="text">
      <style:text-properties style:font-name="Consolas" style:font-name-asian="Consolas" style:font-name-complex="Consolas"/>
    </style:style>
    <style:style style:name="T89_6" style:family="text">
      <style:text-properties style:font-name="Consolas" style:font-name-asian="Consolas" style:font-name-complex="Consolas"/>
    </style:style>
    <style:style style:name="T89_7" style:family="text">
      <style:text-properties style:font-name="Consolas" style:font-name-asian="Consolas" style:font-name-complex="Consolas"/>
    </style:style>
    <style:style style:name="P90" style:family="paragraph" style:parent-style-name="Standard">
      <style:paragraph-properties fo:break-before="auto" fo:line-height="100%" fo:margin-bottom="0cm" style:writing-mode="lr-tb"/>
    </style:style>
    <style:style style:name="T90_1" style:family="text">
      <style:text-properties style:font-name="Consolas" style:font-name-asian="Consolas" style:font-name-complex="Consolas"/>
    </style:style>
    <style:style style:name="T90_2" style:family="text">
      <style:text-properties style:font-name="Consolas" style:font-name-asian="Consolas" style:font-name-complex="Consolas"/>
    </style:style>
    <style:style style:name="T90_3" style:family="text">
      <style:text-properties style:font-name="Consolas" style:font-name-asian="Consolas" style:font-name-complex="Consolas"/>
    </style:style>
    <style:style style:name="T90_4" style:family="text">
      <style:text-properties style:font-name="Consolas" style:font-name-asian="Consolas" style:font-name-complex="Consolas"/>
    </style:style>
    <style:style style:name="T90_5" style:family="text">
      <style:text-properties style:font-name="Consolas" style:font-name-asian="Consolas" style:font-name-complex="Consolas"/>
    </style:style>
    <style:style style:name="T90_6" style:family="text">
      <style:text-properties style:font-name="Consolas" style:font-name-asian="Consolas" style:font-name-complex="Consolas"/>
    </style:style>
    <style:style style:name="T90_7" style:family="text">
      <style:text-properties style:font-name="Consolas" style:font-name-asian="Consolas" style:font-name-complex="Consolas"/>
    </style:style>
    <style:style style:name="P91" style:family="paragraph" style:parent-style-name="Standard">
      <style:paragraph-properties fo:break-before="auto" fo:line-height="100%" fo:margin-bottom="0cm" style:writing-mode="lr-tb"/>
    </style:style>
    <style:style style:name="T91_1" style:family="text">
      <style:text-properties style:font-name="Consolas" style:font-name-asian="Consolas" style:font-name-complex="Consolas"/>
    </style:style>
    <style:style style:name="T91_2" style:family="text">
      <style:text-properties style:font-name="Consolas" style:font-name-asian="Consolas" style:font-name-complex="Consolas"/>
    </style:style>
    <style:style style:name="T91_3" style:family="text">
      <style:text-properties style:font-name="Consolas" style:font-name-asian="Consolas" style:font-name-complex="Consolas"/>
    </style:style>
    <style:style style:name="T91_4" style:family="text">
      <style:text-properties style:font-name="Consolas" style:font-name-asian="Consolas" style:font-name-complex="Consolas"/>
    </style:style>
    <style:style style:name="T91_5" style:family="text">
      <style:text-properties style:font-name="Consolas" style:font-name-asian="Consolas" style:font-name-complex="Consolas"/>
    </style:style>
    <style:style style:name="P92" style:family="paragraph" style:parent-style-name="Standard">
      <style:paragraph-properties fo:break-before="auto" fo:line-height="100%" fo:margin-bottom="0cm" style:writing-mode="lr-tb"/>
    </style:style>
    <style:style style:name="T92_1" style:family="text">
      <style:text-properties style:font-name="Consolas" style:font-name-asian="Consolas" style:font-name-complex="Consolas"/>
    </style:style>
    <style:style style:name="P93" style:family="paragraph" style:parent-style-name="Standard">
      <style:paragraph-properties fo:break-before="auto" fo:line-height="100%" fo:margin-bottom="0cm" style:writing-mode="lr-tb"/>
    </style:style>
    <style:style style:name="T93_1" style:family="text">
      <style:text-properties style:font-name="Consolas" style:font-name-asian="Consolas" style:font-name-complex="Consolas"/>
    </style:style>
    <style:style style:name="T93_2" style:family="text">
      <style:text-properties style:font-name="Consolas" style:font-name-asian="Consolas" style:font-name-complex="Consolas"/>
    </style:style>
    <style:style style:name="T93_3" style:family="text">
      <style:text-properties style:font-name="Consolas" style:font-name-asian="Consolas" style:font-name-complex="Consolas"/>
    </style:style>
    <style:style style:name="P94" style:family="paragraph" style:parent-style-name="Standard">
      <style:paragraph-properties fo:break-before="auto" fo:line-height="100%" fo:margin-bottom="0cm" style:writing-mode="lr-tb"/>
    </style:style>
    <style:style style:name="T94_1" style:family="text">
      <style:text-properties style:font-name="Consolas" style:font-name-asian="Consolas" style:font-name-complex="Consolas"/>
    </style:style>
    <style:style style:name="T94_2" style:family="text">
      <style:text-properties style:font-name="Consolas" style:font-name-asian="Consolas" style:font-name-complex="Consolas"/>
    </style:style>
    <style:style style:name="T94_3" style:family="text">
      <style:text-properties style:font-name="Consolas" style:font-name-asian="Consolas" style:font-name-complex="Consolas"/>
    </style:style>
    <style:style style:name="T94_4" style:family="text">
      <style:text-properties style:font-name="Consolas" style:font-name-asian="Consolas" style:font-name-complex="Consolas"/>
    </style:style>
    <style:style style:name="T94_5" style:family="text">
      <style:text-properties style:font-name="Consolas" style:font-name-asian="Consolas" style:font-name-complex="Consolas"/>
    </style:style>
    <style:style style:name="T94_6" style:family="text">
      <style:text-properties style:font-name="Consolas" style:font-name-asian="Consolas" style:font-name-complex="Consolas"/>
    </style:style>
    <style:style style:name="T94_7" style:family="text">
      <style:text-properties style:font-name="Consolas" style:font-name-asian="Consolas" style:font-name-complex="Consolas"/>
    </style:style>
    <style:style style:name="P95" style:family="paragraph" style:parent-style-name="Standard">
      <style:paragraph-properties fo:break-before="auto" fo:line-height="100%" fo:margin-bottom="0cm" style:writing-mode="lr-tb"/>
    </style:style>
    <style:style style:name="T95_1" style:family="text">
      <style:text-properties style:font-name="Consolas" style:font-name-asian="Consolas" style:font-name-complex="Consolas"/>
    </style:style>
    <style:style style:name="T95_2" style:family="text">
      <style:text-properties style:font-name="Consolas" style:font-name-asian="Consolas" style:font-name-complex="Consolas"/>
    </style:style>
    <style:style style:name="T95_3" style:family="text">
      <style:text-properties style:font-name="Consolas" style:font-name-asian="Consolas" style:font-name-complex="Consolas"/>
    </style:style>
    <style:style style:name="T95_4" style:family="text">
      <style:text-properties style:font-name="Consolas" style:font-name-asian="Consolas" style:font-name-complex="Consolas"/>
    </style:style>
    <style:style style:name="T95_5" style:family="text">
      <style:text-properties style:font-name="Consolas" style:font-name-asian="Consolas" style:font-name-complex="Consolas"/>
    </style:style>
    <style:style style:name="T95_6" style:family="text">
      <style:text-properties style:font-name="Consolas" style:font-name-asian="Consolas" style:font-name-complex="Consolas"/>
    </style:style>
    <style:style style:name="T95_7" style:family="text">
      <style:text-properties style:font-name="Consolas" style:font-name-asian="Consolas" style:font-name-complex="Consolas"/>
    </style:style>
    <style:style style:name="P96" style:family="paragraph" style:parent-style-name="Standard">
      <style:paragraph-properties fo:break-before="auto" fo:line-height="100%" fo:margin-bottom="0cm" style:writing-mode="lr-tb"/>
    </style:style>
    <style:style style:name="T96_1" style:family="text">
      <style:text-properties style:font-name="Consolas" style:font-name-asian="Consolas" style:font-name-complex="Consolas"/>
    </style:style>
    <style:style style:name="T96_2" style:family="text">
      <style:text-properties style:font-name="Consolas" style:font-name-asian="Consolas" style:font-name-complex="Consolas"/>
    </style:style>
    <style:style style:name="T96_3" style:family="text">
      <style:text-properties style:font-name="Consolas" style:font-name-asian="Consolas" style:font-name-complex="Consolas"/>
    </style:style>
    <style:style style:name="T96_4" style:family="text">
      <style:text-properties style:font-name="Consolas" style:font-name-asian="Consolas" style:font-name-complex="Consolas"/>
    </style:style>
    <style:style style:name="T96_5" style:family="text">
      <style:text-properties style:font-name="Consolas" style:font-name-asian="Consolas" style:font-name-complex="Consolas"/>
    </style:style>
    <style:style style:name="P97" style:family="paragraph" style:parent-style-name="Standard">
      <style:paragraph-properties fo:break-before="auto" fo:line-height="100%" fo:margin-bottom="0cm" style:writing-mode="lr-tb"/>
    </style:style>
    <style:style style:name="T97_1" style:family="text">
      <style:text-properties style:font-name="Consolas" style:font-name-asian="Consolas" style:font-name-complex="Consolas"/>
    </style:style>
    <style:style style:name="P98" style:family="paragraph" style:parent-style-name="Standard">
      <style:paragraph-properties fo:break-before="auto" fo:line-height="100%" fo:margin-bottom="0cm" style:writing-mode="lr-tb"/>
    </style:style>
    <style:style style:name="T98_1" style:family="text">
      <style:text-properties style:font-name="Consolas" style:font-name-asian="Consolas" style:font-name-complex="Consolas"/>
    </style:style>
    <style:style style:name="P99" style:family="paragraph" style:parent-style-name="Standard">
      <style:paragraph-properties fo:break-before="auto" fo:line-height="100%" fo:margin-bottom="0cm" style:writing-mode="lr-tb"/>
    </style:style>
    <style:style style:name="T99_1" style:family="text">
      <style:text-properties style:font-name="Consolas" style:font-name-asian="Consolas" style:font-name-complex="Consolas"/>
    </style:style>
    <style:style style:name="T99_2" style:family="text">
      <style:text-properties style:font-name="Consolas" style:font-name-asian="Consolas" style:font-name-complex="Consolas"/>
    </style:style>
    <style:style style:name="T99_3" style:family="text">
      <style:text-properties style:font-name="Consolas" style:font-name-asian="Consolas" style:font-name-complex="Consolas"/>
    </style:style>
    <style:style style:name="P100" style:family="paragraph" style:parent-style-name="Standard">
      <style:paragraph-properties fo:break-before="auto" fo:line-height="100%" fo:margin-bottom="0cm" style:writing-mode="lr-tb"/>
    </style:style>
    <style:style style:name="T100_1" style:family="text">
      <style:text-properties style:font-name="Consolas" style:font-name-asian="Consolas" style:font-name-complex="Consolas"/>
    </style:style>
    <style:style style:name="T100_2" style:family="text">
      <style:text-properties style:font-name="Consolas" style:font-name-asian="Consolas" style:font-name-complex="Consolas"/>
    </style:style>
    <style:style style:name="T100_3" style:family="text">
      <style:text-properties style:font-name="Consolas" style:font-name-asian="Consolas" style:font-name-complex="Consolas"/>
    </style:style>
    <style:style style:name="T100_4" style:family="text">
      <style:text-properties style:font-name="Consolas" style:font-name-asian="Consolas" style:font-name-complex="Consolas"/>
    </style:style>
    <style:style style:name="T100_5" style:family="text">
      <style:text-properties style:font-name="Consolas" style:font-name-asian="Consolas" style:font-name-complex="Consolas"/>
    </style:style>
    <style:style style:name="T100_6" style:family="text">
      <style:text-properties style:font-name="Consolas" style:font-name-asian="Consolas" style:font-name-complex="Consolas"/>
    </style:style>
    <style:style style:name="T100_7" style:family="text">
      <style:text-properties style:font-name="Consolas" style:font-name-asian="Consolas" style:font-name-complex="Consolas"/>
    </style:style>
    <style:style style:name="T100_8" style:family="text">
      <style:text-properties style:font-name="Consolas" style:font-name-asian="Consolas" style:font-name-complex="Consolas"/>
    </style:style>
    <style:style style:name="T100_9" style:family="text">
      <style:text-properties style:font-name="Consolas" style:font-name-asian="Consolas" style:font-name-complex="Consolas"/>
    </style:style>
    <style:style style:name="P101" style:family="paragraph" style:parent-style-name="Standard">
      <style:paragraph-properties fo:break-before="auto" fo:line-height="100%" fo:margin-bottom="0cm" style:writing-mode="lr-tb"/>
    </style:style>
    <style:style style:name="T101_1" style:family="text">
      <style:text-properties style:font-name="Consolas" style:font-name-asian="Consolas" style:font-name-complex="Consolas"/>
    </style:style>
    <style:style style:name="T101_2" style:family="text">
      <style:text-properties style:font-name="Consolas" style:font-name-asian="Consolas" style:font-name-complex="Consolas"/>
    </style:style>
    <style:style style:name="T101_3" style:family="text">
      <style:text-properties style:font-name="Consolas" style:font-name-asian="Consolas" style:font-name-complex="Consolas"/>
    </style:style>
    <style:style style:name="T101_4" style:family="text">
      <style:text-properties style:font-name="Consolas" style:font-name-asian="Consolas" style:font-name-complex="Consolas"/>
    </style:style>
    <style:style style:name="T101_5" style:family="text">
      <style:text-properties style:font-name="Consolas" style:font-name-asian="Consolas" style:font-name-complex="Consolas"/>
    </style:style>
    <style:style style:name="T101_6" style:family="text">
      <style:text-properties style:font-name="Consolas" style:font-name-asian="Consolas" style:font-name-complex="Consolas"/>
    </style:style>
    <style:style style:name="T101_7" style:family="text">
      <style:text-properties style:font-name="Consolas" style:font-name-asian="Consolas" style:font-name-complex="Consolas"/>
    </style:style>
    <style:style style:name="P102" style:family="paragraph" style:parent-style-name="Standard">
      <style:paragraph-properties fo:break-before="auto" fo:line-height="100%" fo:margin-bottom="0cm" style:writing-mode="lr-tb"/>
    </style:style>
    <style:style style:name="T102_1" style:family="text">
      <style:text-properties style:font-name="Consolas" style:font-name-asian="Consolas" style:font-name-complex="Consolas"/>
    </style:style>
    <style:style style:name="T102_2" style:family="text">
      <style:text-properties style:font-name="Consolas" style:font-name-asian="Consolas" style:font-name-complex="Consolas"/>
    </style:style>
    <style:style style:name="T102_3" style:family="text">
      <style:text-properties style:font-name="Consolas" style:font-name-asian="Consolas" style:font-name-complex="Consolas"/>
    </style:style>
    <style:style style:name="P103" style:family="paragraph" style:parent-style-name="Standard">
      <style:paragraph-properties fo:break-before="auto" fo:line-height="100%" fo:margin-bottom="0cm" style:writing-mode="lr-tb"/>
    </style:style>
    <style:style style:name="T103_1" style:family="text">
      <style:text-properties style:font-name="Consolas" style:font-name-asian="Consolas" style:font-name-complex="Consolas"/>
    </style:style>
    <style:style style:name="P104" style:family="paragraph" style:parent-style-name="Standard">
      <style:paragraph-properties fo:break-before="auto" fo:line-height="100%" fo:margin-bottom="0cm" style:writing-mode="lr-tb"/>
    </style:style>
    <style:style style:name="T104_1" style:family="text">
      <style:text-properties style:font-name="Consolas" style:font-name-asian="Consolas" style:font-name-complex="Consolas"/>
    </style:style>
    <style:style style:name="P105" style:family="paragraph" style:parent-style-name="Standard">
      <style:paragraph-properties fo:break-before="auto" fo:line-height="100%" fo:margin-bottom="0cm" style:writing-mode="lr-tb"/>
    </style:style>
    <style:style style:name="T105_1" style:family="text">
      <style:text-properties style:font-name="Consolas" style:font-name-asian="Consolas" style:font-name-complex="Consolas"/>
    </style:style>
    <style:style style:name="P106" style:family="paragraph" style:parent-style-name="Standard">
      <style:paragraph-properties fo:break-before="auto" fo:line-height="100%" fo:margin-bottom="0cm" style:writing-mode="lr-tb"/>
    </style:style>
    <style:style style:name="T106_1" style:family="text">
      <style:text-properties style:font-name="Consolas" style:font-name-asian="Consolas" style:font-name-complex="Consolas"/>
    </style:style>
    <style:style style:name="T106_2" style:family="text">
      <style:text-properties style:font-name="Consolas" style:font-name-asian="Consolas" style:font-name-complex="Consolas"/>
    </style:style>
    <style:style style:name="T106_3" style:family="text">
      <style:text-properties style:font-name="Consolas" style:font-name-asian="Consolas" style:font-name-complex="Consolas"/>
    </style:style>
    <style:style style:name="T106_4" style:family="text">
      <style:text-properties style:font-name="Consolas" style:font-name-asian="Consolas" style:font-name-complex="Consolas"/>
    </style:style>
    <style:style style:name="T106_5" style:family="text">
      <style:text-properties style:font-name="Consolas" style:font-name-asian="Consolas" style:font-name-complex="Consolas"/>
    </style:style>
    <style:style style:name="P107" style:family="paragraph" style:parent-style-name="Standard">
      <style:paragraph-properties fo:break-before="auto" fo:line-height="100%" fo:margin-bottom="0cm" style:writing-mode="lr-tb"/>
    </style:style>
    <style:style style:name="T107_1" style:family="text">
      <style:text-properties style:font-name="Consolas" style:font-name-asian="Consolas" style:font-name-complex="Consolas"/>
    </style:style>
    <style:style style:name="T107_2" style:family="text">
      <style:text-properties style:font-name="Consolas" style:font-name-asian="Consolas" style:font-name-complex="Consolas"/>
    </style:style>
    <style:style style:name="T107_3" style:family="text">
      <style:text-properties style:font-name="Consolas" style:font-name-asian="Consolas" style:font-name-complex="Consolas"/>
    </style:style>
    <style:style style:name="T107_4" style:family="text">
      <style:text-properties style:font-name="Consolas" style:font-name-asian="Consolas" style:font-name-complex="Consolas"/>
    </style:style>
    <style:style style:name="T107_5" style:family="text">
      <style:text-properties style:font-name="Consolas" style:font-name-asian="Consolas" style:font-name-complex="Consolas"/>
    </style:style>
    <style:style style:name="P108" style:family="paragraph" style:parent-style-name="Standard">
      <style:paragraph-properties fo:break-before="auto" fo:line-height="100%" fo:margin-bottom="0cm" style:writing-mode="lr-tb"/>
    </style:style>
    <style:style style:name="T108_1" style:family="text">
      <style:text-properties style:font-name="Consolas" style:font-name-asian="Consolas" style:font-name-complex="Consolas"/>
    </style:style>
    <style:style style:name="T108_2" style:family="text">
      <style:text-properties style:font-name="Consolas" style:font-name-asian="Consolas" style:font-name-complex="Consolas"/>
    </style:style>
    <style:style style:name="T108_3" style:family="text">
      <style:text-properties style:font-name="Consolas" style:font-name-asian="Consolas" style:font-name-complex="Consolas"/>
    </style:style>
    <style:style style:name="T108_4" style:family="text">
      <style:text-properties style:font-name="Consolas" style:font-name-asian="Consolas" style:font-name-complex="Consolas"/>
    </style:style>
    <style:style style:name="T108_5" style:family="text">
      <style:text-properties style:font-name="Consolas" style:font-name-asian="Consolas" style:font-name-complex="Consolas"/>
    </style:style>
    <style:style style:name="T108_6" style:family="text">
      <style:text-properties style:font-name="Consolas" style:font-name-asian="Consolas" style:font-name-complex="Consolas"/>
    </style:style>
    <style:style style:name="T108_7" style:family="text">
      <style:text-properties style:font-name="Consolas" style:font-name-asian="Consolas" style:font-name-complex="Consolas"/>
    </style:style>
    <style:style style:name="T108_8" style:family="text">
      <style:text-properties style:font-name="Consolas" style:font-name-asian="Consolas" style:font-name-complex="Consolas"/>
    </style:style>
    <style:style style:name="T108_9" style:family="text">
      <style:text-properties style:font-name="Consolas" style:font-name-asian="Consolas" style:font-name-complex="Consolas"/>
    </style:style>
    <style:style style:name="T108_10" style:family="text">
      <style:text-properties style:font-name="Consolas" style:font-name-asian="Consolas" style:font-name-complex="Consolas"/>
    </style:style>
    <style:style style:name="T108_11" style:family="text">
      <style:text-properties style:font-name="Consolas" style:font-name-asian="Consolas" style:font-name-complex="Consolas"/>
    </style:style>
    <style:style style:name="P109" style:family="paragraph" style:parent-style-name="Standard">
      <style:paragraph-properties fo:break-before="auto" fo:line-height="100%" fo:margin-bottom="0cm" style:writing-mode="lr-tb"/>
    </style:style>
    <style:style style:name="T109_1" style:family="text">
      <style:text-properties style:font-name="Consolas" style:font-name-asian="Consolas" style:font-name-complex="Consolas"/>
    </style:style>
    <style:style style:name="T109_2" style:family="text">
      <style:text-properties style:font-name="Consolas" style:font-name-asian="Consolas" style:font-name-complex="Consolas"/>
    </style:style>
    <style:style style:name="T109_3" style:family="text">
      <style:text-properties style:font-name="Consolas" style:font-name-asian="Consolas" style:font-name-complex="Consolas"/>
    </style:style>
    <style:style style:name="P110" style:family="paragraph" style:parent-style-name="Standard">
      <style:paragraph-properties fo:break-before="auto" fo:line-height="100%" fo:margin-bottom="0cm" style:writing-mode="lr-tb"/>
    </style:style>
    <style:style style:name="T110_1" style:family="text">
      <style:text-properties style:font-name="Consolas" style:font-name-asian="Consolas" style:font-name-complex="Consolas"/>
    </style:style>
    <style:style style:name="T110_2" style:family="text">
      <style:text-properties style:font-name="Consolas" style:font-name-asian="Consolas" style:font-name-complex="Consolas"/>
    </style:style>
    <style:style style:name="T110_3" style:family="text">
      <style:text-properties style:font-name="Consolas" style:font-name-asian="Consolas" style:font-name-complex="Consolas"/>
    </style:style>
    <style:style style:name="T110_4" style:family="text">
      <style:text-properties style:font-name="Consolas" style:font-name-asian="Consolas" style:font-name-complex="Consolas"/>
    </style:style>
    <style:style style:name="T110_5" style:family="text">
      <style:text-properties style:font-name="Consolas" style:font-name-asian="Consolas" style:font-name-complex="Consolas"/>
    </style:style>
    <style:style style:name="P111" style:family="paragraph" style:parent-style-name="Standard">
      <style:paragraph-properties fo:break-before="auto" fo:line-height="100%" fo:margin-bottom="0cm" style:writing-mode="lr-tb"/>
    </style:style>
    <style:style style:name="T111_1" style:family="text">
      <style:text-properties style:font-name="Consolas" style:font-name-asian="Consolas" style:font-name-complex="Consolas"/>
    </style:style>
    <style:style style:name="T111_2" style:family="text">
      <style:text-properties style:font-name="Consolas" style:font-name-asian="Consolas" style:font-name-complex="Consolas"/>
    </style:style>
    <style:style style:name="T111_3" style:family="text">
      <style:text-properties style:font-name="Consolas" style:font-name-asian="Consolas" style:font-name-complex="Consolas"/>
    </style:style>
    <style:style style:name="P112" style:family="paragraph" style:parent-style-name="Standard">
      <style:paragraph-properties fo:break-before="auto" fo:line-height="100%" fo:margin-bottom="0cm" style:writing-mode="lr-tb"/>
    </style:style>
    <style:style style:name="T112_1" style:family="text">
      <style:text-properties style:font-name="Consolas" style:font-name-asian="Consolas" style:font-name-complex="Consolas"/>
    </style:style>
    <style:style style:name="P113" style:family="paragraph" style:parent-style-name="Standard">
      <style:paragraph-properties fo:break-before="auto" fo:line-height="100%" fo:margin-bottom="0cm" style:writing-mode="lr-tb"/>
    </style:style>
    <style:style style:name="T113_1" style:family="text">
      <style:text-properties style:font-name="Consolas" style:font-name-asian="Consolas" style:font-name-complex="Consolas"/>
    </style:style>
    <style:style style:name="P114" style:family="paragraph" style:parent-style-name="Standard">
      <style:paragraph-properties fo:break-before="auto" fo:line-height="100%" fo:margin-bottom="0cm" style:writing-mode="lr-tb"/>
    </style:style>
    <style:style style:name="T114_1" style:family="text">
      <style:text-properties style:font-name="Consolas" style:font-name-asian="Consolas" style:font-name-complex="Consolas"/>
    </style:style>
    <style:style style:name="T114_2" style:family="text">
      <style:text-properties style:font-name="Consolas" style:font-name-asian="Consolas" style:font-name-complex="Consolas"/>
    </style:style>
    <style:style style:name="T114_3" style:family="text">
      <style:text-properties style:font-name="Consolas" style:font-name-asian="Consolas" style:font-name-complex="Consolas"/>
    </style:style>
    <style:style style:name="P115" style:family="paragraph" style:parent-style-name="Standard">
      <style:paragraph-properties fo:break-before="auto" fo:line-height="100%" fo:margin-bottom="0cm" style:writing-mode="lr-tb"/>
    </style:style>
    <style:style style:name="T115_1" style:family="text">
      <style:text-properties style:font-name="Consolas" style:font-name-asian="Consolas" style:font-name-complex="Consolas"/>
    </style:style>
    <style:style style:name="T115_2" style:family="text">
      <style:text-properties style:font-name="Consolas" style:font-name-asian="Consolas" style:font-name-complex="Consolas"/>
    </style:style>
    <style:style style:name="T115_3" style:family="text">
      <style:text-properties style:font-name="Consolas" style:font-name-asian="Consolas" style:font-name-complex="Consolas"/>
    </style:style>
    <style:style style:name="T115_4" style:family="text">
      <style:text-properties style:font-name="Consolas" style:font-name-asian="Consolas" style:font-name-complex="Consolas"/>
    </style:style>
    <style:style style:name="T115_5" style:family="text">
      <style:text-properties style:font-name="Consolas" style:font-name-asian="Consolas" style:font-name-complex="Consolas"/>
    </style:style>
    <style:style style:name="T115_6" style:family="text">
      <style:text-properties style:font-name="Consolas" style:font-name-asian="Consolas" style:font-name-complex="Consolas"/>
    </style:style>
    <style:style style:name="T115_7" style:family="text">
      <style:text-properties style:font-name="Consolas" style:font-name-asian="Consolas" style:font-name-complex="Consolas"/>
    </style:style>
    <style:style style:name="T115_8" style:family="text">
      <style:text-properties style:font-name="Consolas" style:font-name-asian="Consolas" style:font-name-complex="Consolas"/>
    </style:style>
    <style:style style:name="T115_9" style:family="text">
      <style:text-properties style:font-name="Consolas" style:font-name-asian="Consolas" style:font-name-complex="Consolas"/>
    </style:style>
    <style:style style:name="P116" style:family="paragraph" style:parent-style-name="Standard">
      <style:paragraph-properties fo:break-before="auto" fo:line-height="100%" fo:margin-bottom="0cm" style:writing-mode="lr-tb"/>
    </style:style>
    <style:style style:name="T116_1" style:family="text">
      <style:text-properties style:font-name="Consolas" style:font-name-asian="Consolas" style:font-name-complex="Consolas"/>
    </style:style>
    <style:style style:name="T116_2" style:family="text">
      <style:text-properties style:font-name="Consolas" style:font-name-asian="Consolas" style:font-name-complex="Consolas"/>
    </style:style>
    <style:style style:name="T116_3" style:family="text">
      <style:text-properties style:font-name="Consolas" style:font-name-asian="Consolas" style:font-name-complex="Consolas"/>
    </style:style>
    <style:style style:name="T116_4" style:family="text">
      <style:text-properties style:font-name="Consolas" style:font-name-asian="Consolas" style:font-name-complex="Consolas"/>
    </style:style>
    <style:style style:name="T116_5" style:family="text">
      <style:text-properties style:font-name="Consolas" style:font-name-asian="Consolas" style:font-name-complex="Consolas"/>
    </style:style>
    <style:style style:name="T116_6" style:family="text">
      <style:text-properties style:font-name="Consolas" style:font-name-asian="Consolas" style:font-name-complex="Consolas"/>
    </style:style>
    <style:style style:name="T116_7" style:family="text">
      <style:text-properties style:font-name="Consolas" style:font-name-asian="Consolas" style:font-name-complex="Consolas"/>
    </style:style>
    <style:style style:name="P117" style:family="paragraph" style:parent-style-name="Standard">
      <style:paragraph-properties fo:break-before="auto" fo:line-height="100%" fo:margin-bottom="0cm" style:writing-mode="lr-tb"/>
    </style:style>
    <style:style style:name="T117_1" style:family="text">
      <style:text-properties style:font-name="Consolas" style:font-name-asian="Consolas" style:font-name-complex="Consolas"/>
    </style:style>
    <style:style style:name="T117_2" style:family="text">
      <style:text-properties style:font-name="Consolas" style:font-name-asian="Consolas" style:font-name-complex="Consolas"/>
    </style:style>
    <style:style style:name="T117_3" style:family="text">
      <style:text-properties style:font-name="Consolas" style:font-name-asian="Consolas" style:font-name-complex="Consolas"/>
    </style:style>
    <style:style style:name="P118" style:family="paragraph" style:parent-style-name="Standard">
      <style:paragraph-properties fo:break-before="auto" fo:line-height="100%" fo:margin-bottom="0cm" style:writing-mode="lr-tb"/>
    </style:style>
    <style:style style:name="T118_1" style:family="text">
      <style:text-properties style:font-name="Consolas" style:font-name-asian="Consolas" style:font-name-complex="Consolas"/>
    </style:style>
    <style:style style:name="P119" style:family="paragraph" style:parent-style-name="Standard">
      <style:paragraph-properties fo:break-before="auto" fo:line-height="100%" fo:margin-bottom="0cm" style:writing-mode="lr-tb"/>
    </style:style>
    <style:style style:name="T119_1" style:family="text">
      <style:text-properties style:font-name="Consolas" style:font-name-asian="Consolas" style:font-name-complex="Consolas"/>
    </style:style>
    <style:style style:name="P120" style:family="paragraph" style:parent-style-name="Standard">
      <style:paragraph-properties fo:break-before="auto" fo:line-height="100%" fo:margin-bottom="0cm" style:writing-mode="lr-tb"/>
    </style:style>
    <style:style style:name="T120_1" style:family="text">
      <style:text-properties style:font-name="Consolas" style:font-name-asian="Consolas" style:font-name-complex="Consolas"/>
    </style:style>
    <style:style style:name="P121" style:family="paragraph" style:parent-style-name="Standard">
      <style:paragraph-properties fo:break-before="auto" fo:line-height="100%" fo:margin-bottom="0cm" style:writing-mode="lr-tb"/>
    </style:style>
    <style:style style:name="T121_1" style:family="text">
      <style:text-properties style:font-name="Consolas" style:font-name-asian="Consolas" style:font-name-complex="Consolas"/>
    </style:style>
    <style:style style:name="P122" style:family="paragraph" style:parent-style-name="Standard">
      <style:paragraph-properties fo:break-before="auto" fo:line-height="115%" style:writing-mode="lr-tb"/>
    </style:style>
    <style:style style:name="P123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bookmark-start text:name="h.pdjy10dxn9hn"/><text:bookmark-end text:name="h.pdjy10dxn9hn"/><text:span text:style-name="T1_1">BIDS</text:span><text:span text:style-name="T1_2"><text:s/></text:span><text:span text:style-name="T1_3">model</text:span><text:span text:style-name="T1_4"><text:s/></text:span><text:span text:style-name="T1_5">extension</text:span><text:span text:style-name="T1_6"><text:s/>(</text:span><text:span text:style-name="T1_7">a</text:span><text:span text:style-name="T1_8"><text:s/></text:span><text:span text:style-name="T1_9">proposal</text:span><text:span text:style-name="T1_10">)</text:span></text:p>
      <text:p text:style-name="P2"><text:span text:style-name="T2_1">This</text:span><text:span text:style-name="T2_2"><text:s/></text:span><text:span text:style-name="T2_3">specification</text:span><text:span text:style-name="T2_4"><text:s/></text:span><text:span text:style-name="T2_5">is</text:span><text:span text:style-name="T2_6"><text:s/></text:span><text:span text:style-name="T2_7">aimed</text:span><text:span text:style-name="T2_8"><text:s/></text:span><text:span text:style-name="T2_9">at</text:span><text:span text:style-name="T2_10"><text:s/></text:span><text:span text:style-name="T2_11">describing</text:span><text:span text:style-name="T2_12"><text:s/></text:span><text:span text:style-name="T2_13">a</text:span><text:span text:style-name="T2_14"><text:s/></text:span><text:span text:style-name="T2_15">subset</text:span><text:span text:style-name="T2_16"><text:s/></text:span><text:span text:style-name="T2_17">of</text:span><text:span text:style-name="T2_18"><text:s/></text:span><text:span text:style-name="T2_19">hierarchical</text:span><text:span text:style-name="T2_20"><text:s/></text:span><text:span text:style-name="T2_21">General</text:span><text:span text:style-name="T2_22"><text:s/></text:span><text:span text:style-name="T2_23">Linear</text:span><text:span text:style-name="T2_24"><text:s/></text:span><text:span text:style-name="T2_25">Model</text:span><text:span text:style-name="T2_26"><text:s/></text:span><text:span text:style-name="T2_27">fitted</text:span><text:span text:style-name="T2_28"><text:s/></text:span><text:span text:style-name="T2_29">to</text:span><text:span text:style-name="T2_30"><text:s/></text:span><text:span text:style-name="T2_31">BIDS</text:span><text:span text:style-name="T2_32"><text:s/></text:span><text:span text:style-name="T2_33">datasets</text:span><text:span text:style-name="T2_34">.<text:s/></text:span><text:span text:style-name="T2_35">It</text:span><text:span text:style-name="T2_36"><text:s/></text:span><text:span text:style-name="T2_37">defines</text:span><text:span text:style-name="T2_38"><text:s/></text:span><text:span text:style-name="T2_39">four</text:span><text:span text:style-name="T2_40"><text:s/></text:span><text:span text:style-name="T2_41">levels</text:span><text:span text:style-name="T2_42">:</text:span></text:p>
      <text:list text:style-name="LS1" xml:id="list0">
        <text:list-item>
          <text:p text:style-name="P3"><text:span text:style-name="T3_1">Run</text:span><text:span text:style-name="T3_2"><text:s/>-<text:s/></text:span><text:span text:style-name="T3_3">fits</text:span><text:span text:style-name="T3_4"><text:s/></text:span><text:span text:style-name="T3_5">to</text:span><text:span text:style-name="T3_6"><text:s/></text:span><text:span text:style-name="T3_7">single</text:span><text:span text:style-name="T3_8"><text:s/></text:span><text:span text:style-name="T3_9">MRI</text:span><text:span text:style-name="T3_10"><text:s/></text:span><text:span text:style-name="T3_11">acquisition</text:span><text:span text:style-name="T3_12">.<text:s/></text:span><text:span text:style-name="T3_13">This</text:span><text:span text:style-name="T3_14"><text:s/></text:span><text:span text:style-name="T3_15">is</text:span><text:span text:style-name="T3_16"><text:s/></text:span><text:span text:style-name="T3_17">where</text:span><text:span text:style-name="T3_18"><text:s/></text:span><text:span text:style-name="T3_19">HRF</text:span><text:span text:style-name="T3_20"><text:s/></text:span><text:span text:style-name="T3_21">modelling</text:span><text:span text:style-name="T3_22"><text:s/></text:span><text:span text:style-name="T3_23">usually</text:span><text:span text:style-name="T3_24"><text:s/></text:span><text:span text:style-name="T3_25">happens</text:span><text:span text:style-name="T3_26">.</text:span></text:p>
        </text:list-item>
        <text:list-item>
          <text:p text:style-name="P4"><text:span text:style-name="T4_1">Session</text:span><text:span text:style-name="T4_2"><text:s/>-<text:s/></text:span><text:span text:style-name="T4_3">models</text:span><text:span text:style-name="T4_4"><text:s/></text:span><text:span text:style-name="T4_5">effects</text:span><text:span text:style-name="T4_6"><text:s/></text:span><text:span text:style-name="T4_7">across</text:span><text:span text:style-name="T4_8"><text:s/></text:span><text:span text:style-name="T4_9">runs</text:span><text:span text:style-name="T4_10"><text:s/>(</text:span><text:span text:style-name="T4_11">linear</text:span><text:span text:style-name="T4_12"><text:s/></text:span><text:span text:style-name="T4_13">drift</text:span><text:span text:style-name="T4_14"><text:s/></text:span><text:span text:style-name="T4_15">for</text:span><text:span text:style-name="T4_16"><text:s/></text:span><text:span text:style-name="T4_17">example</text:span><text:span text:style-name="T4_18">).</text:span></text:p>
        </text:list-item>
        <text:list-item>
          <text:p text:style-name="P5"><text:span text:style-name="T5_1">Subject</text:span><text:span text:style-name="T5_2"><text:s/>-<text:s/></text:span><text:span text:style-name="T5_3">models</text:span><text:span text:style-name="T5_4"><text:s/></text:span><text:span text:style-name="T5_5">effects</text:span><text:span text:style-name="T5_6"><text:s/></text:span><text:span text:style-name="T5_7">across</text:span><text:span text:style-name="T5_8"><text:s/></text:span><text:span text:style-name="T5_9">sessions</text:span><text:span text:style-name="T5_10"><text:s/>(</text:span><text:span text:style-name="T5_11">pre</text:span><text:span text:style-name="T5_12"><text:s/></text:span><text:span text:style-name="T5_13">post</text:span><text:span text:style-name="T5_14"><text:s/></text:span><text:span text:style-name="T5_15">training</text:span><text:span text:style-name="T5_16"><text:s/></text:span><text:span text:style-name="T5_17">for</text:span><text:span text:style-name="T5_18"><text:s/></text:span><text:span text:style-name="T5_19">example</text:span><text:span text:style-name="T5_20">).</text:span></text:p>
        </text:list-item>
        <text:list-item>
          <text:p text:style-name="P6"><text:span text:style-name="T6_1">Group</text:span><text:span text:style-name="T6_2"><text:s/>-<text:s/></text:span><text:span text:style-name="T6_3">models</text:span><text:span text:style-name="T6_4"><text:s/></text:span><text:span text:style-name="T6_5">effects</text:span><text:span text:style-name="T6_6"><text:s/></text:span><text:span text:style-name="T6_7">across</text:span><text:span text:style-name="T6_8"><text:s/></text:span><text:span text:style-name="T6_9">subjects</text:span><text:span text:style-name="T6_10">.</text:span></text:p>
        </text:list-item>
      </text:list>
      <text:p text:style-name="P7"><text:span text:style-name="T7_1">Linear</text:span><text:span text:style-name="T7_2"><text:s/></text:span><text:span text:style-name="T7_3">models</text:span><text:span text:style-name="T7_4"><text:s/></text:span><text:span text:style-name="T7_5">at</text:span><text:span text:style-name="T7_6"><text:s/></text:span><text:span text:style-name="T7_7">each</text:span><text:span text:style-name="T7_8"><text:s/></text:span><text:span text:style-name="T7_9">of</text:span><text:span text:style-name="T7_10"><text:s/></text:span><text:span text:style-name="T7_11">those</text:span><text:span text:style-name="T7_12"><text:s/></text:span><text:span text:style-name="T7_13">levels</text:span><text:span text:style-name="T7_14"><text:s/></text:span><text:span text:style-name="T7_15">can</text:span><text:span text:style-name="T7_16"><text:s/></text:span><text:span text:style-name="T7_17">used</text:span><text:span text:style-name="T7_18"><text:s/></text:span><text:span text:style-name="T7_19">variables</text:span><text:span text:style-name="T7_20"><text:s/></text:span><text:span text:style-name="T7_21">defined</text:span><text:span text:style-name="T7_22"><text:s/></text:span><text:span text:style-name="T7_23">at</text:span><text:span text:style-name="T7_24"><text:s/></text:span><text:span text:style-name="T7_25">various</text:span><text:span text:style-name="T7_26"><text:s/></text:span><text:span text:style-name="T7_27">levels</text:span><text:span text:style-name="T7_28"><text:s/></text:span><text:span text:style-name="T7_29">of</text:span><text:span text:style-name="T7_30"><text:s/></text:span><text:span text:style-name="T7_31">BIDS</text:span><text:span text:style-name="T7_32"><text:s/></text:span><text:span text:style-name="T7_33">file</text:span><text:span text:style-name="T7_34"><text:s/></text:span><text:span text:style-name="T7_35">organisation</text:span><text:span text:style-name="T7_36"><text:s/>(</text:span><text:span text:style-name="T7_37">see</text:span><text:span text:style-name="T7_38"><text:s/></text:span><text:span text:style-name="T7_39">Table</text:span><text:span text:style-name="T7_40"><text:s/>1<text:s/></text:span><text:span text:style-name="T7_41">for</text:span><text:span text:style-name="T7_42"><text:s/></text:span><text:span text:style-name="T7_43">reference</text:span><text:span text:style-name="T7_44">).<text:s/></text:span><text:span text:style-name="T7_45">In</text:span><text:span text:style-name="T7_46"><text:s/></text:span><text:span text:style-name="T7_47">addition</text:span><text:span text:style-name="T7_48"><text:s/></text:span><text:span text:style-name="T7_49">some</text:span><text:span text:style-name="T7_50"><text:s/></text:span><text:span text:style-name="T7_51">levels</text:span><text:span text:style-name="T7_52"><text:s/></text:span><text:span text:style-name="T7_53">will</text:span><text:span text:style-name="T7_54"><text:s/></text:span><text:span text:style-name="T7_55">have</text:span><text:span text:style-name="T7_56"><text:s/></text:span><text:span text:style-name="T7_57">predefined</text:span><text:span text:style-name="T7_58"><text:s/></text:span><text:span text:style-name="T7_59">set</text:span><text:span text:style-name="T7_60"><text:s/></text:span><text:span text:style-name="T7_61">of</text:span><text:span text:style-name="T7_62"><text:s/></text:span><text:span text:style-name="T7_63">variables</text:span><text:span text:style-name="T7_64"><text:s/></text:span><text:span text:style-name="T7_65">derived</text:span><text:span text:style-name="T7_66"><text:s/></text:span><text:span text:style-name="T7_67">from</text:span><text:span text:style-name="T7_68"><text:s/></text:span><text:span text:style-name="T7_69">data</text:span><text:span text:style-name="T7_70"><text:s/>(</text:span><text:span text:style-name="T7_71">for</text:span><text:span text:style-name="T7_72"><text:s/></text:span><text:span text:style-name="T7_73">example</text:span><text:span text:style-name="T7_74"><text:s/></text:span><text:span text:style-name="T7_75">motion</text:span><text:span text:style-name="T7_76"><text:s/></text:span><text:span text:style-name="T7_77">parameters</text:span><text:span text:style-name="T7_78">).</text:span></text:p>
      <table:table table:style-name="Table1">
        <table:table-column table:style-name="Column1"/>
        <table:table-column table:style-name="Column2"/>
        <table:table-column table:style-name="Column3"/>
        <table:table-row table:style-name="Row1">
          <table:table-cell table:style-name="Cell1">
            <text:p text:style-name="P8"><text:span text:style-name="T8_1">Level</text:span></text:p>
          </table:table-cell>
          <table:table-cell table:style-name="Cell2">
            <text:p text:style-name="P9"><text:span text:style-name="T9_1">BIDS</text:span><text:span text:style-name="T9_2"><text:s/></text:span><text:span text:style-name="T9_3">file</text:span><text:span text:style-name="T9_4"><text:s/></text:span><text:span text:style-name="T9_5">with</text:span><text:span text:style-name="T9_6"><text:s/></text:span><text:span text:style-name="T9_7">variables</text:span></text:p>
          </table:table-cell>
          <table:table-cell table:style-name="Cell3">
            <text:p text:style-name="P10"><text:span text:style-name="T10_1">Additional</text:span><text:span text:style-name="T10_2"><text:s/></text:span><text:span text:style-name="T10_3">variables</text:span></text:p>
          </table:table-cell>
        </table:table-row>
        <table:table-row table:style-name="Row2">
          <table:table-cell table:style-name="Cell4">
            <text:p text:style-name="P11"><text:span text:style-name="T11_1">Run</text:span></text:p>
          </table:table-cell>
          <table:table-cell table:style-name="Cell5">
            <text:p text:style-name="P12"><text:span text:style-name="T12_1">/</text:span><text:span text:style-name="T12_2">sub</text:span><text:span text:style-name="T12_3">-&lt;&gt;/</text:span><text:span text:style-name="T12_4">ses</text:span><text:span text:style-name="T12_5">-&lt;&gt;/</text:span><text:span text:style-name="T12_6">func</text:span><text:span text:style-name="T12_7">/</text:span><text:span text:style-name="T12_8">sub</text:span><text:span text:style-name="T12_9">-&lt;&gt;_</text:span><text:span text:style-name="T12_10">ses</text:span><text:span text:style-name="T12_11">-&lt;&gt;_</text:span><text:span text:style-name="T12_12">task</text:span><text:span text:style-name="T12_13">-&lt;&gt;_</text:span><text:span text:style-name="T12_14">events</text:span><text:span text:style-name="T12_15">.</text:span><text:span text:style-name="T12_16">tsv</text:span></text:p>
          </table:table-cell>
          <table:table-cell table:style-name="Cell6">
            <text:p text:style-name="P13"><text:span text:style-name="T13_1">x</text:span><text:span text:style-name="T13_2">_</text:span><text:span text:style-name="T13_3">motion</text:span><text:span text:style-name="T13_4">,<text:s/></text:span><text:span text:style-name="T13_5">z</text:span><text:span text:style-name="T13_6">_</text:span><text:span text:style-name="T13_7">motion</text:span><text:span text:style-name="T13_8">,<text:s/></text:span><text:span text:style-name="T13_9">y</text:span><text:span text:style-name="T13_10">_</text:span><text:span text:style-name="T13_11">motion</text:span><text:span text:style-name="T13_12">,<text:s/></text:span><text:span text:style-name="T13_13">pitch</text:span><text:span text:style-name="T13_14">,<text:s/></text:span><text:span text:style-name="T13_15">roll</text:span><text:span text:style-name="T13_16">,<text:s/></text:span><text:span text:style-name="T13_17">yaw</text:span><text:span text:style-name="T13_18">,<text:s/></text:span><text:span text:style-name="T13_19">frame</text:span><text:span text:style-name="T13_20">_</text:span><text:span text:style-name="T13_21">displacement</text:span><text:span text:style-name="T13_22">,<text:s/></text:span><text:span text:style-name="T13_23">global</text:span><text:span text:style-name="T13_24"><text:s/></text:span><text:span text:style-name="T13_25">intensity</text:span><text:span text:style-name="T13_26"><text:s/></text:span><text:span text:style-name="T13_27">derivative</text:span><text:span text:style-name="T13_28"><text:s/>(</text:span><text:span text:style-name="T13_29">for</text:span><text:span text:style-name="T13_30"><text:s/></text:span><text:span text:style-name="T13_31">DVARS</text:span><text:span text:style-name="T13_32">)</text:span></text:p>
          </table:table-cell>
        </table:table-row>
        <table:table-row table:style-name="Row3">
          <table:table-cell table:style-name="Cell7">
            <text:p text:style-name="P14"><text:span text:style-name="T14_1">Session</text:span></text:p>
          </table:table-cell>
          <table:table-cell table:style-name="Cell8">
            <text:p text:style-name="P15"><text:span text:style-name="T15_1">/</text:span><text:span text:style-name="T15_2">sub</text:span><text:span text:style-name="T15_3">-&lt;&gt;/</text:span><text:span text:style-name="T15_4">ses</text:span><text:span text:style-name="T15_5">-&lt;&gt;/</text:span><text:span text:style-name="T15_6">sub</text:span><text:span text:style-name="T15_7">-&lt;&gt;_</text:span><text:span text:style-name="T15_8">ses</text:span><text:span text:style-name="T15_9">-&lt;&gt;_</text:span><text:span text:style-name="T15_10">scans</text:span><text:span text:style-name="T15_11">.</text:span><text:span text:style-name="T15_12">tsv</text:span></text:p>
          </table:table-cell>
          <table:table-cell table:style-name="Cell9">
            <text:p text:style-name="P16"><text:span text:style-name="T16_1">run</text:span><text:span text:style-name="T16_2">_</text:span><text:span text:style-name="T16_3">index</text:span></text:p>
          </table:table-cell>
        </table:table-row>
        <table:table-row table:style-name="Row4">
          <table:table-cell table:style-name="Cell10">
            <text:p text:style-name="P17"><text:span text:style-name="T17_1">Subject</text:span></text:p>
          </table:table-cell>
          <table:table-cell table:style-name="Cell11">
            <text:p text:style-name="P18"><text:span text:style-name="T18_1">/</text:span><text:span text:style-name="T18_2">sub</text:span><text:span text:style-name="T18_3">-&lt;&gt;/</text:span><text:span text:style-name="T18_4">sub</text:span><text:span text:style-name="T18_5">-&lt;&gt;_</text:span><text:span text:style-name="T18_6">sessions</text:span><text:span text:style-name="T18_7">.</text:span><text:span text:style-name="T18_8">tsv</text:span></text:p>
          </table:table-cell>
          <table:table-cell table:style-name="Cell12">
            <text:p text:style-name="P19"><text:span text:style-name="T19_1">session</text:span><text:span text:style-name="T19_2">_</text:span><text:span text:style-name="T19_3">label</text:span></text:p>
          </table:table-cell>
        </table:table-row>
        <table:table-row table:style-name="Row5">
          <table:table-cell table:style-name="Cell13">
            <text:p text:style-name="P20"><text:span text:style-name="T20_1">Group</text:span></text:p>
          </table:table-cell>
          <table:table-cell table:style-name="Cell14">
            <text:p text:style-name="P21"><text:span text:style-name="T21_1">/</text:span><text:span text:style-name="T21_2">participants</text:span><text:span text:style-name="T21_3">.</text:span><text:span text:style-name="T21_4">tsv</text:span></text:p>
          </table:table-cell>
          <table:table-cell table:style-name="Cell15">
            <text:p text:style-name="P22"/>
          </table:table-cell>
        </table:table-row>
      </table:table>
      <text:p text:style-name="P23"><text:span text:style-name="T23_1">Table</text:span><text:span text:style-name="T23_2"><text:s/>1.<text:s/></text:span><text:span text:style-name="T23_3">Analysis</text:span><text:span text:style-name="T23_4"><text:s/></text:span><text:span text:style-name="T23_5">level</text:span><text:span text:style-name="T23_6">,<text:s/></text:span><text:span text:style-name="T23_7">corresponding</text:span><text:span text:style-name="T23_8"><text:s/></text:span><text:span text:style-name="T23_9">BIDS</text:span><text:span text:style-name="T23_10"><text:s/></text:span><text:span text:style-name="T23_11">files</text:span><text:span text:style-name="T23_12"><text:s/></text:span><text:span text:style-name="T23_13">and</text:span><text:span text:style-name="T23_14"><text:s/></text:span><text:span text:style-name="T23_15">additional</text:span><text:span text:style-name="T23_16"><text:s/></text:span><text:span text:style-name="T23_17">variables</text:span><text:span text:style-name="T23_18">.</text:span></text:p>
      <text:p text:style-name="P24"><text:span text:style-name="T24_1">Each</text:span><text:span text:style-name="T24_2"><text:s/></text:span><text:span text:style-name="T24_3">model</text:span><text:span text:style-name="T24_4"><text:s/></text:span><text:span text:style-name="T24_5">needs</text:span><text:span text:style-name="T24_6"><text:s/></text:span><text:span text:style-name="T24_7">to</text:span><text:span text:style-name="T24_8"><text:s/></text:span><text:span text:style-name="T24_9">define</text:span><text:span text:style-name="T24_10"><text:s/></text:span><text:span text:style-name="T24_11">the</text:span><text:span text:style-name="T24_12"><text:s/></text:span><text:span text:style-name="T24_13">following</text:span><text:span text:style-name="T24_14"><text:s/></text:span><text:span text:style-name="T24_15">variables</text:span><text:span text:style-name="T24_16">:</text:span></text:p>
      <text:list text:style-name="LS2" xml:id="list4">
        <text:list-item>
          <text:p text:style-name="P25"><text:span text:style-name="T25_1">Level</text:span><text:span text:style-name="T25_2"><text:s/>-<text:s/></text:span><text:span text:style-name="T25_3">one</text:span><text:span text:style-name="T25_4"><text:s/></text:span><text:span text:style-name="T25_5">of</text:span><text:span text:style-name="T25_6"><text:s/>“</text:span><text:span text:style-name="T25_7">Run</text:span><text:span text:style-name="T25_8">”,<text:s/>“</text:span><text:span text:style-name="T25_9">Session</text:span><text:span text:style-name="T25_10">”,<text:s/>“</text:span><text:span text:style-name="T25_11">Subject</text:span><text:span text:style-name="T25_12">”,<text:s/></text:span><text:span text:style-name="T25_13">or</text:span><text:span text:style-name="T25_14"><text:s/>“</text:span><text:span text:style-name="T25_15">Group</text:span><text:span text:style-name="T25_16">”</text:span></text:p>
        </text:list-item>
        <text:list-item>
          <text:p text:style-name="P26"><text:span text:style-name="T26_1">DependentVariable</text:span><text:span text:style-name="T26_2"><text:s/>-<text:s/></text:span><text:span text:style-name="T26_3">task</text:span><text:span text:style-name="T26_4"><text:s/></text:span><text:span text:style-name="T26_5">label</text:span><text:span text:style-name="T26_6"><text:s/></text:span><text:span text:style-name="T26_7">in</text:span><text:span text:style-name="T26_8"><text:s/></text:span><text:span text:style-name="T26_9">case</text:span><text:span text:style-name="T26_10"><text:s/></text:span><text:span text:style-name="T26_11">of</text:span><text:span text:style-name="T26_12"><text:s/></text:span><text:span text:style-name="T26_13">Run</text:span><text:span text:style-name="T26_14"><text:s/></text:span><text:span text:style-name="T26_15">level</text:span><text:span text:style-name="T26_16"><text:s/></text:span><text:span text:style-name="T26_17">or</text:span><text:span text:style-name="T26_18"><text:s/></text:span><text:span text:style-name="T26_19">a</text:span><text:span text:style-name="T26_20"><text:s/></text:span><text:span text:style-name="T26_21">Contrasts</text:span><text:span text:style-name="T26_22"><text:s/></text:span><text:span text:style-name="T26_23">defined</text:span><text:span text:style-name="T26_24"><text:s/></text:span><text:span text:style-name="T26_25">at</text:span><text:span text:style-name="T26_26"><text:s/></text:span><text:span text:style-name="T26_27">one</text:span><text:span text:style-name="T26_28"><text:s/></text:span><text:span text:style-name="T26_29">of</text:span><text:span text:style-name="T26_30"><text:s/></text:span><text:span text:style-name="T26_31">levels</text:span><text:span text:style-name="T26_32"><text:s/></text:span><text:span text:style-name="T26_33">below</text:span><text:span text:style-name="T26_34"><text:s/></text:span><text:span text:style-name="T26_35">in</text:span><text:span text:style-name="T26_36"><text:s/></text:span><text:span text:style-name="T26_37">case</text:span><text:span text:style-name="T26_38"><text:s/></text:span><text:span text:style-name="T26_39">of</text:span><text:span text:style-name="T26_40"><text:s/>“</text:span><text:span text:style-name="T26_41">Session</text:span><text:span text:style-name="T26_42">”,<text:s/>“</text:span><text:span text:style-name="T26_43">Subject</text:span><text:span text:style-name="T26_44">”,<text:s/></text:span><text:span text:style-name="T26_45">or</text:span><text:span text:style-name="T26_46"><text:s/>“</text:span><text:span text:style-name="T26_47">Group</text:span><text:span text:style-name="T26_48">”<text:s/></text:span><text:span text:style-name="T26_49">levels</text:span></text:p>
        </text:list-item>
        <text:list-item>
          <text:p text:style-name="P27"><text:span text:style-name="T27_1">Columns</text:span><text:span text:style-name="T27_2"><text:s/>-<text:s/></text:span><text:span text:style-name="T27_3">list</text:span><text:span text:style-name="T27_4"><text:s/></text:span><text:span text:style-name="T27_5">of</text:span><text:span text:style-name="T27_6"><text:s/></text:span><text:span text:style-name="T27_7">variables</text:span><text:span text:style-name="T27_8"><text:s/></text:span><text:span text:style-name="T27_9">and</text:span><text:span text:style-name="T27_10"><text:s/></text:span><text:span text:style-name="T27_11">their</text:span><text:span text:style-name="T27_12"><text:s/></text:span><text:span text:style-name="T27_13">transformations</text:span><text:span text:style-name="T27_14"><text:s/></text:span><text:span text:style-name="T27_15">that</text:span><text:span text:style-name="T27_16"><text:s/></text:span><text:span text:style-name="T27_17">should</text:span><text:span text:style-name="T27_18"><text:s/></text:span><text:span text:style-name="T27_19">be</text:span><text:span text:style-name="T27_20"><text:s/></text:span><text:span text:style-name="T27_21">included</text:span><text:span text:style-name="T27_22"><text:s/></text:span><text:span text:style-name="T27_23">in</text:span><text:span text:style-name="T27_24"><text:s/></text:span><text:span text:style-name="T27_25">the</text:span><text:span text:style-name="T27_26"><text:s/></text:span><text:span text:style-name="T27_27">model</text:span><text:span text:style-name="T27_28">.</text:span></text:p>
        </text:list-item>
        <text:list-item>
          <text:p text:style-name="P28"><text:span text:style-name="T28_1">Contrasts</text:span><text:span text:style-name="T28_2"><text:s/>-<text:s/></text:span><text:span text:style-name="T28_3">lists</text:span><text:span text:style-name="T28_4"><text:s/></text:span><text:span text:style-name="T28_5">of</text:span><text:span text:style-name="T28_6"><text:s/></text:span><text:span text:style-name="T28_7">variables</text:span><text:span text:style-name="T28_8"><text:s/></text:span><text:span text:style-name="T28_9">defined</text:span><text:span text:style-name="T28_10"><text:s/></text:span><text:span text:style-name="T28_11">in</text:span><text:span text:style-name="T28_12"><text:s/></text:span><text:span text:style-name="T28_13">Columns</text:span></text:p>
        </text:list-item>
        <text:list-item>
          <text:p text:style-name="P29"><text:span text:style-name="T29_1">TransformationScript</text:span><text:span text:style-name="T29_2"><text:s/>-<text:s/></text:span><text:span text:style-name="T29_3">a</text:span><text:span text:style-name="T29_4"><text:s/></text:span><text:span text:style-name="T29_5">path</text:span><text:span text:style-name="T29_6"><text:s/></text:span><text:span text:style-name="T29_7">to</text:span><text:span text:style-name="T29_8"><text:s/></text:span><text:span text:style-name="T29_9">an</text:span><text:span text:style-name="T29_10"><text:s/></text:span><text:span text:style-name="T29_11">executable</text:span><text:span text:style-name="T29_12"><text:s/></text:span><text:span text:style-name="T29_13">that</text:span><text:span text:style-name="T29_14"><text:s/></text:span><text:span text:style-name="T29_15">takes</text:span><text:span text:style-name="T29_16"><text:s/></text:span><text:span text:style-name="T29_17">a</text:span><text:span text:style-name="T29_18"><text:s/></text:span><text:span text:style-name="T29_19">BIDS</text:span><text:span text:style-name="T29_20"><text:s/></text:span><text:span text:style-name="T29_21">tsv</text:span><text:span text:style-name="T29_22"><text:s/></text:span><text:span text:style-name="T29_23">file</text:span><text:span text:style-name="T29_24">,<text:s/></text:span><text:span text:style-name="T29_25">performs</text:span><text:span text:style-name="T29_26"><text:s/></text:span><text:span text:style-name="T29_27">transformation</text:span><text:span text:style-name="T29_28"><text:s/></text:span><text:span text:style-name="T29_29">on</text:span><text:span text:style-name="T29_30"><text:s/></text:span><text:span text:style-name="T29_31">its</text:span><text:span text:style-name="T29_32"><text:s/></text:span><text:span text:style-name="T29_33">variables</text:span><text:span text:style-name="T29_34">,<text:s/></text:span><text:span text:style-name="T29_35">and</text:span><text:span text:style-name="T29_36"><text:s/></text:span><text:span text:style-name="T29_37">outputs</text:span><text:span text:style-name="T29_38"><text:s/></text:span><text:span text:style-name="T29_39">new</text:span><text:span text:style-name="T29_40"><text:s/></text:span><text:span text:style-name="T29_41">variables</text:span><text:span text:style-name="T29_42"><text:s/></text:span><text:span text:style-name="T29_43">on</text:span><text:span text:style-name="T29_44"><text:s/></text:span><text:span text:style-name="T29_45">the</text:span><text:span text:style-name="T29_46"><text:s/></text:span><text:span text:style-name="T29_47">standard</text:span><text:span text:style-name="T29_48"><text:s/></text:span><text:span text:style-name="T29_49">output</text:span><text:span text:style-name="T29_50"><text:s/>(</text:span><text:span text:style-name="T29_51">in</text:span><text:span text:style-name="T29_52"><text:s/></text:span><text:span text:style-name="T29_53">a</text:span><text:span text:style-name="T29_54"><text:s/></text:span><text:span text:style-name="T29_55">TSV</text:span><text:span text:style-name="T29_56"><text:s/></text:span><text:span text:style-name="T29_57">format</text:span><text:span text:style-name="T29_58">).<text:s/></text:span><text:span text:style-name="T29_59">Those</text:span><text:span text:style-name="T29_60"><text:s/></text:span><text:span text:style-name="T29_61">new</text:span><text:span text:style-name="T29_62"><text:s/></text:span><text:span text:style-name="T29_63">variables</text:span><text:span text:style-name="T29_64"><text:s/></text:span><text:span text:style-name="T29_65">can</text:span><text:span text:style-name="T29_66"><text:s/></text:span><text:span text:style-name="T29_67">be</text:span><text:span text:style-name="T29_68"><text:s/></text:span><text:span text:style-name="T29_69">used</text:span><text:span text:style-name="T29_70"><text:s/></text:span><text:span text:style-name="T29_71">to</text:span><text:span text:style-name="T29_72"><text:s/></text:span><text:span text:style-name="T29_73">define</text:span><text:span text:style-name="T29_74"><text:s/></text:span><text:span text:style-name="T29_75">Columns</text:span><text:span text:style-name="T29_76">.<text:s/></text:span><text:span text:style-name="T29_77">This</text:span><text:span text:style-name="T29_78"><text:s/></text:span><text:span text:style-name="T29_79">is</text:span><text:span text:style-name="T29_80"><text:s/></text:span><text:span text:style-name="T29_81">a</text:span><text:span text:style-name="T29_82"><text:s/></text:span><text:span text:style-name="T29_83">flexible</text:span><text:span text:style-name="T29_84"><text:s/></text:span><text:span text:style-name="T29_85">mechanism</text:span><text:span text:style-name="T29_86"><text:s/></text:span><text:span text:style-name="T29_87">for</text:span><text:span text:style-name="T29_88"><text:s/></text:span><text:span text:style-name="T29_89">defining</text:span><text:span text:style-name="T29_90"><text:s/></text:span><text:span text:style-name="T29_91">different</text:span><text:span text:style-name="T29_92"><text:s/></text:span><text:span text:style-name="T29_93">kinds</text:span><text:span text:style-name="T29_94"><text:s/></text:span><text:span text:style-name="T29_95">of</text:span><text:span text:style-name="T29_96"><text:s/></text:span><text:span text:style-name="T29_97">models</text:span><text:span text:style-name="T29_98"><text:s/>(</text:span><text:span text:style-name="T29_99">interactions</text:span><text:span text:style-name="T29_100">,<text:s/></text:span><text:span text:style-name="T29_101">conditional</text:span><text:span text:style-name="T29_102"><text:s/></text:span><text:span text:style-name="T29_103">selection</text:span><text:span text:style-name="T29_104">,<text:s/></text:span><text:span text:style-name="T29_105">log</text:span><text:span text:style-name="T29_106"><text:s/></text:span><text:span text:style-name="T29_107">transformation</text:span><text:span text:style-name="T29_108"><text:s/></text:span><text:span text:style-name="T29_109">etc</text:span><text:span text:style-name="T29_110">.)</text:span></text:p>
        </text:list-item>
      </text:list>
      <text:p text:style-name="P30"><text:span text:style-name="T30_1">This</text:span><text:span text:style-name="T30_2"><text:s/></text:span><text:span text:style-name="T30_3">is</text:span><text:span text:style-name="T30_4"><text:s/></text:span><text:span text:style-name="T30_5">how</text:span><text:span text:style-name="T30_6"><text:s/></text:span><text:span text:style-name="T30_7">an</text:span><text:span text:style-name="T30_8"><text:s/></text:span><text:span text:style-name="T30_9">example</text:span><text:span text:style-name="T30_10"><text:s/></text:span><text:span text:style-name="T30_11">model</text:span><text:span text:style-name="T30_12"><text:s/>(</text:span><text:span text:style-name="T30_13">one</text:span><text:span text:style-name="T30_14"><text:s/></text:span><text:span text:style-name="T30_15">level</text:span><text:span text:style-name="T30_16">)<text:s/></text:span><text:span text:style-name="T30_17">looks</text:span><text:span text:style-name="T30_18"><text:s/></text:span><text:span text:style-name="T30_19">like</text:span><text:span text:style-name="T30_20">:</text:span></text:p>
      <text:p text:style-name="P31"><text:span text:style-name="T31_1">"</text:span><text:span text:style-name="T31_2">run</text:span><text:span text:style-name="T31_3">_</text:span><text:span text:style-name="T31_4">model</text:span><text:span text:style-name="T31_5">":<text:s/>{</text:span></text:p>
      <text:p text:style-name="P32"><text:span text:style-name="T32_1"><text:s text:c="4"/>"</text:span><text:span text:style-name="T32_2">Level</text:span><text:span text:style-name="T32_3">":<text:s/>"</text:span><text:span text:style-name="T32_4">Run</text:span><text:span text:style-name="T32_5">",</text:span></text:p>
      <text:p text:style-name="P33"><text:span text:style-name="T33_1"><text:s text:c="4"/>"</text:span><text:span text:style-name="T33_2">DependentVariable</text:span><text:span text:style-name="T33_3">":<text:s/>"</text:span><text:span text:style-name="T33_4">task</text:span><text:span text:style-name="T33_5">-</text:span><text:span text:style-name="T33_6">reversalweatherprediction</text:span><text:span text:style-name="T33_7">",</text:span></text:p>
      <text:p text:style-name="P34"><text:span text:style-name="T34_1"><text:s text:c="4"/>"</text:span><text:span text:style-name="T34_2">Columns</text:span><text:span text:style-name="T34_3">":<text:s/>{</text:span></text:p>
      <text:p text:style-name="P35"><text:span text:style-name="T35_1"><text:s text:c="6"/></text:span><text:span text:style-name="T35_2">"</text:span><text:span text:style-name="T35_3">pos</text:span><text:span text:style-name="T35_4">":<text:s/>{</text:span></text:p>
      <text:p text:style-name="P36"><text:span text:style-name="T36_1"><text:s text:c="8"/></text:span><text:span text:style-name="T36_2">"</text:span><text:span text:style-name="T36_3">Variable</text:span><text:span text:style-name="T36_4">":<text:s/>"</text:span><text:span text:style-name="T36_5">trial</text:span><text:span text:style-name="T36_6">_</text:span><text:span text:style-name="T36_7">type</text:span><text:span text:style-name="T36_8">",</text:span></text:p>
      <text:p text:style-name="P37"><text:span text:style-name="T37_1"><text:s text:c="8"/>"</text:span><text:span text:style-name="T37_2">Level</text:span><text:span text:style-name="T37_3">":<text:s/>"</text:span><text:span text:style-name="T37_4">positive</text:span><text:span text:style-name="T37_5"><text:s/></text:span><text:span text:style-name="T37_6">feedback</text:span><text:span text:style-name="T37_7">",</text:span></text:p>
      <text:p text:style-name="P38"><text:span text:style-name="T38_1"><text:s text:c="8"/>"</text:span><text:span text:style-name="T38_2">HRFModelling</text:span><text:span text:style-name="T38_3">":<text:s/>"</text:span><text:span text:style-name="T38_4">Gamma</text:span><text:span text:style-name="T38_5">"</text:span></text:p>
      <text:p text:style-name="P39"><text:span text:style-name="T39_1"><text:s text:c="6"/>},</text:span></text:p>
      <text:p text:style-name="P40"><text:span text:style-name="T40_1"><text:s text:c="6"/>"</text:span><text:span text:style-name="T40_2">neg</text:span><text:span text:style-name="T40_3">":<text:s/>{</text:span></text:p>
      <text:p text:style-name="P41"><text:span text:style-name="T41_1"><text:s text:c="8"/>"</text:span><text:span text:style-name="T41_2">Variable</text:span><text:span text:style-name="T41_3">":<text:s/>"</text:span><text:span text:style-name="T41_4">trial</text:span><text:span text:style-name="T41_5">_</text:span><text:span text:style-name="T41_6">type</text:span><text:span text:style-name="T41_7">",</text:span></text:p>
      <text:p text:style-name="P42"><text:span text:style-name="T42_1"><text:s text:c="8"/>"</text:span><text:span text:style-name="T42_2">Level</text:span><text:span text:style-name="T42_3">":<text:s/>"</text:span><text:span text:style-name="T42_4">negative</text:span><text:span text:style-name="T42_5"><text:s/></text:span><text:span text:style-name="T42_6">feedback</text:span><text:span text:style-name="T42_7">",</text:span></text:p>
      <text:p text:style-name="P43"><text:span text:style-name="T43_1"><text:s text:c="8"/>"</text:span><text:span text:style-name="T43_2">HRFModelling</text:span><text:span text:style-name="T43_3">":<text:s/>"</text:span><text:span text:style-name="T43_4">Gamma</text:span><text:span text:style-name="T43_5">"</text:span></text:p>
      <text:p text:style-name="P44"><text:span text:style-name="T44_1"><text:s text:c="6"/>}</text:span></text:p>
      <text:p text:style-name="P45"><text:span text:style-name="T45_1"><text:s text:c="4"/>},</text:span></text:p>
      <text:p text:style-name="P46"><text:span text:style-name="T46_1"><text:s text:c="4"/>"</text:span><text:span text:style-name="T46_2">Contrasts</text:span><text:span text:style-name="T46_3">":<text:s/>{</text:span></text:p>
      <text:p text:style-name="P47"><text:span text:style-name="T47_1"><text:s text:c="6"/>"</text:span><text:span text:style-name="T47_2">pos</text:span><text:span text:style-name="T47_3">_</text:span><text:span text:style-name="T47_4">vs</text:span><text:span text:style-name="T47_5">_</text:span><text:span text:style-name="T47_6">neg</text:span><text:span text:style-name="T47_7">_</text:span><text:span text:style-name="T47_8">contrast</text:span><text:span text:style-name="T47_9">":<text:s/>{</text:span></text:p>
      <text:p text:style-name="P48"><text:span text:style-name="T48_1"><text:s text:c="8"/>"</text:span><text:span text:style-name="T48_2">Columns</text:span><text:span text:style-name="T48_3">":<text:s/>["</text:span><text:span text:style-name="T48_4">pos</text:span><text:span text:style-name="T48_5">",<text:s/>"</text:span><text:span text:style-name="T48_6">neg</text:span><text:span text:style-name="T48_7">"],</text:span></text:p>
      <text:p text:style-name="P49"><text:span text:style-name="T49_1"><text:s text:c="8"/>"</text:span><text:span text:style-name="T49_2">Weights</text:span><text:span text:style-name="T49_3">":<text:s/>[1,<text:s/>-1]</text:span></text:p>
      <text:p text:style-name="P50"><text:span text:style-name="T50_1"><text:s text:c="6"/>}</text:span></text:p>
      <text:p text:style-name="P51"><text:span text:style-name="T51_1"><text:s text:c="4"/>}</text:span></text:p>
      <text:p text:style-name="P52"><text:span text:style-name="T52_1"><text:s text:c="2"/>}</text:span></text:p>
      <text:p text:style-name="P53"/>
      <text:h text:style-name="P54" text:outline-level="10"><text:bookmark-start text:name="h.cy9yeylyocj0"/><text:bookmark-end text:name="h.cy9yeylyocj0"/><text:span text:style-name="T54_1">Defining</text:span><text:span text:style-name="T54_2"><text:s/></text:span><text:span text:style-name="T54_3">Columns</text:span></text:h>
      <text:p text:style-name="P55"><text:span text:style-name="T55_1">The</text:span><text:span text:style-name="T55_2"><text:s/></text:span><text:span text:style-name="T55_3">Columns</text:span><text:span text:style-name="T55_4"><text:s/></text:span><text:span text:style-name="T55_5">field</text:span><text:span text:style-name="T55_6"><text:s/></text:span><text:span text:style-name="T55_7">defines</text:span><text:span text:style-name="T55_8"><text:s/></text:span><text:span text:style-name="T55_9">which</text:span><text:span text:style-name="T55_10"><text:s/></text:span><text:span text:style-name="T55_11">variables</text:span><text:span text:style-name="T55_12"><text:s/></text:span><text:span text:style-name="T55_13">will</text:span><text:span text:style-name="T55_14"><text:s/></text:span><text:span text:style-name="T55_15">go</text:span><text:span text:style-name="T55_16"><text:s/></text:span><text:span text:style-name="T55_17">into</text:span><text:span text:style-name="T55_18"><text:s/></text:span><text:span text:style-name="T55_19">the</text:span><text:span text:style-name="T55_20"><text:s/></text:span><text:span text:style-name="T55_21">model</text:span><text:span text:style-name="T55_22">.<text:s/></text:span><text:span text:style-name="T55_23">On</text:span><text:span text:style-name="T55_24"><text:s/></text:span><text:span text:style-name="T55_25">top</text:span><text:span text:style-name="T55_26"><text:s/></text:span><text:span text:style-name="T55_27">of</text:span><text:span text:style-name="T55_28"><text:s/></text:span><text:span text:style-name="T55_29">just</text:span><text:span text:style-name="T55_30"><text:s/></text:span><text:span text:style-name="T55_31">selecting</text:span><text:span text:style-name="T55_32"><text:s/></text:span><text:span text:style-name="T55_33">variables</text:span><text:span text:style-name="T55_34"><text:s/></text:span><text:span text:style-name="T55_35">from</text:span><text:span text:style-name="T55_36"><text:s/></text:span><text:span text:style-name="T55_37">corresponding</text:span><text:span text:style-name="T55_38"><text:s/></text:span><text:span text:style-name="T55_39">BIDS</text:span><text:span text:style-name="T55_40"><text:s/></text:span><text:span text:style-name="T55_41">TSV</text:span><text:span text:style-name="T55_42"><text:s/></text:span><text:span text:style-name="T55_43">file</text:span><text:span text:style-name="T55_44"><text:s/>(</text:span><text:span text:style-name="T55_45">with</text:span><text:span text:style-name="T55_46"><text:s/></text:span><text:span text:style-name="T55_47">addition</text:span><text:span text:style-name="T55_48"><text:s/></text:span><text:span text:style-name="T55_49">of</text:span><text:span text:style-name="T55_50"><text:s/></text:span><text:span text:style-name="T55_51">precomputed</text:span><text:span text:style-name="T55_52"><text:s/></text:span><text:span text:style-name="T55_53">variables</text:span><text:span text:style-name="T55_54"><text:s/></text:span><text:span text:style-name="T55_55">and</text:span><text:span text:style-name="T55_56"><text:s/></text:span><text:span text:style-name="T55_57">those</text:span><text:span text:style-name="T55_58"><text:s/></text:span><text:span text:style-name="T55_59">generated</text:span><text:span text:style-name="T55_60"><text:s/></text:span><text:span text:style-name="T55_61">using</text:span><text:span text:style-name="T55_62"><text:s/></text:span><text:span text:style-name="T55_63">TransformationScript</text:span><text:span text:style-name="T55_64">)<text:s/></text:span><text:span text:style-name="T55_65">very</text:span><text:span text:style-name="T55_66"><text:s/></text:span><text:span text:style-name="T55_67">simple</text:span><text:span text:style-name="T55_68"><text:s/></text:span><text:span text:style-name="T55_69">transformations</text:span><text:span text:style-name="T55_70"><text:s/></text:span><text:span text:style-name="T55_71">will</text:span><text:span text:style-name="T55_72"><text:s/></text:span><text:span text:style-name="T55_73">be</text:span><text:span text:style-name="T55_74"><text:s/></text:span><text:span text:style-name="T55_75">available</text:span><text:span text:style-name="T55_76">:</text:span></text:p>
      <text:list text:style-name="LS3" xml:id="list9">
        <text:list-item>
          <text:p text:style-name="P56"><text:span text:style-name="T56_1">Level</text:span><text:span text:style-name="T56_2"><text:s/>-<text:s/></text:span><text:span text:style-name="T56_3">specifies</text:span><text:span text:style-name="T56_4"><text:s/></text:span><text:span text:style-name="T56_5">which</text:span><text:span text:style-name="T56_6"><text:s/></text:span><text:span text:style-name="T56_7">value</text:span><text:span text:style-name="T56_8"><text:s/></text:span><text:span text:style-name="T56_9">should</text:span><text:span text:style-name="T56_10"><text:s/></text:span><text:span text:style-name="T56_11">be</text:span><text:span text:style-name="T56_12"><text:s/></text:span><text:span text:style-name="T56_13">selected</text:span><text:span text:style-name="T56_14"><text:s/></text:span><text:span text:style-name="T56_15">for</text:span><text:span text:style-name="T56_16"><text:s/></text:span><text:span text:style-name="T56_17">categorical</text:span><text:span text:style-name="T56_18"><text:s/></text:span><text:span text:style-name="T56_19">variables</text:span></text:p>
        </text:list-item>
        <text:list-item>
          <text:p text:style-name="P57"><text:span text:style-name="T57_1">HRFModelling</text:span><text:span text:style-name="T57_2"><text:s/>-<text:s/></text:span><text:span text:style-name="T57_3">Run</text:span><text:span text:style-name="T57_4"><text:s/></text:span><text:span text:style-name="T57_5">level</text:span><text:span text:style-name="T57_6"><text:s/></text:span><text:span text:style-name="T57_7">only</text:span><text:span text:style-name="T57_8">;<text:s/></text:span><text:span text:style-name="T57_9">One</text:span><text:span text:style-name="T57_10"><text:s/></text:span><text:span text:style-name="T57_11">of</text:span><text:span text:style-name="T57_12">:<text:s/>“</text:span><text:span text:style-name="T57_13">Gamma</text:span><text:span text:style-name="T57_14">”,<text:s/>“</text:span><text:span text:style-name="T57_15">DoubleGamma</text:span><text:span text:style-name="T57_16">”.<text:s/></text:span><text:span text:style-name="T57_17">Indicates</text:span><text:span text:style-name="T57_18"><text:s/></text:span><text:span text:style-name="T57_19">that</text:span><text:span text:style-name="T57_20"><text:s/></text:span><text:span text:style-name="T57_21">this</text:span><text:span text:style-name="T57_22"><text:s/></text:span><text:span text:style-name="T57_23">variable</text:span><text:span text:style-name="T57_24"><text:s/></text:span><text:span text:style-name="T57_25">should</text:span><text:span text:style-name="T57_26"><text:s/></text:span><text:span text:style-name="T57_27">be</text:span><text:span text:style-name="T57_28"><text:s/></text:span><text:span text:style-name="T57_29">convolved</text:span><text:span text:style-name="T57_30"><text:s/></text:span><text:span text:style-name="T57_31">with</text:span><text:span text:style-name="T57_32"><text:s/></text:span><text:span text:style-name="T57_33">hemodynamic</text:span><text:span text:style-name="T57_34"><text:s/></text:span><text:span text:style-name="T57_35">response</text:span><text:span text:style-name="T57_36"><text:s/></text:span><text:span text:style-name="T57_37">function</text:span><text:span text:style-name="T57_38"><text:s/></text:span><text:span text:style-name="T57_39">of</text:span><text:span text:style-name="T57_40"><text:s/></text:span><text:span text:style-name="T57_41">the</text:span><text:span text:style-name="T57_42"><text:s/></text:span><text:span text:style-name="T57_43">specified</text:span><text:span text:style-name="T57_44"><text:s/></text:span><text:span text:style-name="T57_45">type</text:span><text:span text:style-name="T57_46">.</text:span></text:p>
        </text:list-item>
        <text:list-item>
          <text:p text:style-name="P58"><text:span text:style-name="T58_1">Duration</text:span><text:span text:style-name="T58_2"><text:s/>-<text:s/></text:span><text:span text:style-name="T58_3">Run</text:span><text:span text:style-name="T58_4"><text:s/></text:span><text:span text:style-name="T58_5">level</text:span><text:span text:style-name="T58_6"><text:s/></text:span><text:span text:style-name="T58_7">only</text:span><text:span text:style-name="T58_8">;</text:span><text:span text:style-name="T58_9"><office:annotation><dc:creator/><text:p text:style-name="P59"><text:span text:style-name="T59_1">This</text:span><text:span text:style-name="T59_2"><text:s/></text:span><text:span text:style-name="T59_3">isn</text:span><text:span text:style-name="T59_4">'</text:span><text:span text:style-name="T59_5">t</text:span><text:span text:style-name="T59_6"><text:s/></text:span><text:span text:style-name="T59_7">clear</text:span><text:span text:style-name="T59_8">...<text:s/>"</text:span><text:span text:style-name="T59_9">override</text:span><text:span text:style-name="T59_10">"<text:s/></text:span><text:span text:style-name="T59_11">what</text:span><text:span text:style-name="T59_12">?<text:s text:c="2"/></text:span><text:span text:style-name="T59_13">Where</text:span><text:span text:style-name="T59_14"><text:s/></text:span><text:span text:style-name="T59_15">is</text:span><text:span text:style-name="T59_16"><text:s/></text:span><text:span text:style-name="T59_17">the</text:span><text:span text:style-name="T59_18"><text:s/></text:span><text:span text:style-name="T59_19">default</text:span><text:span text:style-name="T59_20"><text:s/></text:span><text:span text:style-name="T59_21">duration</text:span><text:span text:style-name="T59_22"><text:s/></text:span><text:span text:style-name="T59_23">set</text:span><text:span text:style-name="T59_24">?<text:s text:c="2"/></text:span><text:span text:style-name="T59_25">And</text:span><text:span text:style-name="T59_26"><text:s/></text:span><text:span text:style-name="T59_27">shouldn</text:span><text:span text:style-name="T59_28">'</text:span><text:span text:style-name="T59_29">t</text:span><text:span text:style-name="T59_30"><text:s/></text:span><text:span text:style-name="T59_31">this</text:span><text:span text:style-name="T59_32"><text:s/></text:span><text:span text:style-name="T59_33">be</text:span><text:span text:style-name="T59_34"><text:s/></text:span><text:span text:style-name="T59_35">allowed</text:span><text:span text:style-name="T59_36"><text:s/></text:span><text:span text:style-name="T59_37">to</text:span><text:span text:style-name="T59_38"><text:s/></text:span><text:span text:style-name="T59_39">be</text:span><text:span text:style-name="T59_40"><text:s/></text:span><text:span text:style-name="T59_41">set</text:span><text:span text:style-name="T59_42"><text:s/>*</text:span><text:span text:style-name="T59_43">either</text:span><text:span text:style-name="T59_44">*<text:s/></text:span><text:span text:style-name="T59_45">as</text:span><text:span text:style-name="T59_46"><text:s/></text:span><text:span text:style-name="T59_47">a</text:span><text:span text:style-name="T59_48"><text:s/></text:span><text:span text:style-name="T59_49">scalar</text:span><text:span text:style-name="T59_50"><text:s/></text:span><text:span text:style-name="T59_51">floating</text:span><text:span text:style-name="T59_52"><text:s/></text:span><text:span text:style-name="T59_53">point</text:span><text:span text:style-name="T59_54"><text:s/></text:span><text:span text:style-name="T59_55">value</text:span><text:span text:style-name="T59_56"><text:s/></text:span><text:span text:style-name="T59_57">in</text:span><text:span text:style-name="T59_58"><text:s/></text:span><text:span text:style-name="T59_59">seconds</text:span><text:span text:style-name="T59_60"><text:s/>(</text:span><text:span text:style-name="T59_61">to</text:span><text:span text:style-name="T59_62"><text:s/></text:span><text:span text:style-name="T59_63">set</text:span><text:span text:style-name="T59_64"><text:s/></text:span><text:span text:style-name="T59_65">the</text:span><text:span text:style-name="T59_66"><text:s/></text:span><text:span text:style-name="T59_67">duration</text:span><text:span text:style-name="T59_68"><text:s/></text:span><text:span text:style-name="T59_69">for</text:span><text:span text:style-name="T59_70"><text:s/></text:span><text:span text:style-name="T59_71">all</text:span><text:span text:style-name="T59_72"><text:s/></text:span><text:span text:style-name="T59_73">events</text:span><text:span text:style-name="T59_74">)<text:s/>*</text:span><text:span text:style-name="T59_75">or</text:span><text:span text:style-name="T59_76">*<text:s/></text:span><text:span text:style-name="T59_77">as</text:span><text:span text:style-name="T59_78"><text:s/></text:span><text:span text:style-name="T59_79">a</text:span><text:span text:style-name="T59_80"><text:s/></text:span><text:span text:style-name="T59_81">variable</text:span><text:span text:style-name="T59_82"><text:s/></text:span><text:span text:style-name="T59_83">name</text:span><text:span text:style-name="T59_84">,<text:s/></text:span><text:span text:style-name="T59_85">from</text:span><text:span text:style-name="T59_86"><text:s/></text:span><text:span text:style-name="T59_87">which</text:span><text:span text:style-name="T59_88"><text:s/></text:span><text:span text:style-name="T59_89">the</text:span><text:span text:style-name="T59_90"><text:s/></text:span><text:span text:style-name="T59_91">trial</text:span><text:span text:style-name="T59_92">-</text:span><text:span text:style-name="T59_93">by</text:span><text:span text:style-name="T59_94">-</text:span><text:span text:style-name="T59_95">trial</text:span><text:span text:style-name="T59_96"><text:s/></text:span><text:span text:style-name="T59_97">durations</text:span><text:span text:style-name="T59_98"><text:s/></text:span><text:span text:style-name="T59_99">are</text:span><text:span text:style-name="T59_100"><text:s/></text:span><text:span text:style-name="T59_101">obtained</text:span><text:span text:style-name="T59_102">?</text:span></text:p><text:p text:style-name="P60"/><text:p text:style-name="P61"><text:span text:style-name="T61_1">I</text:span><text:span text:style-name="T61_2"><text:s/></text:span><text:span text:style-name="T61_3">guess</text:span><text:span text:style-name="T61_4"><text:s/></text:span><text:span text:style-name="T61_5">specifically</text:span><text:span text:style-name="T61_6"><text:s/></text:span><text:span text:style-name="T61_7">this</text:span><text:span text:style-name="T61_8"><text:s/></text:span><text:span text:style-name="T61_9">would</text:span><text:span text:style-name="T61_10"><text:s/></text:span><text:span text:style-name="T61_11">look</text:span><text:span text:style-name="T61_12"><text:s/></text:span><text:span text:style-name="T61_13">like</text:span></text:p><text:p text:style-name="P62"><text:span text:style-name="T62_1">"</text:span><text:span text:style-name="T62_2">Duration</text:span><text:span text:style-name="T62_3">":<text:s/>{<text:s/>"</text:span><text:span text:style-name="T62_4">Value</text:span><text:span text:style-name="T62_5">":<text:s/>10}</text:span></text:p><text:p text:style-name="P63"><text:span text:style-name="T63_1">or</text:span></text:p><text:p text:style-name="P64"><text:span text:style-name="T64_1">"</text:span><text:span text:style-name="T64_2">Duration</text:span><text:span text:style-name="T64_3">":<text:s/>{<text:s/>"</text:span><text:span text:style-name="T64_4">Column</text:span><text:span text:style-name="T64_5">":<text:s/>"</text:span><text:span text:style-name="T64_6">response</text:span><text:span text:style-name="T64_7">_</text:span><text:span text:style-name="T64_8">time</text:span><text:span text:style-name="T64_9">",</text:span></text:p><text:p text:style-name="P65"><text:span text:style-name="T65_1"><text:s text:c="10"/>"</text:span><text:span text:style-name="T65_2">Demean</text:span><text:span text:style-name="T65_3">":<text:s/></text:span><text:span text:style-name="T65_4">True</text:span><text:span text:style-name="T65_5">}</text:span></text:p></office:annotation></text:span><text:span text:style-name="T65_6"><text:s/></text:span><text:span text:style-name="T65_7">override</text:span><text:span text:style-name="T65_8"><text:s/></text:span><text:span text:style-name="T65_9">the</text:span><text:span text:style-name="T65_10"><text:s/></text:span><text:span text:style-name="T65_11">duration</text:span><text:span text:style-name="T65_12"><text:s/></text:span><text:span text:style-name="T65_13">of</text:span><text:span text:style-name="T65_14"><text:s/></text:span><text:span text:style-name="T65_15">this</text:span><text:span text:style-name="T65_16"><text:s/></text:span><text:span text:style-name="T65_17">variable</text:span><text:span text:style-name="T65_18"><text:s/></text:span><text:span text:style-name="T65_19">with</text:span><text:span text:style-name="T65_20"><text:s/></text:span><text:span text:style-name="T65_21">another</text:span><text:span text:style-name="T65_22"><text:s/></text:span><text:span text:style-name="T65_23">one</text:span></text:p>
        </text:list-item>
        <text:list-item>
          <text:p text:style-name="P66"><text:span text:style-name="T66_1">Amplitude</text:span><text:span text:style-name="T66_2"><text:s/>-<text:s/></text:span><text:span text:style-name="T66_3">Run</text:span><text:span text:style-name="T66_4"><text:s/></text:span><text:span text:style-name="T66_5">level</text:span><text:span text:style-name="T66_6"><text:s/></text:span><text:span text:style-name="T66_7">only</text:span><text:span text:style-name="T66_8">;<text:s/></text:span><text:span text:style-name="T66_9">instead</text:span><text:span text:style-name="T66_10"><text:s/></text:span><text:span text:style-name="T66_11">of</text:span><text:span text:style-name="T66_12"><text:s/></text:span><text:span text:style-name="T66_13">modelling</text:span><text:span text:style-name="T66_14"><text:s/></text:span><text:span text:style-name="T66_15">the</text:span><text:span text:style-name="T66_16"><text:s/></text:span><text:span text:style-name="T66_17">events</text:span><text:span text:style-name="T66_18"><text:s/></text:span><text:span text:style-name="T66_19">by</text:span><text:span text:style-name="T66_20"><text:s/></text:span><text:span text:style-name="T66_21">a</text:span><text:span text:style-name="T66_22"><text:s/></text:span><text:span text:style-name="T66_23">vector</text:span><text:span text:style-name="T66_24"><text:s/></text:span><text:span text:style-name="T66_25">of</text:span><text:span text:style-name="T66_26"><text:s/></text:span><text:span text:style-name="T66_27">ones</text:span><text:span text:style-name="T66_28"><text:s/>(</text:span><text:span text:style-name="T66_29">optionally</text:span><text:span text:style-name="T66_30"><text:s/></text:span><text:span text:style-name="T66_31">convolved</text:span><text:span text:style-name="T66_32"><text:s/></text:span><text:span text:style-name="T66_33">with</text:span><text:span text:style-name="T66_34"><text:s/></text:span><text:span text:style-name="T66_35">a</text:span><text:span text:style-name="T66_36"><text:s/></text:span><text:span text:style-name="T66_37">HRF</text:span><text:span text:style-name="T66_38"><text:s/>-<text:s/></text:span><text:span text:style-name="T66_39">see</text:span><text:span text:style-name="T66_40"><text:s/></text:span><text:span text:style-name="T66_41">above</text:span><text:span text:style-name="T66_42">)<text:s/></text:span><text:span text:style-name="T66_43">use</text:span><text:span text:style-name="T66_44"><text:s/></text:span><text:span text:style-name="T66_45">a</text:span><text:span text:style-name="T66_46"><text:s/></text:span><text:span text:style-name="T66_47">weight</text:span><text:span text:style-name="T66_48"><text:s/></text:span><text:span text:style-name="T66_49">vector</text:span><text:span text:style-name="T66_50"><text:s/></text:span><text:span text:style-name="T66_51">provided</text:span><text:span text:style-name="T66_52"><text:s/></text:span><text:span text:style-name="T66_53">by</text:span><text:span text:style-name="T66_54"><text:s/></text:span><text:span text:style-name="T66_55">this</text:span><text:span text:style-name="T66_56"><text:s/></text:span><text:span text:style-name="T66_57">variable</text:span><text:span text:style-name="T66_58">.<text:s/></text:span><text:span text:style-name="T66_59">This</text:span><text:span text:style-name="T66_60"><text:s/></text:span><text:span text:style-name="T66_61">variable</text:span><text:span text:style-name="T66_62"><text:s/></text:span><text:span text:style-name="T66_63">specifies</text:span><text:span text:style-name="T66_64"><text:s/></text:span><text:span text:style-name="T66_65">a</text:span><text:span text:style-name="T66_66"><text:s/></text:span><text:span text:style-name="T66_67">name</text:span><text:span text:style-name="T66_68"><text:s/></text:span><text:span text:style-name="T66_69">of</text:span><text:span text:style-name="T66_70"><text:s/></text:span><text:span text:style-name="T66_71">a</text:span><text:span text:style-name="T66_72"><text:s/></text:span><text:span text:style-name="T66_73">variable</text:span><text:span text:style-name="T66_74"><text:s/></text:span><text:span text:style-name="T66_75">from</text:span><text:span text:style-name="T66_76"><text:s/></text:span><text:span text:style-name="T66_77">the</text:span><text:span text:style-name="T66_78"><text:s/></text:span><text:span text:style-name="T66_79">corresponding</text:span><text:span text:style-name="T66_80"><text:s/></text:span><text:span text:style-name="T66_81">BIDS</text:span><text:span text:style-name="T66_82"><text:s/></text:span><text:span text:style-name="T66_83">TSV</text:span><text:span text:style-name="T66_84"><text:s/></text:span><text:span text:style-name="T66_85">file</text:span><text:span text:style-name="T66_86">.</text:span></text:p>
        </text:list-item>
      </text:list>
      <text:p text:style-name="P67"><text:span text:style-name="T67_1"><text:s text:c="6"/></text:span><text:span text:style-name="T67_2"><office:annotation><dc:creator/><text:p text:style-name="P68"><text:span text:style-name="T68_1">Doesn</text:span><text:span text:style-name="T68_2">'</text:span><text:span text:style-name="T68_3">t</text:span><text:span text:style-name="T68_4"><text:s/></text:span><text:span text:style-name="T68_5">Amplitude</text:span><text:span text:style-name="T68_6"><text:s/></text:span><text:span text:style-name="T68_7">need</text:span><text:span text:style-name="T68_8"><text:s/></text:span><text:span text:style-name="T68_9">quotes</text:span><text:span text:style-name="T68_10">?<text:s text:c="2"/></text:span><text:span text:style-name="T68_11">And</text:span><text:span text:style-name="T68_12"><text:s/></text:span><text:span text:style-name="T68_13">does</text:span><text:span text:style-name="T68_14"><text:s/></text:span><text:span text:style-name="T68_15">True</text:span><text:span text:style-name="T68_16"><text:s/></text:span><text:span text:style-name="T68_17">need</text:span><text:span text:style-name="T68_18"><text:s/></text:span><text:span text:style-name="T68_19">quotes</text:span><text:span text:style-name="T68_20">?</text:span></text:p></office:annotation></text:span><text:span text:style-name="T68_21">Amplitude</text:span><text:span text:style-name="T68_22">:<text:s/>{<text:s/>"</text:span><text:span text:style-name="T68_23">Column</text:span><text:span text:style-name="T68_24">":<text:s/>"</text:span><text:span text:style-name="T68_25">response</text:span><text:span text:style-name="T68_26">_</text:span><text:span text:style-name="T68_27">time</text:span><text:span text:style-name="T68_28">",</text:span></text:p>
      <text:p text:style-name="P69"><text:span text:style-name="T69_1"><text:s text:c="19"/>"</text:span><text:span text:style-name="T69_2">Demean</text:span><text:span text:style-name="T69_3">":<text:s/></text:span><text:span text:style-name="T69_4">True</text:span></text:p>
      <text:p text:style-name="P70"><text:span text:style-name="T70_1">}</text:span></text:p>
      <text:p text:style-name="P71"/>
      <text:p text:style-name="P72"><text:span text:style-name="T72_1">We</text:span><text:span text:style-name="T72_2"><text:s/></text:span><text:span text:style-name="T72_3">have</text:span><text:span text:style-name="T72_4"><text:s/></text:span><text:span text:style-name="T72_5">intentionally</text:span><text:span text:style-name="T72_6"><text:s/></text:span><text:span text:style-name="T72_7">limited</text:span><text:span text:style-name="T72_8"><text:s/></text:span><text:span text:style-name="T72_9">the</text:span><text:span text:style-name="T72_10"><text:s/></text:span><text:span text:style-name="T72_11">syntax</text:span><text:span text:style-name="T72_12"><text:s/></text:span><text:span text:style-name="T72_13">for</text:span><text:span text:style-name="T72_14"><text:s/></text:span><text:span text:style-name="T72_15">variable</text:span><text:span text:style-name="T72_16"><text:s/></text:span><text:span text:style-name="T72_17">transformation</text:span><text:span text:style-name="T72_18"><text:s/></text:span><text:span text:style-name="T72_19">to</text:span><text:span text:style-name="T72_20"><text:s/></text:span><text:span text:style-name="T72_21">simplify</text:span><text:span text:style-name="T72_22"><text:s/></text:span><text:span text:style-name="T72_23">the</text:span><text:span text:style-name="T72_24"><text:s/></text:span><text:span text:style-name="T72_25">specification</text:span><text:span text:style-name="T72_26">.<text:s/></text:span><text:span text:style-name="T72_27">A</text:span><text:span text:style-name="T72_28"><text:s/></text:span><text:span text:style-name="T72_29">formula</text:span><text:span text:style-name="T72_30"><text:s/></text:span><text:span text:style-name="T72_31">based</text:span><text:span text:style-name="T72_32"><text:s/></text:span><text:span text:style-name="T72_33">syntax</text:span><text:span text:style-name="T72_34"><text:s/>(</text:span><text:span text:style-name="T72_35">see</text:span><text:span text:style-name="T72_36"><text:s/></text:span><text:span text:style-name="T72_37">Patsy</text:span><text:span text:style-name="T72_38"><text:s/></text:span><text:span text:style-name="T72_39">or</text:span><text:span text:style-name="T72_40"><text:s/></text:span><text:span text:style-name="T72_41">R</text:span><text:span text:style-name="T72_42">)<text:s/></text:span><text:span text:style-name="T72_43">would</text:span><text:span text:style-name="T72_44"><text:s/></text:span><text:span text:style-name="T72_45">be</text:span><text:span text:style-name="T72_46"><text:s/></text:span><text:span text:style-name="T72_47">more</text:span><text:span text:style-name="T72_48"><text:s/></text:span><text:span text:style-name="T72_49">flexible</text:span><text:span text:style-name="T72_50">,<text:s/></text:span><text:span text:style-name="T72_51">but</text:span><text:span text:style-name="T72_52"><text:s/></text:span><text:span text:style-name="T72_53">hard</text:span><text:span text:style-name="T72_54"><text:s/></text:span><text:span text:style-name="T72_55">to</text:span><text:span text:style-name="T72_56"><text:s/></text:span><text:span text:style-name="T72_57">implement</text:span><text:span text:style-name="T72_58"><text:s/></text:span><text:span text:style-name="T72_59">support</text:span><text:span text:style-name="T72_60"><text:s/></text:span><text:span text:style-name="T72_61">for</text:span><text:span text:style-name="T72_62"><text:s/></text:span><text:span text:style-name="T72_63">in</text:span><text:span text:style-name="T72_64"><text:s/></text:span><text:span text:style-name="T72_65">other</text:span><text:span text:style-name="T72_66"><text:s/></text:span><text:span text:style-name="T72_67">languages</text:span><text:span text:style-name="T72_68">.<text:s/></text:span><text:span text:style-name="T72_69">In</text:span><text:span text:style-name="T72_70"><text:s/></text:span><text:span text:style-name="T72_71">the</text:span><text:span text:style-name="T72_72"><text:s/></text:span><text:span text:style-name="T72_73">future</text:span><text:span text:style-name="T72_74"><text:s/></text:span><text:span text:style-name="T72_75">we</text:span><text:span text:style-name="T72_76"><text:s/></text:span><text:span text:style-name="T72_77">might</text:span><text:span text:style-name="T72_78"><text:s/></text:span><text:span text:style-name="T72_79">consider</text:span><text:span text:style-name="T72_80"><text:s/></text:span><text:span text:style-name="T72_81">extending</text:span><text:span text:style-name="T72_82"><text:s/></text:span><text:span text:style-name="T72_83">the</text:span><text:span text:style-name="T72_84"><text:s/></text:span><text:span text:style-name="T72_85">specifications</text:span><text:span text:style-name="T72_86"><text:s/></text:span><text:span text:style-name="T72_87">with</text:span><text:span text:style-name="T72_88"><text:s/></text:span><text:span text:style-name="T72_89">more</text:span><text:span text:style-name="T72_90"><text:s/></text:span><text:span text:style-name="T72_91">transformations</text:span><text:span text:style-name="T72_92"><text:s/>(</text:span><text:span text:style-name="T72_93">for</text:span><text:span text:style-name="T72_94"><text:s/></text:span><text:span text:style-name="T72_95">example</text:span><text:span text:style-name="T72_96"><text:s/></text:span><text:span text:style-name="T72_97">right</text:span><text:span text:style-name="T72_98"><text:s/></text:span><text:span text:style-name="T72_99">now</text:span><text:span text:style-name="T72_100"><text:s/></text:span><text:span text:style-name="T72_101">to</text:span><text:span text:style-name="T72_102"><text:s/></text:span><text:span text:style-name="T72_103">model</text:span><text:span text:style-name="T72_104"><text:s/></text:span><text:span text:style-name="T72_105">an</text:span><text:span text:style-name="T72_106"><text:s/></text:span><text:span text:style-name="T72_107">interaction</text:span><text:span text:style-name="T72_108"><text:s/></text:span><text:span text:style-name="T72_109">one</text:span><text:span text:style-name="T72_110"><text:s/></text:span><text:span text:style-name="T72_111">has</text:span><text:span text:style-name="T72_112"><text:s/></text:span><text:span text:style-name="T72_113">to</text:span><text:span text:style-name="T72_114"><text:s/></text:span><text:span text:style-name="T72_115">use</text:span><text:span text:style-name="T72_116"><text:s/></text:span><text:span text:style-name="T72_117">TransformationScript</text:span><text:span text:style-name="T72_118">).</text:span></text:p>
      <text:h text:style-name="P73" text:outline-level="10"><text:bookmark-start text:name="h.s2o7g8l3iwhs"/><text:bookmark-end text:name="h.s2o7g8l3iwhs"/><text:span text:style-name="T73_1">Defining</text:span><text:span text:style-name="T73_2"><text:s/></text:span><text:span text:style-name="T73_3">Contrasts</text:span></text:h>
      <text:p text:style-name="P74"><text:span text:style-name="T74_1">Contrasts</text:span><text:span text:style-name="T74_2"><text:s/></text:span><text:span text:style-name="T74_3">consists</text:span><text:span text:style-name="T74_4"><text:s/></text:span><text:span text:style-name="T74_5">of</text:span><text:span text:style-name="T74_6"><text:s/></text:span><text:span text:style-name="T74_7">a</text:span><text:span text:style-name="T74_8"><text:s/></text:span><text:span text:style-name="T74_9">unique</text:span><text:span text:style-name="T74_10"><text:s/></text:span><text:span text:style-name="T74_11">name</text:span><text:span text:style-name="T74_12"><text:s/>(</text:span><text:span text:style-name="T74_13">that</text:span><text:span text:style-name="T74_14"><text:s/></text:span><text:span text:style-name="T74_15">can</text:span><text:span text:style-name="T74_16"><text:s/></text:span><text:span text:style-name="T74_17">be</text:span><text:span text:style-name="T74_18"><text:s/></text:span><text:span text:style-name="T74_19">used</text:span><text:span text:style-name="T74_20"><text:s/></text:span><text:span text:style-name="T74_21">in</text:span><text:span text:style-name="T74_22"><text:s/></text:span><text:span text:style-name="T74_23">other</text:span><text:span text:style-name="T74_24"><text:s/></text:span><text:span text:style-name="T74_25">models</text:span><text:span text:style-name="T74_26">)<text:s/></text:span><text:span text:style-name="T74_27">and</text:span><text:span text:style-name="T74_28"><text:s/></text:span><text:span text:style-name="T74_29">two</text:span><text:span text:style-name="T74_30"><text:s/></text:span><text:span text:style-name="T74_31">fields</text:span><text:span text:style-name="T74_32">:</text:span></text:p>
      <text:list text:style-name="LS4" xml:id="list13">
        <text:list-item>
          <text:p text:style-name="P75"><text:span text:style-name="T75_1">Columns</text:span><text:span text:style-name="T75_2"><text:s/>-<text:s/></text:span><text:span text:style-name="T75_3">lists</text:span><text:span text:style-name="T75_4"><text:s/></text:span><text:span text:style-name="T75_5">of</text:span><text:span text:style-name="T75_6"><text:s/></text:span><text:span text:style-name="T75_7">names</text:span><text:span text:style-name="T75_8"><text:s/></text:span><text:span text:style-name="T75_9">of</text:span><text:span text:style-name="T75_10"><text:s/></text:span><text:span text:style-name="T75_11">previously</text:span><text:span text:style-name="T75_12"><text:s/></text:span><text:span text:style-name="T75_13">defined</text:span><text:span text:style-name="T75_14"><text:s/></text:span><text:span text:style-name="T75_15">Columns</text:span></text:p>
        </text:list-item>
        <text:list-item>
          <text:p text:style-name="P76"><text:span text:style-name="T76_1">Weights</text:span><text:span text:style-name="T76_2"><text:s/>-<text:s/></text:span><text:span text:style-name="T76_3">list</text:span><text:span text:style-name="T76_4"><text:s/></text:span><text:span text:style-name="T76_5">of</text:span><text:span text:style-name="T76_6"><text:s/></text:span><text:span text:style-name="T76_7">weights</text:span><text:span text:style-name="T76_8"><text:s/></text:span><text:span text:style-name="T76_9">to</text:span><text:span text:style-name="T76_10"><text:s/></text:span><text:span text:style-name="T76_11">combine</text:span><text:span text:style-name="T76_12">/</text:span><text:span text:style-name="T76_13">contrasts</text:span><text:span text:style-name="T76_14"><text:s/></text:span><text:span text:style-name="T76_15">Columns</text:span></text:p>
        </text:list-item>
      </text:list>
      <text:p text:style-name="P77"><text:span text:style-name="T77_1">Please</text:span><text:span text:style-name="T77_2"><text:s/></text:span><text:span text:style-name="T77_3">note</text:span><text:span text:style-name="T77_4"><text:s/></text:span><text:span text:style-name="T77_5">that</text:span><text:span text:style-name="T77_6"><text:s/></text:span><text:span text:style-name="T77_7">contrast</text:span><text:span text:style-name="T77_8"><text:s/></text:span><text:span text:style-name="T77_9">names</text:span><text:span text:style-name="T77_10"><text:s/></text:span><text:span text:style-name="T77_11">need</text:span><text:span text:style-name="T77_12"><text:s/></text:span><text:span text:style-name="T77_13">to</text:span><text:span text:style-name="T77_14"><text:s/></text:span><text:span text:style-name="T77_15">be</text:span><text:span text:style-name="T77_16"><text:s/></text:span><text:span text:style-name="T77_17">unique</text:span><text:span text:style-name="T77_18"><text:s/></text:span><text:span text:style-name="T77_19">across</text:span><text:span text:style-name="T77_20"><text:s/></text:span><text:span text:style-name="T77_21">all</text:span><text:span text:style-name="T77_22"><text:s/></text:span><text:span text:style-name="T77_23">models</text:span><text:span text:style-name="T77_24">.</text:span></text:p>
      <text:h text:style-name="P78" text:outline-level="10"><text:bookmark-start text:name="h.dq7td5ov383s"/><text:bookmark-end text:name="h.dq7td5ov383s"/><text:span text:style-name="T78_1">Generating</text:span><text:span text:style-name="T78_2"><text:s/></text:span><text:span text:style-name="T78_3">additional</text:span><text:span text:style-name="T78_4"><text:s/></text:span><text:span text:style-name="T78_5">variables</text:span></text:h>
      <text:p text:style-name="P79"><text:span text:style-name="T79_1">Because</text:span><text:span text:style-name="T79_2"><text:s/></text:span><text:span text:style-name="T79_3">variables</text:span><text:span text:style-name="T79_4"><text:s/></text:span><text:span text:style-name="T79_5">used</text:span><text:span text:style-name="T79_6"><text:s/></text:span><text:span text:style-name="T79_7">in</text:span><text:span text:style-name="T79_8"><text:s/></text:span><text:span text:style-name="T79_9">most</text:span><text:span text:style-name="T79_10"><text:s/></text:span><text:span text:style-name="T79_11">models</text:span><text:span text:style-name="T79_12"><text:s/></text:span><text:span text:style-name="T79_13">are</text:span><text:span text:style-name="T79_14"><text:s/></text:span><text:span text:style-name="T79_15">spread</text:span><text:span text:style-name="T79_16"><text:s/></text:span><text:span text:style-name="T79_17">between</text:span><text:span text:style-name="T79_18"><text:s/></text:span><text:span text:style-name="T79_19">many</text:span><text:span text:style-name="T79_20"><text:s/></text:span><text:span text:style-name="T79_21">files</text:span><text:span text:style-name="T79_22"><text:s/>(</text:span><text:span text:style-name="T79_23">one</text:span><text:span text:style-name="T79_24"><text:s/></text:span><text:span text:style-name="T79_25">for</text:span><text:span text:style-name="T79_26"><text:s/></text:span><text:span text:style-name="T79_27">each</text:span><text:span text:style-name="T79_28"><text:s/></text:span><text:span text:style-name="T79_29">subject</text:span><text:span text:style-name="T79_30">/</text:span><text:span text:style-name="T79_31">session</text:span><text:span text:style-name="T79_32"><text:s/></text:span><text:span text:style-name="T79_33">in</text:span><text:span text:style-name="T79_34"><text:s/></text:span><text:span text:style-name="T79_35">case</text:span><text:span text:style-name="T79_36"><text:s/></text:span><text:span text:style-name="T79_37">of</text:span><text:span text:style-name="T79_38"><text:s/></text:span><text:span text:style-name="T79_39">the</text:span><text:span text:style-name="T79_40"><text:s/></text:span><text:span text:style-name="T79_41">Run</text:span><text:span text:style-name="T79_42"><text:s/></text:span><text:span text:style-name="T79_43">level</text:span><text:span text:style-name="T79_44">)<text:s/></text:span><text:span text:style-name="T79_45">it</text:span><text:span text:style-name="T79_46"><text:s/></text:span><text:span text:style-name="T79_47">would</text:span><text:span text:style-name="T79_48"><text:s/></text:span><text:span text:style-name="T79_49">be</text:span><text:span text:style-name="T79_50"><text:s/></text:span><text:span text:style-name="T79_51">impractical</text:span><text:span text:style-name="T79_52"><text:s/></text:span><text:span text:style-name="T79_53">to</text:span><text:span text:style-name="T79_54"><text:s/></text:span><text:span text:style-name="T79_55">list</text:span><text:span text:style-name="T79_56"><text:s/></text:span><text:span text:style-name="T79_57">files</text:span><text:span text:style-name="T79_58"><text:s/></text:span><text:span text:style-name="T79_59">with</text:span><text:span text:style-name="T79_60"><text:s/></text:span><text:span text:style-name="T79_61">additional</text:span><text:span text:style-name="T79_62"><text:s/></text:span><text:span text:style-name="T79_63">variables</text:span><text:span text:style-name="T79_64"><text:s/></text:span><text:span text:style-name="T79_65">of</text:span><text:span text:style-name="T79_66"><text:s/></text:span><text:span text:style-name="T79_67">them</text:span><text:span text:style-name="T79_68"><text:s/></text:span><text:span text:style-name="T79_69">in</text:span><text:span text:style-name="T79_70"><text:s/></text:span><text:span text:style-name="T79_71">the</text:span><text:span text:style-name="T79_72"><text:s/></text:span><text:span text:style-name="T79_73">model</text:span><text:span text:style-name="T79_74"><text:s/></text:span><text:span text:style-name="T79_75">definition</text:span><text:span text:style-name="T79_76">.<text:s/></text:span><text:span text:style-name="T79_77">Instead</text:span><text:span text:style-name="T79_78"><text:s/></text:span><text:span text:style-name="T79_79">we</text:span><text:span text:style-name="T79_80"><text:s/></text:span><text:span text:style-name="T79_81">propose</text:span><text:span text:style-name="T79_82"><text:s/></text:span><text:span text:style-name="T79_83">specifying</text:span><text:span text:style-name="T79_84"><text:s/></text:span><text:span text:style-name="T79_85">additional</text:span><text:span text:style-name="T79_86"><text:s/></text:span><text:span text:style-name="T79_87">variables</text:span><text:span text:style-name="T79_88"><text:s/></text:span><text:span text:style-name="T79_89">through</text:span><text:span text:style-name="T79_90"><text:s/></text:span><text:span text:style-name="T79_91">the</text:span><text:span text:style-name="T79_92"><text:s/></text:span><text:span text:style-name="T79_93">TransformationScript</text:span><text:span text:style-name="T79_94">.<text:s/></text:span><text:span text:style-name="T79_95">This</text:span><text:span text:style-name="T79_96"><text:s/></text:span><text:span text:style-name="T79_97">variable</text:span><text:span text:style-name="T79_98"><text:s/></text:span><text:span text:style-name="T79_99">points</text:span><text:span text:style-name="T79_100"><text:s/></text:span><text:span text:style-name="T79_101">to</text:span><text:span text:style-name="T79_102"><text:s/></text:span><text:span text:style-name="T79_103">an</text:span><text:span text:style-name="T79_104"><text:s/></text:span><text:span text:style-name="T79_105">executable</text:span><text:span text:style-name="T79_106"><text:s/>(</text:span><text:span text:style-name="T79_107">written</text:span><text:span text:style-name="T79_108"><text:s/></text:span><text:span text:style-name="T79_109">in</text:span><text:span text:style-name="T79_110"><text:s/></text:span><text:span text:style-name="T79_111">any</text:span><text:span text:style-name="T79_112"><text:s/></text:span><text:span text:style-name="T79_113">language</text:span><text:span text:style-name="T79_114">)<text:s/></text:span><text:span text:style-name="T79_115">that</text:span><text:span text:style-name="T79_116"><text:s/></text:span><text:span text:style-name="T79_117">takes</text:span><text:span text:style-name="T79_118"><text:s/></text:span><text:span text:style-name="T79_119">one</text:span><text:span text:style-name="T79_120"><text:s/></text:span><text:span text:style-name="T79_121">argument</text:span><text:span text:style-name="T79_122"><text:s/>(</text:span><text:span text:style-name="T79_123">path</text:span><text:span text:style-name="T79_124"><text:s/></text:span><text:span text:style-name="T79_125">to</text:span><text:span text:style-name="T79_126"><text:s/></text:span><text:span text:style-name="T79_127">a</text:span><text:span text:style-name="T79_128"><text:s/></text:span><text:span text:style-name="T79_129">TSV</text:span><text:span text:style-name="T79_130"><text:s/></text:span><text:span text:style-name="T79_131">file</text:span><text:span text:style-name="T79_132">)<text:s/></text:span><text:span text:style-name="T79_133">and</text:span><text:span text:style-name="T79_134"><text:s/></text:span><text:span text:style-name="T79_135">prints</text:span><text:span text:style-name="T79_136"><text:s/></text:span><text:span text:style-name="T79_137">on</text:span><text:span text:style-name="T79_138"><text:s/></text:span><text:span text:style-name="T79_139">the</text:span><text:span text:style-name="T79_140"><text:s/></text:span><text:span text:style-name="T79_141">output</text:span><text:span text:style-name="T79_142"><text:s/></text:span><text:span text:style-name="T79_143">a</text:span><text:span text:style-name="T79_144"><text:s/></text:span><text:span text:style-name="T79_145">set</text:span><text:span text:style-name="T79_146"><text:s/></text:span><text:span text:style-name="T79_147">of</text:span><text:span text:style-name="T79_148"><text:s/></text:span><text:span text:style-name="T79_149">new</text:span><text:span text:style-name="T79_150"><text:s/></text:span><text:span text:style-name="T79_151">variables</text:span><text:span text:style-name="T79_152"><text:s/>(</text:span><text:span text:style-name="T79_153">in</text:span><text:span text:style-name="T79_154"><text:s/></text:span><text:span text:style-name="T79_155">TSV</text:span><text:span text:style-name="T79_156"><text:s/></text:span><text:span text:style-name="T79_157">format</text:span><text:span text:style-name="T79_158">).<text:s/></text:span><text:span text:style-name="T79_159">This</text:span><text:span text:style-name="T79_160"><text:s/></text:span><text:span text:style-name="T79_161">way</text:span><text:span text:style-name="T79_162"><text:s/></text:span><text:span text:style-name="T79_163">we</text:span><text:span text:style-name="T79_164"><text:s/></text:span><text:span text:style-name="T79_165">give</text:span><text:span text:style-name="T79_166"><text:s/></text:span><text:span text:style-name="T79_167">flexibility</text:span><text:span text:style-name="T79_168"><text:s/></text:span><text:span text:style-name="T79_169">in</text:span><text:span text:style-name="T79_170"><text:s/></text:span><text:span text:style-name="T79_171">defining</text:span><text:span text:style-name="T79_172"><text:s/></text:span><text:span text:style-name="T79_173">new</text:span><text:span text:style-name="T79_174"><text:s/></text:span><text:span text:style-name="T79_175">variables</text:span><text:span text:style-name="T79_176"><text:s/>(</text:span><text:span text:style-name="T79_177">for</text:span><text:span text:style-name="T79_178"><text:s/></text:span><text:span text:style-name="T79_179">example</text:span><text:span text:style-name="T79_180"><text:s/></text:span><text:span text:style-name="T79_181">used</text:span><text:span text:style-name="T79_182"><text:s/></text:span><text:span text:style-name="T79_183">to</text:span><text:span text:style-name="T79_184"><text:s/></text:span><text:span text:style-name="T79_185">define</text:span><text:span text:style-name="T79_186"><text:s/></text:span><text:span text:style-name="T79_187">interactions</text:span><text:span text:style-name="T79_188">),<text:s/></text:span><text:span text:style-name="T79_189">but</text:span><text:span text:style-name="T79_190"><text:s/></text:span><text:span text:style-name="T79_191">enforce</text:span><text:span text:style-name="T79_192"><text:s/></text:span><text:span text:style-name="T79_193">that</text:span><text:span text:style-name="T79_194"><text:s/></text:span><text:span text:style-name="T79_195">they</text:span><text:span text:style-name="T79_196"><text:s/></text:span><text:span text:style-name="T79_197">all</text:span><text:span text:style-name="T79_198"><text:s/></text:span><text:span text:style-name="T79_199">are</text:span><text:span text:style-name="T79_200"><text:s/></text:span><text:span text:style-name="T79_201">derived</text:span><text:span text:style-name="T79_202"><text:s/></text:span><text:span text:style-name="T79_203">from</text:span><text:span text:style-name="T79_204"><text:s/></text:span><text:span text:style-name="T79_205">the</text:span><text:span text:style-name="T79_206"><text:s/></text:span><text:span text:style-name="T79_207">original</text:span><text:span text:style-name="T79_208"><text:s/></text:span><text:span text:style-name="T79_209">data</text:span><text:span text:style-name="T79_210">.</text:span></text:p>
      <text:p text:style-name="P80"><text:span text:style-name="T80_1">In</text:span><text:span text:style-name="T80_2"><text:s/></text:span><text:span text:style-name="T80_3">case</text:span><text:span text:style-name="T80_4"><text:s/></text:span><text:span text:style-name="T80_5">of</text:span><text:span text:style-name="T80_6"><text:s/></text:span><text:span text:style-name="T80_7">submitting</text:span><text:span text:style-name="T80_8"><text:s/></text:span><text:span text:style-name="T80_9">a</text:span><text:span text:style-name="T80_10"><text:s/></text:span><text:span text:style-name="T80_11">dataset</text:span><text:span text:style-name="T80_12"><text:s/></text:span><text:span text:style-name="T80_13">with</text:span><text:span text:style-name="T80_14"><text:s/></text:span><text:span text:style-name="T80_15">the</text:span><text:span text:style-name="T80_16"><text:s/></text:span><text:span text:style-name="T80_17">models</text:span><text:span text:style-name="T80_18"><text:s/></text:span><text:span text:style-name="T80_19">to</text:span><text:span text:style-name="T80_20"><text:s/></text:span><text:span text:style-name="T80_21">databases</text:span><text:span text:style-name="T80_22"><text:s/></text:span><text:span text:style-name="T80_23">such</text:span><text:span text:style-name="T80_24"><text:s/></text:span><text:span text:style-name="T80_25">as</text:span><text:span text:style-name="T80_26"><text:s/></text:span><text:span text:style-name="T80_27">OpenfMRI</text:span><text:span text:style-name="T80_28"><text:s/></text:span><text:span text:style-name="T80_29">the</text:span><text:span text:style-name="T80_30"><text:s/></text:span><text:span text:style-name="T80_31">TransformationScript</text:span><text:span text:style-name="T80_32"><text:s/></text:span><text:span text:style-name="T80_33">cannot</text:span><text:span text:style-name="T80_34"><text:s/></text:span><text:span text:style-name="T80_35">be</text:span><text:span text:style-name="T80_36"><text:s/></text:span><text:span text:style-name="T80_37">used</text:span><text:span text:style-name="T80_38">.<text:s/></text:span><text:span text:style-name="T80_39">The</text:span><text:span text:style-name="T80_40"><text:s/></text:span><text:span text:style-name="T80_41">security</text:span><text:span text:style-name="T80_42"><text:s/></text:span><text:span text:style-name="T80_43">risk</text:span><text:span text:style-name="T80_44"><text:s/></text:span><text:span text:style-name="T80_45">of</text:span><text:span text:style-name="T80_46"><text:s/></text:span><text:span text:style-name="T80_47">running</text:span><text:span text:style-name="T80_48"><text:s/></text:span><text:span text:style-name="T80_49">third</text:span><text:span text:style-name="T80_50"><text:s/></text:span><text:span text:style-name="T80_51">party</text:span><text:span text:style-name="T80_52"><text:s/></text:span><text:span text:style-name="T80_53">code</text:span><text:span text:style-name="T80_54"><text:s/></text:span><text:span text:style-name="T80_55">on</text:span><text:span text:style-name="T80_56"><text:s/></text:span><text:span text:style-name="T80_57">servers</text:span><text:span text:style-name="T80_58"><text:s/></text:span><text:span text:style-name="T80_59">is</text:span><text:span text:style-name="T80_60"><text:s/></text:span><text:span text:style-name="T80_61">too</text:span><text:span text:style-name="T80_62"><text:s/></text:span><text:span text:style-name="T80_63">high</text:span><text:span text:style-name="T80_64"><text:s/>(</text:span><text:span text:style-name="T80_65">although</text:span><text:span text:style-name="T80_66"><text:s/></text:span><text:span text:style-name="T80_67">this</text:span><text:span text:style-name="T80_68"><text:s/></text:span><text:span text:style-name="T80_69">could</text:span><text:span text:style-name="T80_70"><text:s/></text:span><text:span text:style-name="T80_71">be</text:span><text:span text:style-name="T80_72"><text:s/></text:span><text:span text:style-name="T80_73">overcome</text:span><text:span text:style-name="T80_74"><text:s/></text:span><text:span text:style-name="T80_75">with</text:span><text:span text:style-name="T80_76"><text:s/></text:span><text:span text:style-name="T80_77">docker</text:span><text:span text:style-name="T80_78"><text:s/></text:span><text:span text:style-name="T80_79">one</text:span><text:span text:style-name="T80_80"><text:s/></text:span><text:span text:style-name="T80_81">day</text:span><text:span text:style-name="T80_82">).<text:s/></text:span><text:span text:style-name="T80_83">Therefore</text:span><text:span text:style-name="T80_84"><text:s/></text:span><text:span text:style-name="T80_85">for</text:span><text:span text:style-name="T80_86"><text:s/></text:span><text:span text:style-name="T80_87">such</text:span><text:span text:style-name="T80_88"><text:s/></text:span><text:span text:style-name="T80_89">cases</text:span><text:span text:style-name="T80_90"><text:s/></text:span><text:span text:style-name="T80_91">we</text:span><text:span text:style-name="T80_92"><text:s/></text:span><text:span text:style-name="T80_93">propose</text:span><text:span text:style-name="T80_94"><text:s/></text:span><text:span text:style-name="T80_95">a</text:span><text:span text:style-name="T80_96"><text:s/></text:span><text:span text:style-name="T80_97">serialization</text:span><text:span text:style-name="T80_98"><text:s/></text:span><text:span text:style-name="T80_99">procedure</text:span><text:span text:style-name="T80_100">.<text:s/></text:span><text:span text:style-name="T80_101">During</text:span><text:span text:style-name="T80_102"><text:s/></text:span><text:span text:style-name="T80_103">this</text:span><text:span text:style-name="T80_104"><text:s/></text:span><text:span text:style-name="T80_105">process</text:span><text:span text:style-name="T80_106"><text:s/></text:span><text:span text:style-name="T80_107">the</text:span><text:span text:style-name="T80_108"><text:s/></text:span><text:span text:style-name="T80_109">TransformationScript</text:span><text:span text:style-name="T80_110"><text:s/></text:span><text:span text:style-name="T80_111">will</text:span><text:span text:style-name="T80_112"><text:s/></text:span><text:span text:style-name="T80_113">be</text:span><text:span text:style-name="T80_114"><text:s/></text:span><text:span text:style-name="T80_115">run</text:span><text:span text:style-name="T80_116"><text:s/></text:span><text:span text:style-name="T80_117">as</text:span><text:span text:style-name="T80_118"><text:s/></text:span><text:span text:style-name="T80_119">it</text:span><text:span text:style-name="T80_120"><text:s/></text:span><text:span text:style-name="T80_121">would</text:span><text:span text:style-name="T80_122"><text:s/></text:span><text:span text:style-name="T80_123">be</text:span><text:span text:style-name="T80_124"><text:s/></text:span><text:span text:style-name="T80_125">when</text:span><text:span text:style-name="T80_126"><text:s/></text:span><text:span text:style-name="T80_127">creating</text:span><text:span text:style-name="T80_128"><text:s/></text:span><text:span text:style-name="T80_129">design</text:span><text:span text:style-name="T80_130"><text:s/></text:span><text:span text:style-name="T80_131">matrices</text:span><text:span text:style-name="T80_132">,<text:s/></text:span><text:span text:style-name="T80_133">but</text:span><text:span text:style-name="T80_134"><text:s/></text:span><text:span text:style-name="T80_135">the</text:span><text:span text:style-name="T80_136"><text:s/></text:span><text:span text:style-name="T80_137">outputs</text:span><text:span text:style-name="T80_138"><text:s/></text:span><text:span text:style-name="T80_139">of</text:span><text:span text:style-name="T80_140"><text:s/></text:span><text:span text:style-name="T80_141">it</text:span><text:span text:style-name="T80_142"><text:s/></text:span><text:span text:style-name="T80_143">will</text:span><text:span text:style-name="T80_144"><text:s/></text:span><text:span text:style-name="T80_145">be</text:span><text:span text:style-name="T80_146"><text:s/></text:span><text:span text:style-name="T80_147">added</text:span><text:span text:style-name="T80_148"><text:s/></text:span><text:span text:style-name="T80_149">to</text:span><text:span text:style-name="T80_150"><text:s/></text:span><text:span text:style-name="T80_151">the</text:span><text:span text:style-name="T80_152"><text:s/></text:span><text:span text:style-name="T80_153">TSV</text:span><text:span text:style-name="T80_154"><text:s/></text:span><text:span text:style-name="T80_155">files</text:span><text:span text:style-name="T80_156"><text:s/></text:span><text:span text:style-name="T80_157">of</text:span><text:span text:style-name="T80_158"><text:s/></text:span><text:span text:style-name="T80_159">the</text:span><text:span text:style-name="T80_160"><text:s/></text:span><text:span text:style-name="T80_161">original</text:span><text:span text:style-name="T80_162"><text:s/></text:span><text:span text:style-name="T80_163">dataset</text:span><text:span text:style-name="T80_164"><text:s/></text:span><text:span text:style-name="T80_165">and</text:span><text:span text:style-name="T80_166"><text:s/></text:span><text:span text:style-name="T80_167">saved</text:span><text:span text:style-name="T80_168"><text:s/></text:span><text:span text:style-name="T80_169">at</text:span><text:span text:style-name="T80_170"><text:s/></text:span><text:span text:style-name="T80_171">their</text:span><text:span text:style-name="T80_172"><text:s/></text:span><text:span text:style-name="T80_173">usual</text:span><text:span text:style-name="T80_174"><text:s/></text:span><text:span text:style-name="T80_175">location</text:span><text:span text:style-name="T80_176">.<text:s/></text:span><text:span text:style-name="T80_177">The</text:span><text:span text:style-name="T80_178"><text:s/></text:span><text:span text:style-name="T80_179">serialization</text:span><text:span text:style-name="T80_180"><text:s/></text:span><text:span text:style-name="T80_181">procedure</text:span><text:span text:style-name="T80_182"><text:s/></text:span><text:span text:style-name="T80_183">thus</text:span><text:span text:style-name="T80_184"><text:s/></text:span><text:span text:style-name="T80_185">makes</text:span><text:span text:style-name="T80_186"><text:s/></text:span><text:span text:style-name="T80_187">TransformationScript</text:span><text:span text:style-name="T80_188"><text:s/></text:span><text:span text:style-name="T80_189">unnecessary</text:span><text:span text:style-name="T80_190"><text:s/></text:span><text:span text:style-name="T80_191">and</text:span><text:span text:style-name="T80_192"><text:s/></text:span><text:span text:style-name="T80_193">guarantees</text:span><text:span text:style-name="T80_194"><text:s/></text:span><text:span text:style-name="T80_195">that</text:span><text:span text:style-name="T80_196"><text:s/></text:span><text:span text:style-name="T80_197">the</text:span><text:span text:style-name="T80_198"><text:s/></text:span><text:span text:style-name="T80_199">dataset</text:span><text:span text:style-name="T80_200"><text:s/></text:span><text:span text:style-name="T80_201">is</text:span><text:span text:style-name="T80_202"><text:s/></text:span><text:span text:style-name="T80_203">complete</text:span><text:span text:style-name="T80_204">.</text:span></text:p>
      <text:h text:style-name="P81" text:outline-level="10"><text:bookmark-start text:name="h.st7ryiaba369"/><text:bookmark-end text:name="h.st7ryiaba369"/><text:span text:style-name="T81_1">Multiple</text:span><text:span text:style-name="T81_2"><text:s/></text:span><text:span text:style-name="T81_3">levels</text:span><text:span text:style-name="T81_4"><text:s/></text:span><text:span text:style-name="T81_5">and</text:span><text:span text:style-name="T81_6"><text:s/></text:span><text:span text:style-name="T81_7">multiple</text:span><text:span text:style-name="T81_8"><text:s/></text:span><text:span text:style-name="T81_9">models</text:span></text:h>
      <text:p text:style-name="P82"><text:span text:style-name="T82_1">Combining</text:span><text:span text:style-name="T82_2"><text:s/></text:span><text:span text:style-name="T82_3">models</text:span><text:span text:style-name="T82_4"><text:s/></text:span><text:span text:style-name="T82_5">is</text:span><text:span text:style-name="T82_6"><text:s/></text:span><text:span text:style-name="T82_7">easy</text:span><text:span text:style-name="T82_8"><text:s/>-<text:s/></text:span><text:span text:style-name="T82_9">they</text:span><text:span text:style-name="T82_10"><text:s/></text:span><text:span text:style-name="T82_11">are</text:span><text:span text:style-name="T82_12"><text:s/></text:span><text:span text:style-name="T82_13">linked</text:span><text:span text:style-name="T82_14"><text:s/></text:span><text:span text:style-name="T82_15">by</text:span><text:span text:style-name="T82_16"><text:s/></text:span><text:span text:style-name="T82_17">Dependent</text:span><text:span text:style-name="T82_18">Variable</text:span><text:span text:style-name="T82_19"><text:s/></text:span><text:span text:style-name="T82_20">which</text:span><text:span text:style-name="T82_21"><text:s/></text:span><text:span text:style-name="T82_22">points</text:span><text:span text:style-name="T82_23"><text:s/></text:span><text:span text:style-name="T82_24">to</text:span><text:span text:style-name="T82_25"><text:s/></text:span><text:span text:style-name="T82_26">a</text:span><text:span text:style-name="T82_27"><text:s/></text:span><text:span text:style-name="T82_28">contrasts</text:span><text:span text:style-name="T82_29"><text:s/></text:span><text:span text:style-name="T82_30">defined</text:span><text:span text:style-name="T82_31"><text:s/></text:span><text:span text:style-name="T82_32">in</text:span><text:span text:style-name="T82_33"><text:s/></text:span><text:span text:style-name="T82_34">a</text:span><text:span text:style-name="T82_35"><text:s/></text:span><text:span text:style-name="T82_36">different</text:span><text:span text:style-name="T82_37"><text:s/></text:span><text:span text:style-name="T82_38">model</text:span><text:span text:style-name="T82_39">.<text:s/></text:span><text:span text:style-name="T82_40">For</text:span><text:span text:style-name="T82_41"><text:s/></text:span><text:span text:style-name="T82_42">example</text:span><text:span text:style-name="T82_43">:</text:span></text:p>
      <text:p text:style-name="P83"><text:span text:style-name="T83_1">{</text:span></text:p>
      <text:p text:style-name="P84"><text:span text:style-name="T84_1"><text:s text:c="2"/>"</text:span><text:span text:style-name="T84_2">run</text:span><text:span text:style-name="T84_3">_</text:span><text:span text:style-name="T84_4">model</text:span><text:span text:style-name="T84_5">":<text:s/>{</text:span></text:p>
      <text:p text:style-name="P85"><text:span text:style-name="T85_1"><text:s text:c="4"/>"</text:span><text:span text:style-name="T85_2">Level</text:span><text:span text:style-name="T85_3">":<text:s/>"</text:span><text:span text:style-name="T85_4">Run</text:span><text:span text:style-name="T85_5">",</text:span></text:p>
      <text:p text:style-name="P86"><text:span text:style-name="T86_1"><text:s text:c="4"/>"</text:span><text:span text:style-name="T86_2">DependentVariable</text:span><text:span text:style-name="T86_3">":<text:s/>"</text:span><text:span text:style-name="T86_4">task</text:span><text:span text:style-name="T86_5">-</text:span><text:span text:style-name="T86_6">reversalweatherprediction</text:span><text:span text:style-name="T86_7">",</text:span></text:p>
      <text:p text:style-name="P87"><text:span text:style-name="T87_1"><text:s text:c="4"/>"</text:span><text:span text:style-name="T87_2">Columns</text:span><text:span text:style-name="T87_3">":<text:s/>{</text:span></text:p>
      <text:p text:style-name="P88"><text:span text:style-name="T88_1"><text:s text:c="6"/>"</text:span><text:span text:style-name="T88_2">pos</text:span><text:span text:style-name="T88_3">":<text:s/>{</text:span></text:p>
      <text:p text:style-name="P89"><text:span text:style-name="T89_1"><text:s text:c="8"/>"</text:span><text:span text:style-name="T89_2">Variable</text:span><text:span text:style-name="T89_3">":<text:s/>"</text:span><text:span text:style-name="T89_4">trial</text:span><text:span text:style-name="T89_5">_</text:span><text:span text:style-name="T89_6">type</text:span><text:span text:style-name="T89_7">",</text:span></text:p>
      <text:p text:style-name="P90"><text:span text:style-name="T90_1"><text:s text:c="8"/>"</text:span><text:span text:style-name="T90_2">Level</text:span><text:span text:style-name="T90_3">":<text:s/>"</text:span><text:span text:style-name="T90_4">positive</text:span><text:span text:style-name="T90_5"><text:s/></text:span><text:span text:style-name="T90_6">feedback</text:span><text:span text:style-name="T90_7">",</text:span></text:p>
      <text:p text:style-name="P91"><text:span text:style-name="T91_1"><text:s text:c="8"/>"</text:span><text:span text:style-name="T91_2">HRFModelling</text:span><text:span text:style-name="T91_3">":<text:s/>“</text:span><text:span text:style-name="T91_4">Gamma</text:span><text:span text:style-name="T91_5">”</text:span></text:p>
      <text:p text:style-name="P92"><text:span text:style-name="T92_1"><text:s text:c="6"/>},</text:span></text:p>
      <text:p text:style-name="P93"><text:span text:style-name="T93_1"><text:s text:c="6"/>"</text:span><text:span text:style-name="T93_2">neg</text:span><text:span text:style-name="T93_3">":<text:s/>{</text:span></text:p>
      <text:p text:style-name="P94"><text:span text:style-name="T94_1"><text:s text:c="8"/>"</text:span><text:span text:style-name="T94_2">Variable</text:span><text:span text:style-name="T94_3">":<text:s/>"</text:span><text:span text:style-name="T94_4">trial</text:span><text:span text:style-name="T94_5">_</text:span><text:span text:style-name="T94_6">type</text:span><text:span text:style-name="T94_7">",</text:span></text:p>
      <text:p text:style-name="P95"><text:span text:style-name="T95_1"><text:s text:c="8"/>"</text:span><text:span text:style-name="T95_2">Level</text:span><text:span text:style-name="T95_3">":<text:s/>"</text:span><text:span text:style-name="T95_4">negative</text:span><text:span text:style-name="T95_5"><text:s/></text:span><text:span text:style-name="T95_6">feedback</text:span><text:span text:style-name="T95_7">",</text:span></text:p>
      <text:p text:style-name="P96"><text:span text:style-name="T96_1"><text:s text:c="8"/>"</text:span><text:span text:style-name="T96_2">HRFModelling</text:span><text:span text:style-name="T96_3">":<text:s/>“</text:span><text:span text:style-name="T96_4">Gamma</text:span><text:span text:style-name="T96_5">”</text:span></text:p>
      <text:p text:style-name="P97"><text:span text:style-name="T97_1"><text:s text:c="6"/>}</text:span></text:p>
      <text:p text:style-name="P98"><text:span text:style-name="T98_1"><text:s text:c="4"/>},</text:span></text:p>
      <text:p text:style-name="P99"><text:span text:style-name="T99_1"><text:s text:c="4"/>"</text:span><text:span text:style-name="T99_2">Contrasts</text:span><text:span text:style-name="T99_3">":<text:s/>{</text:span></text:p>
      <text:p text:style-name="P100"><text:span text:style-name="T100_1"><text:s text:c="6"/>"</text:span><text:span text:style-name="T100_2">pos</text:span><text:span text:style-name="T100_3">_</text:span><text:span text:style-name="T100_4">vs</text:span><text:span text:style-name="T100_5">_</text:span><text:span text:style-name="T100_6">neg</text:span><text:span text:style-name="T100_7">_</text:span><text:span text:style-name="T100_8">contrast</text:span><text:span text:style-name="T100_9">":<text:s/>{</text:span></text:p>
      <text:p text:style-name="P101"><text:span text:style-name="T101_1"><text:s text:c="8"/>"</text:span><text:span text:style-name="T101_2">Columns</text:span><text:span text:style-name="T101_3">":<text:s/>["</text:span><text:span text:style-name="T101_4">pos</text:span><text:span text:style-name="T101_5">",<text:s/>"</text:span><text:span text:style-name="T101_6">neg</text:span><text:span text:style-name="T101_7">"],</text:span></text:p>
      <text:p text:style-name="P102"><text:span text:style-name="T102_1"><text:s text:c="8"/>"</text:span><text:span text:style-name="T102_2">Weights</text:span><text:span text:style-name="T102_3">":<text:s/>[1,<text:s/>-1]</text:span></text:p>
      <text:p text:style-name="P103"><text:span text:style-name="T103_1"><text:s text:c="6"/>}</text:span></text:p>
      <text:p text:style-name="P104"><text:span text:style-name="T104_1"><text:s text:c="4"/>}</text:span></text:p>
      <text:p text:style-name="P105"><text:span text:style-name="T105_1"><text:s text:c="2"/>},</text:span></text:p>
      <text:p text:style-name="P106"><text:span text:style-name="T106_1"><text:s text:c="2"/>"</text:span><text:span text:style-name="T106_2">group</text:span><text:span text:style-name="T106_3">_</text:span><text:span text:style-name="T106_4">model</text:span><text:span text:style-name="T106_5">":<text:s/>{</text:span></text:p>
      <text:p text:style-name="P107"><text:span text:style-name="T107_1"><text:s text:c="4"/>"</text:span><text:span text:style-name="T107_2">Level</text:span><text:span text:style-name="T107_3">":<text:s/>"</text:span><text:span text:style-name="T107_4">Group</text:span><text:span text:style-name="T107_5">",</text:span></text:p>
      <text:p text:style-name="P108"><text:span text:style-name="T108_1"><text:s text:c="4"/>"</text:span><text:span text:style-name="T108_2">DependentVariable</text:span><text:span text:style-name="T108_3">":<text:s/>"</text:span><text:span text:style-name="T108_4">pos</text:span><text:span text:style-name="T108_5">_</text:span><text:span text:style-name="T108_6">vs</text:span><text:span text:style-name="T108_7">_</text:span><text:span text:style-name="T108_8">neg</text:span><text:span text:style-name="T108_9">_</text:span><text:span text:style-name="T108_10">contrast</text:span><text:span text:style-name="T108_11">",</text:span></text:p>
      <text:p text:style-name="P109"><text:span text:style-name="T109_1"><text:s text:c="4"/>"</text:span><text:span text:style-name="T109_2">Columns</text:span><text:span text:style-name="T109_3">":<text:s/>{</text:span></text:p>
      <text:p text:style-name="P110"><text:span text:style-name="T110_1"><text:s text:c="6"/>"</text:span><text:span text:style-name="T110_2">group</text:span><text:span text:style-name="T110_3">_</text:span><text:span text:style-name="T110_4">mean</text:span><text:span text:style-name="T110_5">":<text:s/>{</text:span></text:p>
      <text:p text:style-name="P111"><text:span text:style-name="T111_1"><text:s text:c="8"/>"</text:span><text:span text:style-name="T111_2">Variable</text:span><text:span text:style-name="T111_3">":<text:s/>"1"</text:span></text:p>
      <text:p text:style-name="P112"><text:span text:style-name="T112_1"><text:s text:c="6"/>}</text:span></text:p>
      <text:p text:style-name="P113"><text:span text:style-name="T113_1"><text:s text:c="4"/>},</text:span></text:p>
      <text:p text:style-name="P114"><text:span text:style-name="T114_1"><text:s text:c="4"/>"</text:span><text:span text:style-name="T114_2">Contrasts</text:span><text:span text:style-name="T114_3">":<text:s/>{</text:span></text:p>
      <text:p text:style-name="P115"><text:span text:style-name="T115_1"><text:s text:c="6"/>"</text:span><text:span text:style-name="T115_2">pos</text:span><text:span text:style-name="T115_3">_</text:span><text:span text:style-name="T115_4">vs</text:span><text:span text:style-name="T115_5">_</text:span><text:span text:style-name="T115_6">neg</text:span><text:span text:style-name="T115_7">_</text:span><text:span text:style-name="T115_8">group</text:span><text:span text:style-name="T115_9">":<text:s/>{</text:span></text:p>
      <text:p text:style-name="P116"><text:span text:style-name="T116_1"><text:s text:c="8"/>"</text:span><text:span text:style-name="T116_2">Columns</text:span><text:span text:style-name="T116_3">":<text:s/>["</text:span><text:span text:style-name="T116_4">group</text:span><text:span text:style-name="T116_5">_</text:span><text:span text:style-name="T116_6">mean</text:span><text:span text:style-name="T116_7">"],</text:span></text:p>
      <text:p text:style-name="P117"><text:span text:style-name="T117_1"><text:s text:c="8"/>"</text:span><text:span text:style-name="T117_2">Weights</text:span><text:span text:style-name="T117_3">":<text:s/>[1]</text:span></text:p>
      <text:p text:style-name="P118"><text:span text:style-name="T118_1"><text:s text:c="6"/>}</text:span></text:p>
      <text:p text:style-name="P119"><text:span text:style-name="T119_1"><text:s text:c="4"/>}</text:span></text:p>
      <text:p text:style-name="P120"><text:span text:style-name="T120_1"><text:s text:c="2"/>}</text:span></text:p>
      <text:p text:style-name="P121"><text:span text:style-name="T121_1">}</text:span></text:p>
      <text:p text:style-name="P122"/>
      <text:p text:style-name="P123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nsolas" svg:font-family="Consola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.353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bottom="0cm" style:writing-mode="lr-tb"/>
      <style:text-properties fo:font-size="10pt" style:font-size-asian="10pt" style:font-size-complex="10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1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1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1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2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3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3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3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4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4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4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4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4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4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4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4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